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表6" style:family="table">
      <style:table-properties style:width="17cm" table:align="margins" style:writing-mode="lr-tb"/>
    </style:style>
    <style:style style:name="表6.A" style:family="table-column">
      <style:table-column-properties style:column-width="17cm" style:rel-column-width="65535*"/>
    </style:style>
    <style:style style:name="表6.A1" style:family="table-cell">
      <style:table-cell-properties fo:padding="0.097cm" fo:border="0.002cm solid #000000"/>
    </style:style>
    <style:style style:name="表6.A2" style:family="table-cell">
      <style:table-cell-properties fo:padding="0.097cm" fo:border-left="0.002cm solid #000000" fo:border-right="0.002cm solid #000000" fo:border-top="none" fo:border-bottom="0.002cm solid #000000"/>
    </style:style>
    <style:style style:name="表7" style:family="table">
      <style:table-properties style:width="17cm" table:align="margins" style:writing-mode="lr-tb"/>
    </style:style>
    <style:style style:name="表7.A" style:family="table-column">
      <style:table-column-properties style:column-width="17cm" style:rel-column-width="65535*"/>
    </style:style>
    <style:style style:name="表7.A1" style:family="table-cell">
      <style:table-cell-properties fo:padding="0.097cm" fo:border="0.002cm solid #000000"/>
    </style:style>
    <style:style style:name="表7.A2" style:family="table-cell">
      <style:table-cell-properties fo:padding="0.097cm" fo:border-left="0.002cm solid #000000" fo:border-right="0.002cm solid #000000" fo:border-top="none" fo:border-bottom="0.002cm solid #000000"/>
    </style:style>
    <style:style style:name="表8" style:family="table">
      <style:table-properties style:width="13.132cm" fo:margin-left="1.656cm" fo:margin-right="2.212cm" table:align="margins" style:writing-mode="lr-tb"/>
    </style:style>
    <style:style style:name="表8.A" style:family="table-column">
      <style:table-column-properties style:column-width="1.319cm" style:rel-column-width="6584*"/>
    </style:style>
    <style:style style:name="表8.B" style:family="table-column">
      <style:table-column-properties style:column-width="2.697cm" style:rel-column-width="13459*"/>
    </style:style>
    <style:style style:name="表8.C" style:family="table-column">
      <style:table-column-properties style:column-width="9.116cm" style:rel-column-width="45492*"/>
    </style:style>
    <style:style style:name="表8.A1" style:family="table-cell" style:data-style-name="N0">
      <style:table-cell-properties fo:padding="0.097cm" fo:border-left="0.002cm solid #000000" fo:border-right="none" fo:border-top="0.002cm solid #000000" fo:border-bottom="0.002cm solid #000000"/>
    </style:style>
    <style:style style:name="表8.B1" style:family="table-cell">
      <style:table-cell-properties fo:padding="0.097cm" fo:border-left="none" fo:border-right="none" fo:border-top="0.002cm solid #000000" fo:border-bottom="0.002cm solid #000000"/>
    </style:style>
    <style:style style:name="表8.C1" style:family="table-cell">
      <style:table-cell-properties fo:padding="0.097cm" fo:border-left="none" fo:border-right="0.002cm solid #000000" fo:border-top="0.002cm solid #000000" fo:border-bottom="0.002cm solid #000000"/>
    </style:style>
    <style:style style:name="表8.A2" style:family="table-cell" style:data-style-name="N0">
      <style:table-cell-properties fo:padding="0.097cm" fo:border-left="0.002cm solid #000000" fo:border-right="none" fo:border-top="none" fo:border-bottom="0.002cm solid #000000"/>
    </style:style>
    <style:style style:name="表8.B2" style:family="table-cell">
      <style:table-cell-properties fo:padding="0.097cm" fo:border-left="none" fo:border-right="none" fo:border-top="none" fo:border-bottom="0.002cm solid #000000"/>
    </style:style>
    <style:style style:name="表8.C2" style:family="table-cell">
      <style:table-cell-properties fo:padding="0.097cm" fo:border-left="none" fo:border-right="0.002cm solid #000000" fo:border-top="none" fo:border-bottom="0.002cm solid #000000"/>
    </style:style>
    <style:style style:name="表9" style:family="table">
      <style:table-properties style:width="15.778cm" table:align="right" style:writing-mode="lr-tb"/>
    </style:style>
    <style:style style:name="表9.A" style:family="table-column">
      <style:table-column-properties style:column-width="1.058cm"/>
    </style:style>
    <style:style style:name="表9.B" style:family="table-column">
      <style:table-column-properties style:column-width="4.041cm"/>
    </style:style>
    <style:style style:name="表9.C" style:family="table-column">
      <style:table-column-properties style:column-width="10.679cm"/>
    </style:style>
    <style:style style:name="表9.A1" style:family="table-cell">
      <style:table-cell-properties fo:padding="0.097cm" fo:border-left="0.002cm solid #000000" fo:border-right="none" fo:border-top="0.002cm solid #000000" fo:border-bottom="0.002cm solid #000000"/>
    </style:style>
    <style:style style:name="表9.C1" style:family="table-cell">
      <style:table-cell-properties fo:padding="0.097cm" fo:border="0.002cm solid #000000"/>
    </style:style>
    <style:style style:name="表9.A2" style:family="table-cell">
      <style:table-cell-properties fo:padding="0.097cm" fo:border-left="0.002cm solid #000000" fo:border-right="none" fo:border-top="none" fo:border-bottom="0.002cm solid #000000"/>
    </style:style>
    <style:style style:name="表9.C2" style:family="table-cell">
      <style:table-cell-properties fo:padding="0.097cm" fo:border-left="0.002cm solid #000000" fo:border-right="0.002cm solid #000000" fo:border-top="none" fo:border-bottom="0.002cm solid #000000"/>
    </style:style>
    <style:style style:name="表10" style:family="table">
      <style:table-properties style:width="15.344cm" table:align="right" style:writing-mode="lr-tb"/>
    </style:style>
    <style:style style:name="表10.A" style:family="table-column">
      <style:table-column-properties style:column-width="1.058cm"/>
    </style:style>
    <style:style style:name="表10.B" style:family="table-column">
      <style:table-column-properties style:column-width="2.743cm"/>
    </style:style>
    <style:style style:name="表10.C" style:family="table-column">
      <style:table-column-properties style:column-width="11.543cm"/>
    </style:style>
    <style:style style:name="表10.A1" style:family="table-cell">
      <style:table-cell-properties fo:padding="0.097cm" fo:border-left="0.002cm solid #000000" fo:border-right="none" fo:border-top="0.002cm solid #000000" fo:border-bottom="0.002cm solid #000000"/>
    </style:style>
    <style:style style:name="表10.C1" style:family="table-cell">
      <style:table-cell-properties fo:padding="0.097cm" fo:border="0.002cm solid #000000"/>
    </style:style>
    <style:style style:name="表10.A2" style:family="table-cell">
      <style:table-cell-properties fo:padding="0.097cm" fo:border-left="0.002cm solid #000000" fo:border-right="none" fo:border-top="none" fo:border-bottom="0.002cm solid #000000"/>
    </style:style>
    <style:style style:name="表10.C2" style:family="table-cell">
      <style:table-cell-properties fo:padding="0.097cm" fo:border-left="0.002cm solid #000000" fo:border-right="0.002cm solid #000000" fo:border-top="none" fo:border-bottom="0.002cm solid #000000"/>
    </style:style>
    <style:style style:name="表11" style:family="table">
      <style:table-properties style:width="10.68cm" fo:margin-left="1.415cm" fo:margin-right="4.905cm" table:align="margins" style:writing-mode="lr-tb"/>
    </style:style>
    <style:style style:name="表11.A" style:family="table-column">
      <style:table-column-properties style:column-width="1.635cm" style:rel-column-width="10033*"/>
    </style:style>
    <style:style style:name="表11.B" style:family="table-column">
      <style:table-column-properties style:column-width="2.358cm" style:rel-column-width="14470*"/>
    </style:style>
    <style:style style:name="表11.C" style:family="table-column">
      <style:table-column-properties style:column-width="1.395cm" style:rel-column-width="8561*"/>
    </style:style>
    <style:style style:name="表11.D" style:family="table-column">
      <style:table-column-properties style:column-width="5.292cm" style:rel-column-width="32471*"/>
    </style:style>
    <style:style style:name="表11.1" style:family="table-row">
      <style:table-row-properties style:min-row-height="0.538cm" style:keep-together="true" fo:keep-together="auto"/>
    </style:style>
    <style:style style:name="表11.A1" style:family="table-cell" style:data-style-name="N0">
      <style:table-cell-properties style:vertical-align="bottom" fo:padding-left="0.053cm" fo:padding-right="0.053cm" fo:padding-top="0cm" fo:padding-bottom="0cm" fo:border="none"/>
    </style:style>
    <style:style style:name="表11.B1" style:family="table-cell">
      <style:table-cell-properties style:vertical-align="bottom" fo:padding-left="0.053cm" fo:padding-right="0.053cm" fo:padding-top="0cm" fo:padding-bottom="0cm" fo:border="none"/>
    </style:style>
    <style:style style:name="表1" style:family="table">
      <style:table-properties style:width="16.939cm" table:align="left"/>
    </style:style>
    <style:style style:name="表1.A" style:family="table-column">
      <style:table-column-properties style:column-width="0.813cm"/>
    </style:style>
    <style:style style:name="表1.B" style:family="table-column">
      <style:table-column-properties style:column-width="12.693cm"/>
    </style:style>
    <style:style style:name="表1.C" style:family="table-column">
      <style:table-column-properties style:column-width="3.433cm"/>
    </style:style>
    <style:style style:name="表1.A1" style:family="table-cell">
      <style:table-cell-properties style:vertical-align="middle" fo:padding="0.049cm" fo:border="none"/>
    </style:style>
    <style:style style:name="表3" style:family="table">
      <style:table-properties style:width="17cm" table:align="margins" style:writing-mode="lr-tb"/>
    </style:style>
    <style:style style:name="表3.A" style:family="table-column">
      <style:table-column-properties style:column-width="17cm" style:rel-column-width="65535*"/>
    </style:style>
    <style:style style:name="表3.A1" style:family="table-cell">
      <style:table-cell-properties fo:padding="0.097cm" fo:border="0.002cm solid #000000"/>
    </style:style>
    <style:style style:name="表3.A2" style:family="table-cell">
      <style:table-cell-properties fo:padding="0.097cm" fo:border-left="0.002cm solid #000000" fo:border-right="0.002cm solid #000000" fo:border-top="none" fo:border-bottom="0.002cm solid #000000"/>
    </style:style>
    <style:style style:name="表4" style:family="table">
      <style:table-properties style:width="17cm" table:align="margins" style:writing-mode="lr-tb"/>
    </style:style>
    <style:style style:name="表4.A" style:family="table-column">
      <style:table-column-properties style:column-width="17cm" style:rel-column-width="65535*"/>
    </style:style>
    <style:style style:name="表4.A1" style:family="table-cell">
      <style:table-cell-properties fo:padding="0.097cm" fo:border="0.002cm solid #000000"/>
    </style:style>
    <style:style style:name="表4.A2" style:family="table-cell">
      <style:table-cell-properties fo:padding="0.097cm" fo:border-left="0.002cm solid #000000" fo:border-right="0.002cm solid #000000" fo:border-top="none" fo:border-bottom="0.002cm solid #000000"/>
    </style:style>
    <style:style style:name="表2" style:family="table">
      <style:table-properties style:width="17cm" table:align="margins" style:writing-mode="lr-tb"/>
    </style:style>
    <style:style style:name="表2.A" style:family="table-column">
      <style:table-column-properties style:column-width="17cm" style:rel-column-width="65535*"/>
    </style:style>
    <style:style style:name="表2.A1" style:family="table-cell">
      <style:table-cell-properties fo:padding="0.097cm" fo:border="0.002cm solid #000000"/>
    </style:style>
    <style:style style:name="表2.A2" style:family="table-cell">
      <style:table-cell-properties fo:padding="0.097cm" fo:border-left="0.002cm solid #000000" fo:border-right="0.002cm solid #000000" fo:border-top="none" fo:border-bottom="0.002cm solid #000000"/>
    </style:style>
    <style:style style:name="表5" style:family="table">
      <style:table-properties style:width="17cm" table:align="margins" style:writing-mode="lr-tb"/>
    </style:style>
    <style:style style:name="表5.A" style:family="table-column">
      <style:table-column-properties style:column-width="17cm" style:rel-column-width="65535*"/>
    </style:style>
    <style:style style:name="表5.A1" style:family="table-cell">
      <style:table-cell-properties fo:padding="0.097cm" fo:border="0.002cm solid #000000"/>
    </style:style>
    <style:style style:name="表5.A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line-height="150%"/>
      <style:text-properties style:font-name="Arial" style:font-name-asian="Arial"/>
    </style:style>
    <style:style style:name="P2" style:family="paragraph" style:parent-style-name="Text_20_body">
      <style:paragraph-properties fo:line-height="150%"/>
      <style:text-properties style:font-name="Arial" fo:font-size="15pt" fo:font-weight="normal" style:font-name-asian="Arial" style:font-size-asian="15pt" style:font-size-complex="15pt"/>
    </style:style>
    <style:style style:name="P3" style:family="paragraph" style:parent-style-name="Text_20_body">
      <style:paragraph-properties fo:line-height="150%"/>
      <style:text-properties fo:font-variant="normal" fo:text-transform="none" fo:color="#000000" style:text-line-through-style="none" style:font-name="Arial" fo:font-size="15pt" fo:font-style="normal" style:text-underline-style="none" fo:font-weight="normal" style:text-blinking="false" fo:background-color="transparent" style:font-name-asian="Arial" style:font-size-asian="15pt" style:font-size-complex="15pt"/>
    </style:style>
    <style:style style:name="P4" style:family="paragraph" style:parent-style-name="Text_20_body">
      <style:paragraph-properties fo:margin-top="0cm" fo:margin-bottom="0cm" fo:line-height="150%"/>
      <style:text-properties style:font-name="Arial" style:font-name-asian="Arial"/>
    </style:style>
    <style:style style:name="P5"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6"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3pt" fo:font-style="normal" style:text-underline-style="none" fo:font-weight="normal" style:text-blinking="false" fo:background-color="transparent" style:font-name-asian="Arial" style:font-size-asian="13pt" style:font-size-complex="13pt"/>
    </style:style>
    <style:style style:name="P7"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style>
    <style:style style:name="P8"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0"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5pt" fo:font-style="normal" style:text-underline-style="none" fo:font-weight="normal" style:text-blinking="false" fo:background-color="transparent" style:font-name-asian="Arial" style:font-size-asian="15pt" style:font-size-complex="15pt"/>
    </style:style>
    <style:style style:name="P11" style:family="paragraph" style:parent-style-name="Text_20_body">
      <style:paragraph-properties fo:margin-top="0cm" fo:margin-bottom="0cm" fo:line-height="150%" style:writing-mode="lr-tb"/>
      <style:text-properties fo:font-variant="normal" fo:text-transform="none" fo:color="#1155cc" style:text-line-through-style="none" style:font-name="Arial" fo:font-size="18pt" fo:font-style="normal" style:text-underline-style="none" fo:font-weight="normal" style:text-blinking="false" fo:background-color="transparent" style:font-name-asian="Arial" style:font-size-asian="13pt" style:font-weight-asian="bold" style:font-size-complex="13pt" style:font-weight-complex="bold"/>
    </style:style>
    <style:style style:name="P12" style:family="paragraph" style:parent-style-name="Text_20_body">
      <style:paragraph-properties fo:margin-top="0cm" fo:margin-bottom="0cm" fo:line-height="150%" style:writing-mode="lr-tb"/>
      <style:text-properties fo:font-variant="normal" fo:text-transform="none" fo:color="#1155cc" style:text-line-through-style="none" style:font-name="Arial" fo:font-size="18pt" fo:font-style="normal" style:text-underline-style="none" fo:font-weight="normal" style:text-blinking="false" fo:background-color="transparent" style:font-name-asian="Arial" style:font-size-asian="13pt" style:language-asian="ja" style:country-asian="JP" style:font-weight-asian="bold" style:font-size-complex="13pt" style:font-weight-complex="bold"/>
    </style:style>
    <style:style style:name="P13" style:family="paragraph" style:parent-style-name="Text_20_body">
      <style:paragraph-properties fo:margin-top="0cm" fo:margin-bottom="0cm" fo:line-height="150%" fo:background-color="#ffffff" style:writing-mode="lr-tb">
        <style:background-image/>
      </style:paragraph-properties>
      <style:text-properties style:font-name="Arial" fo:font-size="14pt" fo:font-weight="normal" style:font-name-asian="Arial" style:font-size-asian="14pt" style:font-size-complex="14pt"/>
    </style:style>
    <style:style style:name="P14" style:family="paragraph" style:parent-style-name="Text_20_body">
      <style:paragraph-properties fo:margin-top="0cm" fo:margin-bottom="0cm" fo:line-height="150%" fo:background-color="#ffffff" style:writing-mode="lr-tb">
        <style:background-image/>
      </style:paragraph-properties>
      <style:text-properties fo:font-variant="normal" fo:text-transform="none" fo:color="#000000" style:text-line-through-style="none" style:font-name="Arial" fo:font-size="13pt" fo:font-style="italic" style:text-underline-style="none" fo:font-weight="bold" style:text-blinking="false" fo:background-color="#ffcc00" style:font-name-asian="Arial" style:font-size-asian="14pt" style:font-style-asian="italic" style:font-weight-asian="bold" style:font-size-complex="14pt" style:font-style-complex="italic" style:font-weight-complex="bold"/>
    </style:style>
    <style:style style:name="P15" style:family="paragraph" style:parent-style-name="Table_20_Contents">
      <style:paragraph-properties fo:margin-top="0cm" fo:margin-bottom="0cm" fo:line-height="150%" fo:padding="0.176cm" fo:border="0.035cm solid #000000"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6" style:family="paragraph" style:parent-style-name="Text_20_body">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7" style:family="paragraph" style:parent-style-name="Text_20_body">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font-size-asian="12pt" style:font-size-complex="12pt"/>
    </style:style>
    <style:style style:name="P18" style:family="paragraph" style:parent-style-name="Table_20_Contents">
      <style:paragraph-properties fo:margin-top="0.423cm" fo:margin-bottom="0.423cm" fo:line-height="150%" fo:padding="0.176cm" fo:border="0.035cm solid #000000" style:writing-mode="lr-tb"/>
    </style:style>
    <style:style style:name="P19" style:family="paragraph" style:parent-style-name="Table_20_Contents">
      <style:paragraph-properties fo:line-height="150%"/>
      <style:text-properties style:font-name="Arial" style:font-name-asian="Arial"/>
    </style:style>
    <style:style style:name="P20" style:family="paragraph" style:parent-style-name="Table_20_Contents">
      <style:text-properties style:font-name="Arial" fo:font-size="12pt" style:font-name-asian="Arial"/>
    </style:style>
    <style:style style:name="P21" style:family="paragraph" style:parent-style-name="Table_20_Contents">
      <style:text-properties style:font-name="Arial" fo:font-size="14pt" style:font-name-asian="Arial" style:font-size-asian="14pt" style:font-size-complex="14pt"/>
    </style:style>
    <style:style style:name="P22" style:family="paragraph" style:parent-style-name="Table_20_Contents">
      <style:text-properties style:font-name="Arial" fo:font-size="14pt" style:font-name-asian="Arial" style:font-size-asian="14pt" style:language-asian="ja" style:country-asian="JP" style:font-size-complex="14pt"/>
    </style:style>
    <style:style style:name="P23" style:family="paragraph" style:parent-style-name="Standard">
      <style:paragraph-properties fo:text-align="start" style:justify-single-word="false" style:text-autospace="none"/>
    </style:style>
    <style:style style:name="P24" style:family="paragraph" style:parent-style-name="Standard">
      <style:paragraph-properties fo:text-align="end" style:justify-single-word="false" style:text-autospace="none"/>
    </style:style>
    <style:style style:name="P25" style:family="paragraph" style:parent-style-name="Standard" style:list-style-name="L1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26" style:family="paragraph" style:parent-style-name="Standard" style:list-style-name="L52">
      <style:paragraph-properties fo:margin-top="0cm" fo:margin-bottom="0cm" fo:line-height="150%" fo:text-align="start" style:justify-single-word="false" style:text-autospace="none"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27" style:family="paragraph" style:parent-style-name="Standard" style:list-style-name="L53">
      <style:paragraph-properties fo:margin-top="0cm" fo:margin-bottom="0cm" fo:line-height="150%" fo:text-align="start" style:justify-single-word="false" style:text-autospace="none"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28" style:family="paragraph" style:parent-style-name="Standard" style:list-style-name="L55">
      <style:paragraph-properties fo:margin-top="0cm" fo:margin-bottom="0cm" fo:line-height="150%" fo:text-align="start" style:justify-single-word="false" style:text-autospace="none"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29" style:family="paragraph" style:parent-style-name="Standard" style:list-style-name="L55">
      <style:paragraph-properties fo:margin-top="0cm" fo:margin-bottom="0cm" fo:line-height="150%" fo:text-align="start" style:justify-single-word="false" style:text-autospace="none" style:writing-mode="lr-tb"/>
    </style:style>
    <style:style style:name="P30" style:family="paragraph" style:parent-style-name="Standard" style:list-style-name="L56">
      <style:paragraph-properties fo:margin-top="0cm" fo:margin-bottom="0cm" fo:line-height="150%" fo:text-align="start" style:justify-single-word="false" style:text-autospace="none" style:writing-mode="lr-tb"/>
    </style:style>
    <style:style style:name="P31" style:family="paragraph" style:parent-style-name="Text_20_body" style:list-style-name="L87">
      <style:paragraph-properties fo:line-height="150%"/>
      <style:text-properties style:font-name="Arial" style:font-name-asian="Arial"/>
    </style:style>
    <style:style style:name="P32" style:family="paragraph" style:parent-style-name="Text_20_body" style:list-style-name="L87">
      <style:paragraph-properties fo:line-height="150%"/>
      <style:text-properties style:font-name="Arial" style:font-name-asian="Arial" style:language-asian="ja" style:country-asian="JP"/>
    </style:style>
    <style:style style:name="P33" style:family="paragraph" style:parent-style-name="Text_20_body" style:list-style-name="L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4" style:family="paragraph" style:parent-style-name="Text_20_body" style:list-style-name="L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5" style:family="paragraph" style:parent-style-name="Text_20_body" style:list-style-name="L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6" style:family="paragraph" style:parent-style-name="Text_20_body" style:list-style-name="L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7" style:family="paragraph" style:parent-style-name="Text_20_body" style:list-style-name="L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8" style:family="paragraph" style:parent-style-name="Text_20_body" style:list-style-name="L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9" style:family="paragraph" style:parent-style-name="Text_20_body" style:list-style-name="L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0" style:family="paragraph" style:parent-style-name="Text_20_body" style:list-style-name="L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1" style:family="paragraph" style:parent-style-name="Text_20_body" style:list-style-name="L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2" style:family="paragraph" style:parent-style-name="Text_20_body" style:list-style-name="L1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3" style:family="paragraph" style:parent-style-name="Text_20_body" style:list-style-name="L1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4" style:family="paragraph" style:parent-style-name="Text_20_body" style:list-style-name="L1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5" style:family="paragraph" style:parent-style-name="Text_20_body" style:list-style-name="L1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6" style:family="paragraph" style:parent-style-name="Text_20_body" style:list-style-name="L1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7" style:family="paragraph" style:parent-style-name="Text_20_body" style:list-style-name="L1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8" style:family="paragraph" style:parent-style-name="Text_20_body" style:list-style-name="L1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9" style:family="paragraph" style:parent-style-name="Text_20_body" style:list-style-name="L1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0" style:family="paragraph" style:parent-style-name="Text_20_body" style:list-style-name="L1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1" style:family="paragraph" style:parent-style-name="Text_20_body" style:list-style-name="L1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2" style:family="paragraph" style:parent-style-name="Text_20_body" style:list-style-name="L2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3" style:family="paragraph" style:parent-style-name="Text_20_body" style:list-style-name="L2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4" style:family="paragraph" style:parent-style-name="Text_20_body" style:list-style-name="L2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5" style:family="paragraph" style:parent-style-name="Text_20_body" style:list-style-name="L2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6" style:family="paragraph" style:parent-style-name="Text_20_body" style:list-style-name="L2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7" style:family="paragraph" style:parent-style-name="Text_20_body" style:list-style-name="L2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8" style:family="paragraph" style:parent-style-name="Text_20_body" style:list-style-name="L2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9" style:family="paragraph" style:parent-style-name="Text_20_body" style:list-style-name="L2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0" style:family="paragraph" style:parent-style-name="Text_20_body" style:list-style-name="L2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1" style:family="paragraph" style:parent-style-name="Text_20_body" style:list-style-name="L2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2" style:family="paragraph" style:parent-style-name="Text_20_body" style:list-style-name="L3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3" style:family="paragraph" style:parent-style-name="Text_20_body" style:list-style-name="L3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4" style:family="paragraph" style:parent-style-name="Text_20_body" style:list-style-name="L3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5" style:family="paragraph" style:parent-style-name="Text_20_body" style:list-style-name="L3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6" style:family="paragraph" style:parent-style-name="Text_20_body" style:list-style-name="L3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7" style:family="paragraph" style:parent-style-name="Text_20_body" style:list-style-name="L3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8" style:family="paragraph" style:parent-style-name="Text_20_body" style:list-style-name="L3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9" style:family="paragraph" style:parent-style-name="Text_20_body" style:list-style-name="L3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0" style:family="paragraph" style:parent-style-name="Text_20_body" style:list-style-name="L3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1" style:family="paragraph" style:parent-style-name="Text_20_body" style:list-style-name="L3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2" style:family="paragraph" style:parent-style-name="Text_20_body" style:list-style-name="L4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3" style:family="paragraph" style:parent-style-name="Text_20_body" style:list-style-name="L4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4" style:family="paragraph" style:parent-style-name="Text_20_body" style:list-style-name="L4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5" style:family="paragraph" style:parent-style-name="Text_20_body" style:list-style-name="L4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6" style:family="paragraph" style:parent-style-name="Text_20_body" style:list-style-name="L5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7" style:family="paragraph" style:parent-style-name="Text_20_body" style:list-style-name="L5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8" style:family="paragraph" style:parent-style-name="Text_20_body" style:list-style-name="L5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9" style:family="paragraph" style:parent-style-name="Text_20_body" style:list-style-name="L5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0" style:family="paragraph" style:parent-style-name="Text_20_body" style:list-style-name="L5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1" style:family="paragraph" style:parent-style-name="Text_20_body" style:list-style-name="L5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2" style:family="paragraph" style:parent-style-name="Text_20_body" style:list-style-name="L5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3" style:family="paragraph" style:parent-style-name="Text_20_body" style:list-style-name="L5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4" style:family="paragraph" style:parent-style-name="Text_20_body" style:list-style-name="L5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5" style:family="paragraph" style:parent-style-name="Text_20_body" style:list-style-name="L5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6" style:family="paragraph" style:parent-style-name="Text_20_body" style:list-style-name="L6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7" style:family="paragraph" style:parent-style-name="Text_20_body" style:list-style-name="L6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8" style:family="paragraph" style:parent-style-name="Text_20_body" style:list-style-name="L6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9" style:family="paragraph" style:parent-style-name="Text_20_body" style:list-style-name="L6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0" style:family="paragraph" style:parent-style-name="Text_20_body" style:list-style-name="L6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1" style:family="paragraph" style:parent-style-name="Text_20_body" style:list-style-name="L6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2" style:family="paragraph" style:parent-style-name="Text_20_body" style:list-style-name="L6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3" style:family="paragraph" style:parent-style-name="Text_20_body" style:list-style-name="L6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4" style:family="paragraph" style:parent-style-name="Text_20_body" style:list-style-name="L6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5" style:family="paragraph" style:parent-style-name="Text_20_body" style:list-style-name="L6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6" style:family="paragraph" style:parent-style-name="Text_20_body" style:list-style-name="L7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7" style:family="paragraph" style:parent-style-name="Text_20_body" style:list-style-name="L7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8" style:family="paragraph" style:parent-style-name="Text_20_body" style:list-style-name="L7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9" style:family="paragraph" style:parent-style-name="Text_20_body" style:list-style-name="L7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0" style:family="paragraph" style:parent-style-name="Text_20_body" style:list-style-name="L7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1" style:family="paragraph" style:parent-style-name="Text_20_body" style:list-style-name="L7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2" style:family="paragraph" style:parent-style-name="Text_20_body" style:list-style-name="L7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3" style:family="paragraph" style:parent-style-name="Text_20_body" style:list-style-name="L7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4" style:family="paragraph" style:parent-style-name="Text_20_body" style:list-style-name="L7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5" style:family="paragraph" style:parent-style-name="Text_20_body" style:list-style-name="L7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6" style:family="paragraph" style:parent-style-name="Text_20_body" style:list-style-name="L8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7" style:family="paragraph" style:parent-style-name="Text_20_body" style:list-style-name="L8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8" style:family="paragraph" style:parent-style-name="Text_20_body" style:list-style-name="L8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9" style:family="paragraph" style:parent-style-name="Text_20_body" style:list-style-name="L8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0" style:family="paragraph" style:parent-style-name="Text_20_body" style:list-style-name="L8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1" style:family="paragraph" style:parent-style-name="Text_20_body" style:list-style-name="L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12" style:family="paragraph" style:parent-style-name="Text_20_body" style:list-style-name="L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13" style:family="paragraph" style:parent-style-name="Text_20_body" style:list-style-name="L1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14" style:family="paragraph" style:parent-style-name="Text_20_body" style:list-style-name="L1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15" style:family="paragraph" style:parent-style-name="Text_20_body" style:list-style-name="L1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16" style:family="paragraph" style:parent-style-name="Text_20_body" style:list-style-name="L1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17" style:family="paragraph" style:parent-style-name="Text_20_body" style:list-style-name="L1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18" style:family="paragraph" style:parent-style-name="Text_20_body" style:list-style-name="L1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19" style:family="paragraph" style:parent-style-name="Text_20_body" style:list-style-name="L2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20" style:family="paragraph" style:parent-style-name="Text_20_body" style:list-style-name="L2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21" style:family="paragraph" style:parent-style-name="Text_20_body" style:list-style-name="L2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22" style:family="paragraph" style:parent-style-name="Text_20_body" style:list-style-name="L2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23" style:family="paragraph" style:parent-style-name="Text_20_body" style:list-style-name="L2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24" style:family="paragraph" style:parent-style-name="Text_20_body" style:list-style-name="L3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25" style:family="paragraph" style:parent-style-name="Text_20_body" style:list-style-name="L3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26" style:family="paragraph" style:parent-style-name="Text_20_body" style:list-style-name="L3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27" style:family="paragraph" style:parent-style-name="Text_20_body" style:list-style-name="L5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28" style:family="paragraph" style:parent-style-name="Text_20_body" style:list-style-name="L5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29" style:family="paragraph" style:parent-style-name="Text_20_body" style:list-style-name="L53">
      <style:paragraph-properties fo:margin-top="0cm" fo:margin-bottom="0cm" fo:line-height="150%" fo:text-align="start" style:justify-single-word="false" style:text-autospace="none"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30" style:family="paragraph" style:parent-style-name="Text_20_body" style:list-style-name="L5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31" style:family="paragraph" style:parent-style-name="Text_20_body" style:list-style-name="L5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32" style:family="paragraph" style:parent-style-name="Text_20_body" style:list-style-name="L7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33" style:family="paragraph" style:parent-style-name="Text_20_body" style:list-style-name="L2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66ccff" style:font-name-asian="Arial" style:font-size-asian="14pt" style:font-size-complex="14pt"/>
    </style:style>
    <style:style style:name="P134" style:family="paragraph" style:parent-style-name="Text_20_body" style:list-style-name="L5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99ccff" style:font-name-asian="Arial" style:font-size-asian="14pt" style:language-asian="ja" style:country-asian="JP" style:font-size-complex="14pt"/>
    </style:style>
    <style:style style:name="P135" style:family="paragraph" style:parent-style-name="Text_20_body" style:list-style-name="L85">
      <style:paragraph-properties fo:margin-top="0cm" fo:margin-bottom="0cm" fo:line-height="150%"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style>
    <style:style style:name="P136" style:family="paragraph" style:parent-style-name="Text_20_body" style:list-style-name="L16">
      <style:paragraph-properties fo:margin-top="0cm" fo:margin-bottom="0cm" fo:line-height="150%" style:writing-mode="lr-tb"/>
    </style:style>
    <style:style style:name="P137" style:family="paragraph" style:parent-style-name="Text_20_body" style:list-style-name="L22">
      <style:paragraph-properties fo:margin-top="0cm" fo:margin-bottom="0cm" fo:line-height="150%" style:writing-mode="lr-tb"/>
    </style:style>
    <style:style style:name="P138" style:family="paragraph" style:parent-style-name="Text_20_body" style:list-style-name="L28">
      <style:paragraph-properties fo:margin-top="0cm" fo:margin-bottom="0cm" fo:line-height="150%" style:writing-mode="lr-tb"/>
    </style:style>
    <style:style style:name="P139" style:family="paragraph" style:parent-style-name="Text_20_body" style:list-style-name="L38">
      <style:paragraph-properties fo:margin-top="0cm" fo:margin-bottom="0cm" fo:line-height="150%" style:writing-mode="lr-tb"/>
    </style:style>
    <style:style style:name="P140" style:family="paragraph" style:parent-style-name="Text_20_body" style:list-style-name="L52">
      <style:paragraph-properties fo:margin-top="0cm" fo:margin-bottom="0cm" fo:line-height="150%" style:writing-mode="lr-tb"/>
    </style:style>
    <style:style style:name="P141" style:family="paragraph" style:parent-style-name="Text_20_body" style:list-style-name="L55">
      <style:paragraph-properties fo:margin-top="0cm" fo:margin-bottom="0cm" fo:line-height="150%" style:writing-mode="lr-tb"/>
    </style:style>
    <style:style style:name="P142" style:family="paragraph" style:parent-style-name="Text_20_body" style:list-style-name="L78">
      <style:paragraph-properties fo:margin-top="0cm" fo:margin-bottom="0cm" fo:line-height="150%" style:writing-mode="lr-tb"/>
    </style:style>
    <style:style style:name="P143" style:family="paragraph" style:parent-style-name="Text_20_body" style:list-style-name="L86">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44" style:family="paragraph" style:parent-style-name="Text_20_body" style:list-style-name="L86">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style:font-name-asian="Arial"/>
    </style:style>
    <style:style style:name="P145" style:family="paragraph" style:parent-style-name="Text_20_body" style:list-style-name="L86">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style:text-underline-style="none" style:text-blinking="false" fo:background-color="transparent" style:font-name-asian="Arial"/>
    </style:style>
    <style:style style:name="P146" style:family="paragraph" style:parent-style-name="Text_20_body" style:list-style-name="L86">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style>
    <style:style style:name="P147" style:family="paragraph" style:parent-style-name="Text_20_body" style:list-style-name="L86">
      <style:paragraph-properties fo:margin-top="0.423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48" style:family="paragraph" style:parent-style-name="Text_20_body" style:list-style-name="L86">
      <style:paragraph-properties fo:margin-top="0cm" fo:margin-bottom="0.423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49" style:family="paragraph" style:parent-style-name="Table_20_Contents" style:list-style-name="L40">
      <style:text-properties style:font-name="Arial" fo:font-size="14pt" style:font-name-asian="Arial" style:font-size-asian="14pt" style:font-size-complex="14pt"/>
    </style:style>
    <style:style style:name="P150" style:family="paragraph" style:parent-style-name="Table_20_Contents" style:list-style-name="L41">
      <style:text-properties style:font-name="Arial" fo:font-size="14pt" style:font-name-asian="Arial" style:font-size-asian="14pt" style:font-size-complex="14pt"/>
    </style:style>
    <style:style style:name="P151" style:family="paragraph" style:parent-style-name="Table_20_Contents" style:list-style-name="L42">
      <style:text-properties style:font-name="Arial" fo:font-size="14pt" style:font-name-asian="Arial" style:font-size-asian="14pt" style:font-size-complex="14pt"/>
    </style:style>
    <style:style style:name="P152" style:family="paragraph" style:parent-style-name="Table_20_Contents" style:list-style-name="L43">
      <style:text-properties style:font-name="Arial" fo:font-size="14pt" style:font-name-asian="Arial" style:font-size-asian="14pt" style:font-size-complex="14pt"/>
    </style:style>
    <style:style style:name="P153" style:family="paragraph" style:parent-style-name="Table_20_Contents" style:list-style-name="L48">
      <style:text-properties style:font-name="Arial" fo:font-size="14pt" style:font-name-asian="Arial" style:font-size-asian="14pt" style:font-size-complex="14pt"/>
    </style:style>
    <style:style style:name="P154" style:family="paragraph" style:parent-style-name="Table_20_Contents" style:list-style-name="L49">
      <style:text-properties style:font-name="Arial" fo:font-size="14pt" style:font-name-asian="Arial" style:font-size-asian="14pt" style:language-asian="ja" style:country-asian="JP" style:font-size-complex="14pt"/>
    </style:style>
    <style:style style:name="P155" style:family="paragraph" style:parent-style-name="Table_20_Contents" style:list-style-name="L49"/>
    <style:style style:name="T1" style:family="text">
      <style:text-properties fo:font-variant="normal" fo:text-transform="none" fo:color="#000000" style:text-line-through-style="none" fo:font-size="13pt" fo:font-style="normal" style:text-underline-style="none" fo:font-weight="bold" style:text-blinking="false" fo:background-color="#ffcc00" style:font-style-asian="italic" style:font-weight-asian="bold" style:font-style-complex="italic" style:font-weight-complex="bold"/>
    </style:style>
    <style:style style:name="T2" style:family="text">
      <style:text-properties fo:font-variant="normal" fo:text-transform="none" fo:color="#000000" style:text-line-through-style="none" fo:font-size="13pt" fo:font-style="italic" style:text-underline-style="none" fo:font-weight="bold" style:text-blinking="false" fo:background-color="#ffcc00" style:font-style-asian="italic" style:font-weight-asian="bold" style:font-style-complex="italic" style:font-weight-complex="bold"/>
    </style:style>
    <style:style style:name="T3" style:family="text">
      <style:text-properties fo:font-variant="normal" fo:text-transform="none" fo:color="#000000" style:text-line-through-style="none" fo:font-size="12pt" fo:font-style="normal" style:text-underline-style="none" fo:font-weight="normal" style:text-blinking="false" fo:background-color="transparent"/>
    </style:style>
    <style:style style:name="T4" style:family="text">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T5" style:family="text">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T6" style:family="text">
      <style:text-properties fo:font-variant="normal" fo:text-transform="none" fo:color="#1155cc" style:text-line-through-style="none" style:font-name="Arial" fo:font-size="13pt" fo:font-style="normal" style:text-underline-style="solid" style:text-underline-width="auto" style:text-underline-color="font-color" fo:font-weight="normal" style:text-blinking="false" fo:background-color="transparent" style:font-name-asian="Arial"/>
    </style:style>
    <style:style style:name="T7" style:family="text">
      <style:text-properties fo:font-variant="normal" fo:text-transform="none" fo:color="#ff3333"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T8" style:family="text">
      <style:text-properties fo:font-variant="normal" fo:text-transform="none" fo:color="#ff0000" style:text-line-through-style="none" style:font-name="Arial" fo:font-size="15pt" fo:font-style="normal" style:text-underline-style="none" fo:font-weight="normal" style:text-blinking="false" fo:background-color="#f4cccc" style:font-name-asian="Arial" style:font-size-asian="14pt" style:font-size-complex="14pt"/>
    </style:style>
    <style:style style:name="T9" style:family="text">
      <style:text-properties fo:color="#ff0000" fo:font-size="15pt" fo:background-color="#f4cccc"/>
    </style:style>
    <style:style style:name="T10" style:family="text">
      <style:text-properties fo:color="#ff0000" fo:font-size="15pt" fo:background-color="#f4cccc" style:language-asian="ja" style:country-asian="JP"/>
    </style:style>
    <style:style style:name="T11" style:family="text">
      <style:text-properties style:language-asian="ja" style:country-asian="JP"/>
    </style:style>
    <style:style style:name="T12" style:family="text">
      <style:text-properties fo:background-color="#ccff66"/>
    </style:style>
    <style:style style:name="T13" style:family="text">
      <style:text-properties fo:color="#ff3333"/>
    </style:style>
    <style:style style:name="T14" style:family="text">
      <style:text-properties fo:color="#ff3333" style:language-asian="ja" style:country-asian="JP"/>
    </style:style>
    <style:style style:name="T15" style:family="text">
      <style:text-properties fo:color="#009900"/>
    </style:style>
    <style:style style:name="T16" style:family="text">
      <style:text-properties fo:color="#009900" style:language-asian="ja" style:country-asian="JP"/>
    </style:style>
    <style:style style:name="T17" style:family="text">
      <style:text-properties fo:color="#0000ff"/>
    </style:style>
    <style:style style:name="T18" style:family="text">
      <style:text-properties style:font-name="Arial" fo:font-size="14pt" style:font-name-asian="Arial" style:font-size-asian="14pt" style:font-size-complex="14pt"/>
    </style:style>
    <style:style style:name="T19" style:family="text">
      <style:text-properties style:font-name="Arial" fo:font-size="14pt" style:font-name-asian="Arial" style:font-size-asian="14pt" style:language-asian="ja" style:country-asian="JP" style:font-size-complex="14pt"/>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p>
      <text:p text:style-name="P13"><text:span text:style-name="T1">res free# JVEMV6 44#8.4.2_11 / 44. currency / 8. prog-python / 4 tester / 2. id-2 / </text:span><text:span text:style-name="T2">20191011_092228</text:span></text:p>
      <text:p text:style-name="P14"/>
      <text:p text:style-name="P8">[do] <text:span text:style-name="T9">#_ </text:span></text:p>
      <text:list xml:id="list156702126145776366" text:style-name="L1">
        <text:list-item>
          <text:p text:style-name="P33">REVIEW</text:p>
        </text:list-item>
        <text:list-item>
          <text:p text:style-name="P33">SEG-1 : openoffice, sheet, conv string to number</text:p>
          <text:list>
            <text:list-item>
              <text:p text:style-name="P33"><text:a xlink:type="simple" xlink:href="https://forum.openoffice.org/en/forum/viewtopic.php?f=9&amp;t=27917" text:style-name="Internet_20_link" text:visited-style-name="Visited_20_Internet_20_Link">https://forum.openoffice.org/en/forum/viewtopic.php?f=9&amp;t=27917</text:a></text:p>
              <text:list>
                <text:list-item>
                  <text:p text:style-name="P33"><text:a xlink:type="simple" xlink:href="https://forum.openoffice.org/en/forum/viewtopic.php?f=9&amp;t=27917#p127116" text:style-name="Internet_20_link" text:visited-style-name="Visited_20_Internet_20_Link">https://forum.openoffice.org/en/forum/viewtopic.php?f=9&amp;t=27917#p127116</text:a></text:p>
                </text:list-item>
              </text:list>
            </text:list-item>
          </text:list>
        </text:list-item>
        <text:list-item>
          <text:p text:style-name="P33">TASK-1 : log_fx.(data).(44#8.4.2_10~).ods ==&gt; continue obs → any more tendencies ?</text:p>
          <text:list>
            <text:list-item>
              <text:p text:style-name="P33">T-1.1 : tab “session-10.copy_3”</text:p>
              <text:list>
                <text:list-item>
                  <text:p text:style-name="P33">“4-4-4” ==&gt; 3 cases, all → minus</text:p>
                </text:list-item>
                <text:list-item>
                  <text:p text:style-name="P33">“4-5-X” ==&gt; 3 cases, all → minus</text:p>
                </text:list-item>
              </text:list>
            </text:list-item>
          </text:list>
        </text:list-item>
        <text:list-item>
          <text:p text:style-name="P33"><text:span text:style-name="T9">~ </text:span>TASK-2 : <text:span text:style-name="T11">see memo (idea-1) ==&gt; dp programming (or, log_fx.(main).ods)</text:span></text:p>
          <text:list>
            <text:list-item>
              <text:list>
                <text:list-item>
                  <text:p text:style-name="P111">coding → starting point ==&gt; web “dp-2<text:tab/># detect patterns : series-1”</text:p>
                </text:list-item>
              </text:list>
            </text:list-item>
            <text:list-item>
              <text:p text:style-name="P111">T-2.1</text:p>
            </text:list-item>
          </text:list>
        </text:list-item>
      </text:list>
      <text:p text:style-name="P8">[next]</text:p>
      <text:list xml:id="list442923243315977897" text:style-name="L2">
        <text:list-item>
          <text:p text:style-name="P34">TASK : 44#8.4.3_X</text:p>
          <text:list>
            <text:list-item>
              <text:p text:style-name="P34">==&gt; see memo in : </text:p>
            </text:list-item>
          </text:list>
        </text:list-item>
      </text:list>
      <table:table table:name="表6" table:style-name="表6">
        <table:table-column table:style-name="表6.A"/>
        <table:table-row>
          <table:table-cell table:style-name="表6.A1" office:value-type="string">
            <text:p text:style-name="P8"><text:span text:style-name="T11">″</text:span>C:\WORKS_2\WS\WS_Others.prog\log_fx.(main).ods<text:span text:style-name="T11">″</text:span></text:p>
          </table:table-cell>
        </table:table-row>
        <table:table-row>
          <table:table-cell table:style-name="表6.A2" office:value-type="string">
            <text:p text:style-name="P21"/>
          </table:table-cell>
        </table:table-row>
      </table:table>
      <text:list xml:id="list33584150" text:continue-numbering="true" text:style-name="L2">
        <text:list-item>
          <text:list>
            <text:list-header>
              <text:p text:style-name="P34"/>
              <text:list>
                <text:list-item>
                  <text:p text:style-name="P34">C:\WORKS_2\WS\WS_Others.prog\log_fx.(main).ods</text:p>
                </text:list-item>
              </text:list>
            </text:list-header>
            <text:list-item>
              <text:p text:style-name="P34">==&gt; new FUNC : tester_T_3(request)</text:p>
              <text:list>
                <text:list-item>
                  <text:p text:style-name="P34">#_20191011_100514</text:p>
                </text:list-item>
              </text:list>
            </text:list-item>
          </text:list>
        </text:list-item>
      </text:list>
      <text:p text:style-name="P8">[further]</text:p>
      <text:list xml:id="list4079245144686396377" text:style-name="L3">
        <text:list-item>
          <text:p text:style-name="P35"><text:soft-page-break/></text:p>
        </text:list-item>
      </text:list>
      <text:p text:style-name="P2"><text:line-break/><text:span text:style-name="T12">[/ 20191011_100048]</text:span></text:p>
      <text:p text:style-name="P2"/>
      <text:p text:style-name="P11"/>
      <text:p text:style-name="P8">---------------------------------------------------------------------------</text:p>
      <text:p text:style-name="P14">res free# JVEMV6 44#8.4.2_1 / 44. currency / 8. prog-python / 4 tester / 2. id-3 / 20191012_101113</text:p>
      <text:p text:style-name="P14"/>
      <text:p text:style-name="P8">[do] <text:span text:style-name="T9">#_ </text:span></text:p>
      <text:list xml:id="list1110912225208128647" text:style-name="L4">
        <text:list-item>
          <text:p text:style-name="P36">% REVIEW</text:p>
        </text:list-item>
        <text:list-item>
          <text:p text:style-name="P36">TASK-1 : new FUNC : tester_T_3(request)</text:p>
          <text:list>
            <text:list-item>
              <text:list>
                <text:list-item>
                  <text:p text:style-name="P36">#_20191011_100514</text:p>
                </text:list-item>
                <text:list-item>
                  <text:p text:style-name="P36">==&gt; NO. use : tester_T_2(request)</text:p>
                  <text:list>
                    <text:list-item>
                      <text:p text:style-name="P36">#_20191003_124456:caller</text:p>
                    </text:list-item>
                  </text:list>
                </text:list-item>
              </text:list>
            </text:list-item>
            <text:list-item>
              <text:p text:style-name="P36"><text:span text:style-name="T9">#_ </text:span>T-1.1</text:p>
              <text:list>
                <text:list-item>
                  <text:list>
                    <text:list-item>
                      <text:p text:style-name="P36">current code ---&gt; to a new FUNC : _tester_T_2__Choice_1(request)</text:p>
                    </text:list-item>
                  </text:list>
                </text:list-item>
                <text:list-item>
                  <text:p text:style-name="P36">CODING</text:p>
                  <text:list>
                    <text:list-item>
                      <text:p text:style-name="P36">new FUNC</text:p>
                      <text:list>
                        <text:list-item>
                          <text:p text:style-name="P36">sig</text:p>
                        </text:list-item>
                        <text:list-item>
                          <text:p text:style-name="P36">label</text:p>
                          <text:list>
                            <text:list-item>
                              <text:p text:style-name="P36">#_20191012_101720:caller</text:p>
                            </text:list-item>
                            <text:list-item>
                              <text:p text:style-name="P36">#_20191012_101725:head</text:p>
                            </text:list-item>
                            <text:list-item>
                              <text:p text:style-name="P36">#_20191012_101733:wl:in-func</text:p>
                            </text:list-item>
                          </text:list>
                        </text:list-item>
                        <text:list-item>
                          <text:p text:style-name="P36">caller</text:p>
                        </text:list-item>
                      </text:list>
                    </text:list-item>
                    <text:list-item>
                      <text:p text:style-name="P36">dispatching lines</text:p>
                    </text:list-item>
                    <text:list-item>
                      <text:p text:style-name="P36">FUNC : body → C/P</text:p>
                    </text:list-item>
                  </text:list>
                </text:list-item>
                <text:list-item>
                  <text:p text:style-name="P36">TEST ==&gt; OK</text:p>
                </text:list-item>
              </text:list>
            </text:list-item>
            <text:list-item>
              <text:p text:style-name="P36"><text:soft-page-break/>T-1.2 : new FUNC : tester_T_3(request, strOf_Op_Name)</text:p>
              <text:list>
                <text:list-item>
                  <text:p text:style-name="P36">CODING</text:p>
                  <text:list>
                    <text:list-item>
                      <text:list>
                        <text:list-item>
                          <text:p text:style-name="P36">DUP : _tester_T_2__Choice_1(request, strOf_Op_Name)</text:p>
                        </text:list-item>
                        <text:list-item>
                          <text:p text:style-name="P36">sig</text:p>
                        </text:list-item>
                        <text:list-item>
                          <text:p text:style-name="P36">label</text:p>
                          <text:list>
                            <text:list-item>
                              <text:p text:style-name="P36">#_20191012_103235:caller</text:p>
                            </text:list-item>
                            <text:list-item>
                              <text:p text:style-name="P36">#_20191012_103242:head</text:p>
                            </text:list-item>
                            <text:list-item>
                              <text:p text:style-name="P36">#_20191012_103247:wl:in-func</text:p>
                            </text:list-item>
                          </text:list>
                        </text:list-item>
                        <text:list-item>
                          <text:p text:style-name="P36">caller</text:p>
                        </text:list-item>
                      </text:list>
                    </text:list-item>
                  </text:list>
                </text:list-item>
                <text:list-item>
                  <text:p text:style-name="P36">TEST ==&gt; OK</text:p>
                </text:list-item>
              </text:list>
            </text:list-item>
          </text:list>
        </text:list-item>
      </text:list>
      <text:p text:style-name="P8">[next]</text:p>
      <text:list xml:id="list6297113611689262361" text:style-name="L5">
        <text:list-item>
          <text:p text:style-name="P37">TASK-1</text:p>
          <text:list>
            <text:list-item>
              <text:p text:style-name="P37">tester_T_3(request, strOf_Op_Name) ==&gt; further</text:p>
              <text:list>
                <text:list-item>
                  <text:p text:style-name="P37">#_20191012_103242:head</text:p>
                </text:list-item>
                <text:list-item>
                  <text:p text:style-name="P37">==&gt; C:\WORKS_2\WS\WS_Others.prog\log_fx.(main).ods sheet-2, id-3</text:p>
                </text:list-item>
              </text:list>
            </text:list-item>
          </text:list>
        </text:list-item>
      </text:list>
      <table:table table:name="表7" table:style-name="表7">
        <table:table-column table:style-name="表7.A"/>
        <table:table-row>
          <table:table-cell table:style-name="表7.A1" office:value-type="string">
            <text:p text:style-name="P21">"C:\WORKS_2\WS\WS_Others.prog\log_fx.(main).ods"</text:p>
          </table:table-cell>
        </table:table-row>
        <table:table-row>
          <table:table-cell table:style-name="表7.A2" office:value-type="string">
            <text:p text:style-name="P21"/>
          </table:table-cell>
        </table:table-row>
      </table:table>
      <text:list xml:id="list33580316" text:continue-numbering="true" text:style-name="L5">
        <text:list-header>
          <text:p text:style-name="P37"/>
          <text:p text:style-name="P37">[further]</text:p>
        </text:list-header>
      </text:list>
      <text:list xml:id="list6170686651209650439" text:style-name="L6">
        <text:list-item>
          <text:p text:style-name="P38"/>
        </text:list-item>
      </text:list>
      <text:p text:style-name="P2"><text:line-break/><text:span text:style-name="T12">[/ 20191012_103944]</text:span></text:p>
      <text:p text:style-name="P2"/>
      <text:p text:style-name="P11"/>
      <text:p text:style-name="P8">---------------------------------------------------------------------------</text:p>
      <text:p text:style-name="P14">res free# JVEMV6 44#8.4.2_2 / 44. currency / 8. prog-python / 4 tester / 2. id-3 / 20191013_111751</text:p>
      <text:p text:style-name="P14"/>
      <text:p text:style-name="P8"><text:soft-page-break/>[do] <text:span text:style-name="T9">#_ </text:span></text:p>
      <text:list xml:id="list7579579760461844991" text:style-name="L7">
        <text:list-item>
          <text:p text:style-name="P39">REVIEW</text:p>
        </text:list-item>
        <text:list-item>
          <text:p text:style-name="P39">TASK-1 : tester_T_3(request, strOf_Op_Name) ==&gt; further</text:p>
          <text:list>
            <text:list-item>
              <text:list>
                <text:list-item>
                  <text:list>
                    <text:list-item>
                      <text:p text:style-name="P39">#_20191012_103242:head</text:p>
                    </text:list-item>
                    <text:list-item>
                      <text:p text:style-name="P39">==&gt; C:\WORKS_2\WS\WS_Others.prog\log_fx.(main).ods sheet-2, id-3</text:p>
                    </text:list-item>
                  </text:list>
                </text:list-item>
              </text:list>
            </text:list-item>
            <text:list-item>
              <text:p text:style-name="P39">T-1.1 : search ==&gt; hit → where into list ?</text:p>
              <text:list>
                <text:list-item>
                  <text:p text:style-name="P39">#_20191012_103235:caller → tester_T_3(request, strOf_Op_Name)</text:p>
                </text:list-item>
                <text:list-item>
                  <text:p text:style-name="P39">#_20191006_094231:caller → tester_T_2__Buy_Up__Loop_2_Trailing__V2</text:p>
                  <text:list>
                    <text:list-item>
                      <text:p text:style-name="P39">==&gt; #_20191013_112329:tmp</text:p>
                    </text:list-item>
                  </text:list>
                </text:list-item>
              </text:list>
            </text:list-item>
            <text:list-item>
              <text:p text:style-name="P39">T-1.2 : new FUNC : tester_T_2__Buy_Up__Loop_2_Trailing__V3</text:p>
              <text:list>
                <text:list-item>
                  <text:p text:style-name="P39">DUP : tester_T_2__Buy_Up__Loop_2_Trailing__V2</text:p>
                </text:list-item>
                <text:list-item>
                  <text:p text:style-name="P39">sig</text:p>
                </text:list-item>
                <text:list-item>
                  <text:p text:style-name="P39">labels</text:p>
                  <text:list>
                    <text:list-item>
                      <text:p text:style-name="P39">#_20191013_112527:caller</text:p>
                    </text:list-item>
                    <text:list-item>
                      <text:p text:style-name="P39">#_20191013_112531:head</text:p>
                    </text:list-item>
                    <text:list-item>
                      <text:p text:style-name="P39">#_20191013_112535:wl:in-func</text:p>
                    </text:list-item>
                  </text:list>
                </text:list-item>
                <text:list-item>
                  <text:p text:style-name="P39">caller</text:p>
                  <text:list>
                    <text:list-item>
                      <text:p text:style-name="P39">TREE</text:p>
                      <text:list>
                        <text:list-item>
                          <text:p text:style-name="P39">tester_T_3(request, _strOf_Op_Name = "BUSL3_No_T_2")</text:p>
                        </text:list-item>
                      </text:list>
                    </text:list-item>
                    <text:list-item>
                      <text:p text:style-name="P39">#_20191013_112329:tmp</text:p>
                    </text:list-item>
                  </text:list>
                </text:list-item>
              </text:list>
            </text:list-item>
          </text:list>
        </text:list-item>
        <text:list-item>
          <text:p text:style-name="P39">TASK-2 : tester_T_2__Buy_Up__Loop_2_Trailing__V3</text:p>
          <text:list>
            <text:list-item>
              <text:list>
                <text:list-item>
                  <text:p text:style-name="P39">#_20191013_112531:head</text:p>
                </text:list-item>
              </text:list>
            </text:list-item>
            <text:list-item>
              <text:p text:style-name="P39">T-2.1</text:p>
              <text:list>
                <text:list-item>
                  <text:p text:style-name="P39">when the position ended → end the loop</text:p>
                </text:list-item>
                <text:list-item>
                  <text:p text:style-name="P39">CODE</text:p>
                  <text:list>
                    <text:list-item>
                      <text:p text:style-name="P39">==&gt; “lo_Pos_Exits” → where used ?</text:p>
                      <text:list>
                        <text:list-item>
                          <text:p text:style-name="P39"><text:span text:style-name="T9">#_ </text:span>“step : B : j5 : Y : 3.1 <text:s text:c="23"/>to list ==&gt; e0, Pos”</text:p>
                        </text:list-item>
                        <text:list-item>
                          <text:p text:style-name="P39"><text:soft-page-break/><text:span text:style-name="T9">#_ </text:span>“step : B : j7 : Y : 3.1 <text:s text:c="31"/>to list ==&gt; e0, Pos”</text:p>
                        </text:list-item>
                        <text:list-item>
                          <text:p text:style-name="P39"><text:span text:style-name="T9">#_ </text:span>“step : B : j3 : Y : 3.1 <text:s text:c="27"/>to list ==&gt; e0, Pos”</text:p>
                        </text:list-item>
                        <text:list-item>
                          <text:p text:style-name="P39"><text:span text:style-name="T9">#_ </text:span>“step : B : j4 : Y : 3.1 <text:s text:c="35"/>to list ==&gt; e0, Pos”</text:p>
                        </text:list-item>
                      </text:list>
                    </text:list-item>
                    <text:list-item>
                      <text:p text:style-name="P39"><text:span text:style-name="T9">#_ </text:span>comment out</text:p>
                    </text:list-item>
                  </text:list>
                </text:list-item>
                <text:list-item>
                  <text:p text:style-name="P39">TEST </text:p>
                  <text:list>
                    <text:list-item>
                      <text:p text:style-name="P39"><text:span text:style-name="T13">PRPBLEM</text:span> → “BREAK” message ==&gt; not<text:span text:style-name="T11"> shown in the debug lines</text:span></text:p>
                      <text:list>
                        <text:list-item>
                          <text:p text:style-name="P112">TRY : “libfx_6.py:619” “(step : j1 : Y) pattern ==&gt; match (strOf_Target_Pattern = '0011'”</text:p>
                          <text:list>
                            <text:list-item>
                              <text:p text:style-name="P112">==&gt; FOUND : first incident of “match”</text:p>
                            </text:list-item>
                            <text:list-item>
                              <text:p text:style-name="P112">TREE</text:p>
                              <text:list>
                                <text:list-item>
                                  <text:p text:style-name="P112">dp_Tester_T_2__Buy_Up</text:p>
                                  <text:list>
                                    <text:list-item>
                                      <text:p text:style-name="P112">#_20191013_123816:fix</text:p>
                                    </text:list-item>
                                  </text:list>
                                </text:list-item>
                              </text:list>
                            </text:list-item>
                            <text:list-item>
                              <text:p text:style-name="P112">FOUND : “tmp_msg = "===&gt; BREAK from the loop"”</text:p>
                              <text:list>
                                <text:list-item>
                                  <text:p text:style-name="P112">==&gt; this message : the prog does NOT write to the console line</text:p>
                                </text:list-item>
                              </text:list>
                            </text:list-item>
                            <text:list-item>
                              <text:p text:style-name="P112">==&gt; CODING</text:p>
                            </text:list-item>
                            <text:list-item>
                              <text:p text:style-name="P112">FOUND ==&gt; “SWITCH_DEBUG” → set to false</text:p>
                            </text:list-item>
                            <text:list-item>
                              <text:p text:style-name="P112">==&gt; set to True</text:p>
                            </text:list-item>
                          </text:list>
                        </text:list-item>
                        <text:list-item>
                          <text:p text:style-name="P112">TEST ==&gt; shown</text:p>
                          <text:list>
                            <text:list-item>
                              <text:p text:style-name="P112">“[libfx_6.py:2347 / 20191013_124319] (step : B : j3 : Y : 6) continuing...</text:p>
                            </text:list-item>
                            <text:list-item>
                              <text:p text:style-name="P112">[libfx_6.py:2364 / 20191013_124319] ===&gt; BREAK from the loop”</text:p>
                            </text:list-item>
                          </text:list>
                        </text:list-item>
                      </text:list>
                    </text:list-item>
                  </text:list>
                </text:list-item>
              </text:list>
            </text:list-item>
          </text:list>
        </text:list-item>
        <text:list-item>
          <text:p text:style-name="P112">TASK-3 : for-loop ---&gt; wrap with another loop</text:p>
          <text:list>
            <text:list-item>
              <text:p text:style-name="P112">T-3.1</text:p>
              <text:list>
                <text:list-item>
                  <text:p text:style-name="P112">current for-loop ==&gt; to another func</text:p>
                </text:list-item>
                <text:list-item>
                  <text:p text:style-name="P39"><text:span text:style-name="T11">new FUNC : </text:span><text:soft-page-break/><text:span text:style-name="T11">tester_T_2__Buy_Up__Loop_2_Trailing__V3__ForLoop_1</text:span></text:p>
                  <text:list>
                    <text:list-item>
                      <text:p text:style-name="P39"><text:span text:style-name="T10">#_ </text:span><text:span text:style-name="T11">sig</text:span></text:p>
                    </text:list-item>
                    <text:list-item>
                      <text:p text:style-name="P39"><text:span text:style-name="T10">#_ </text:span><text:span text:style-name="T11">time labels</text:span></text:p>
                      <text:list>
                        <text:list-item>
                          <text:p text:style-name="P112">#_20191013_124743:caller</text:p>
                        </text:list-item>
                        <text:list-item>
                          <text:p text:style-name="P112">#_20191013_124746:head</text:p>
                        </text:list-item>
                        <text:list-item>
                          <text:p text:style-name="P112">#_20191013_124751:wl:in-func</text:p>
                        </text:list-item>
                      </text:list>
                    </text:list-item>
                    <text:list-item>
                      <text:p text:style-name="P112">DUP : lines</text:p>
                      <text:list>
                        <text:list-item>
                          <text:p text:style-name="P112">DUP</text:p>
                        </text:list-item>
                        <text:list-item>
                          <text:p text:style-name="P112">return values</text:p>
                          <text:list>
                            <text:list-item>
                              <text:p text:style-name="P112">#_20191013_125039:tmp</text:p>
                            </text:list-item>
                            <text:list-item>
                              <text:p text:style-name="P112"/>
                            </text:list-item>
                          </text:list>
                        </text:list-item>
                      </text:list>
                    </text:list-item>
                    <text:list-item>
                      <text:p text:style-name="P112">caller</text:p>
                    </text:list-item>
                  </text:list>
                </text:list-item>
                <text:list-item>
                  <text:p text:style-name="P112">TEST ==&gt; OK</text:p>
                </text:list-item>
              </text:list>
            </text:list-item>
            <text:list-item>
              <text:p text:style-name="P39"><text:span text:style-name="T10">#_ </text:span><text:span text:style-name="T11">T-3.2 : new param ==&gt; index number</text:span></text:p>
              <text:list>
                <text:list-item>
                  <text:p text:style-name="P112">CODE</text:p>
                </text:list-item>
                <text:list-item>
                  <text:p text:style-name="P112">TEST</text:p>
                  <text:list>
                    <text:list-item>
                      <text:p text:style-name="P112">param is 10 → dat file : “22 <text:s text:c="5"/>2019.04.24 05:45”</text:p>
                    </text:list-item>
                    <text:list-item>
                      <text:p text:style-name="P112">param is 25 → console “(step : B : j2 : N : 1) Pattern NOT detectd.”</text:p>
                    </text:list-item>
                    <text:list-item>
                      <text:p text:style-name="P112">ERROR</text:p>
                      <text:list>
                        <text:list-item>
                          <text:p text:style-name="P112">“ <text:s/>File "C:\WORKS_2\WS\WS_Others.prog\prog\D-7\2_2\VIRTUAL\Admin_Projects\mm\libs_mm\libfx_6.py", lin</text:p>
                        </text:list-item>
                        <text:list-item>
                          <text:p text:style-name="P112">e 8023, in tester_T_2__Report_Dat</text:p>
                        </text:list-item>
                        <text:list-item>
                          <text:p text:style-name="P112"><text:s text:c="4"/>cntOf_SLs, cntOf_SLs / lenOf_LO_Pos_Target</text:p>
                        </text:list-item>
                        <text:list-item>
                          <text:p text:style-name="P112">ZeroDivisionError: division by zero”</text:p>
                        </text:list-item>
                        <text:list-item>
                          <text:p text:style-name="P112">FIX : ==&gt; OK</text:p>
                        </text:list-item>
                      </text:list>
                    </text:list-item>
                  </text:list>
                </text:list-item>
              </text:list>
            </text:list-item>
          </text:list>
        </text:list-item>
      </text:list>
      <text:p text:style-name="P8">[next]</text:p>
      <text:list xml:id="list4553804720335232882" text:style-name="L8">
        <text:list-item>
          <text:p text:style-name="P40">TASK : this : T-3.2 –&gt; param index</text:p>
          <text:list>
            <text:list-item>
              <text:p text:style-name="P40">==&gt; return vals → add : current position's start index</text:p>
            </text:list-item>
            <text:list-item>
              <text:p text:style-name="P40">==&gt; next loop : give this start index as a param</text:p>
            </text:list-item>
            <text:list-item>
              <text:p text:style-name="P40"><text:soft-page-break/>#_20191013_130918:next</text:p>
            </text:list-item>
          </text:list>
        </text:list-item>
      </text:list>
      <text:p text:style-name="P8">[further]</text:p>
      <text:list xml:id="list5271679051946995415" text:style-name="L9">
        <text:list-item>
          <text:p text:style-name="P41"/>
        </text:list-item>
      </text:list>
      <text:p text:style-name="P2"><text:line-break/><text:span text:style-name="T12">[/ XXX]</text:span></text:p>
      <text:p text:style-name="P2"/>
      <text:p text:style-name="P11"/>
      <text:p text:style-name="P8">---------------------------------------------------------------------------</text:p>
      <text:p text:style-name="P14">res free# JVEMV6 44#8.4.2_3 / 44. currency / 8. prog-python / 4 tester / 2. id-3 / 20191014_081754</text:p>
      <text:p text:style-name="P14"/>
      <text:p text:style-name="P8">[do] <text:span text:style-name="T9">#_ </text:span></text:p>
      <text:list xml:id="list2305122694490825729" text:style-name="L10">
        <text:list-item>
          <text:p text:style-name="P42">REVIEW</text:p>
        </text:list-item>
        <text:list-item>
          <text:p text:style-name="P42">TASK-1 : this(prev) : T-3.2 –&gt; param index</text:p>
          <text:list>
            <text:list-item>
              <text:list>
                <text:list-item>
                  <text:p text:style-name="P42">==&gt; return vals → add : current position's start index</text:p>
                </text:list-item>
                <text:list-item>
                  <text:p text:style-name="P42">==&gt; next loop : give this start index as a param</text:p>
                </text:list-item>
                <text:list-item>
                  <text:p text:style-name="P42">#_20191013_130918:next</text:p>
                </text:list-item>
              </text:list>
            </text:list-item>
            <text:list-item>
              <text:p text:style-name="P42"><text:span text:style-name="T9">#_ </text:span>SEG-1 : cleanup code</text:p>
            </text:list-item>
            <text:list-item>
              <text:p text:style-name="P42">SEG-2 : func : tester_T_2__Buy_Up__Loop_2_Trailing__V3__ForLoop_1</text:p>
              <text:list>
                <text:list-item>
                  <text:list>
                    <text:list-item>
                      <text:p text:style-name="P42">==&gt; part of its lines → functionalize</text:p>
                    </text:list-item>
                  </text:list>
                </text:list-item>
                <text:list-item>
                  <text:p text:style-name="P42">S-2.1 : “step : B : j5 : Y : 4”</text:p>
                  <text:list>
                    <text:list-item>
                      <text:p text:style-name="P42">new FUN<text:span text:style-name="T11">C : tester_T_2__Trailing__V3__Step_B_j5_Y_4</text:span></text:p>
                      <text:list>
                        <text:list-item>
                          <text:p text:style-name="P113">#_20191014_082454:tmp</text:p>
                        </text:list-item>
                        <text:list-item>
                          <text:p text:style-name="P42"><text:span text:style-name="T10">#_ </text:span><text:span text:style-name="T11">sig</text:span></text:p>
                        </text:list-item>
                        <text:list-item>
                          <text:p text:style-name="P42"><text:span text:style-name="T10">#_ </text:span><text:span text:style-name="T11">labels</text:span></text:p>
                          <text:list>
                            <text:list-item>
                              <text:p text:style-name="P113">#_20191014_082559:caller</text:p>
                            </text:list-item>
                            <text:list-item>
                              <text:p text:style-name="P113">#_20191014_082604:head</text:p>
                            </text:list-item>
                            <text:list-item>
                              <text:p text:style-name="P113">#_20191014_082609:wl:in-func</text:p>
                            </text:list-item>
                          </text:list>
                        </text:list-item>
                        <text:list-item>
                          <text:p text:style-name="P42"><text:soft-page-break/><text:span text:style-name="T10">#_ </text:span><text:span text:style-name="T11">DUP : lines</text:span></text:p>
                        </text:list-item>
                        <text:list-item>
                          <text:p text:style-name="P42"><text:span text:style-name="T10">#_ </text:span><text:span text:style-name="T11">param</text:span></text:p>
                          <text:list>
                            <text:list-item>
                              <text:p text:style-name="P113">Pos</text:p>
                            </text:list-item>
                            <text:list-item>
                              <text:p text:style-name="P113">lo_Lines_Log</text:p>
                            </text:list-item>
                          </text:list>
                        </text:list-item>
                        <text:list-item>
                          <text:p text:style-name="P42"><text:span text:style-name="T10">#_ </text:span><text:span text:style-name="T11">caller</text:span></text:p>
                          <text:list>
                            <text:list-item>
                              <text:p text:style-name="P113">receiver</text:p>
                            </text:list-item>
                            <text:list-item>
                              <text:p text:style-name="P113">time label</text:p>
                            </text:list-item>
                          </text:list>
                        </text:list-item>
                      </text:list>
                    </text:list-item>
                    <text:list-item>
                      <text:p text:style-name="P113">TEST : “num_Index = 10”</text:p>
                      <text:list>
                        <text:list-item>
                          <text:p text:style-name="P113">==&gt; ? → lines not used</text:p>
                        </text:list-item>
                      </text:list>
                    </text:list-item>
                  </text:list>
                </text:list-item>
                <text:list-item>
                  <text:p text:style-name="P42"><text:span text:style-name="T10">#_ </text:span><text:span text:style-name="T11">S-2.2 : “Pos ==&gt; reset” → where used ?</text:span></text:p>
                  <text:list>
                    <text:list-item>
                      <text:p text:style-name="P113">find</text:p>
                      <text:list>
                        <text:list-item>
                          <text:p text:style-name="P42"><text:span text:style-name="T10">#_ </text:span><text:span text:style-name="T11">“step : B : j5 : Y : 4”</text:span></text:p>
                        </text:list-item>
                        <text:list-item>
                          <text:p text:style-name="P42"><text:span text:style-name="T10">#_ </text:span><text:span text:style-name="T11">“step : B : j7 : Y : 4”</text:span></text:p>
                          <text:list>
                            <text:list-item>
                              <text:p text:style-name="P113">#_20191014_084210:tmp</text:p>
                            </text:list-item>
                            <text:list-item>
                              <text:p text:style-name="P113">CODING</text:p>
                            </text:list-item>
                            <text:list-item>
                              <text:p text:style-name="P113">TEST ==&gt; ? : line not used</text:p>
                            </text:list-item>
                          </text:list>
                        </text:list-item>
                        <text:list-item>
                          <text:p text:style-name="P42"><text:span text:style-name="T10">#_ </text:span><text:span text:style-name="T11">“step : B : j3 : Y : 4”</text:span></text:p>
                          <text:list>
                            <text:list-item>
                              <text:p text:style-name="P113">#_20191014_084644:tmp</text:p>
                            </text:list-item>
                            <text:list-item>
                              <text:p text:style-name="P113">CODING</text:p>
                            </text:list-item>
                            <text:list-item>
                              <text:p text:style-name="P113">TEST ==&gt; OK</text:p>
                            </text:list-item>
                          </text:list>
                        </text:list-item>
                        <text:list-item>
                          <text:p text:style-name="P42"><text:span text:style-name="T10">#_ </text:span><text:span text:style-name="T11">“step : B : j4 : Y : 4”</text:span></text:p>
                          <text:list>
                            <text:list-item>
                              <text:p text:style-name="P113">steps</text:p>
                              <text:list>
                                <text:list-item>
                                  <text:p text:style-name="P113">search “for i in” (backwards)</text:p>
                                </text:list-item>
                                <text:list-item>
                                  <text:p text:style-name="P113">search “Pos ==&gt; reset”</text:p>
                                </text:list-item>
                                <text:list-item>
                                  <text:p text:style-name="P113">(if found) add → “tmp” label</text:p>
                                </text:list-item>
                                <text:list-item>
                                  <text:p text:style-name="P113">search “for i in” (backwards)</text:p>
                                </text:list-item>
                                <text:list-item>
                                  <text:p text:style-name="P113">(if in the right for-loop) ==&gt; search “tmp” label</text:p>
                                </text:list-item>
                                <text:list-item>
                                  <text:p text:style-name="P113">test</text:p>
                                </text:list-item>
                                <text:list-item>
                                  <text:p text:style-name="P113">open → log file</text:p>
                                </text:list-item>
                                <text:list-item>
                                  <text:p text:style-name="P113"><text:soft-page-break/>search for → step id string</text:p>
                                </text:list-item>
                              </text:list>
                            </text:list-item>
                            <text:list-item>
                              <text:p text:style-name="P113">#_20191014_085223:tmp</text:p>
                            </text:list-item>
                            <text:list-item>
                              <text:p text:style-name="P113">TEST ==&gt; lines not used</text:p>
                            </text:list-item>
                          </text:list>
                        </text:list-item>
                        <text:list-item>
                          <text:p text:style-name="P42"><text:span text:style-name="T10">~_ </text:span><text:span text:style-name="T11">“step : B : j5 : Y : 4”</text:span></text:p>
                          <text:list>
                            <text:list-item>
                              <text:p text:style-name="P113">#_20191014_085630:tmp</text:p>
                            </text:list-item>
                            <text:list-item>
                              <text:p text:style-name="P113">==&gt; NOT in the target loop</text:p>
                            </text:list-item>
                          </text:list>
                        </text:list-item>
                      </text:list>
                    </text:list-item>
                  </text:list>
                </text:list-item>
                <text:list-item>
                  <text:p text:style-name="P42"><text:span text:style-name="T10">#_ </text:span><text:span text:style-name="T11">SEG-2.3 : “to list ==&gt; e0, Pos”</text:span></text:p>
                  <text:list>
                    <text:list-item>
                      <text:p text:style-name="P113">find</text:p>
                      <text:list>
                        <text:list-item>
                          <text:p text:style-name="P113">“step : B : j5 : Y : 3.1” (stoploss)</text:p>
                        </text:list-item>
                      </text:list>
                    </text:list-item>
                    <text:list-item>
                      <text:p text:style-name="P113">new FUNC : tester_T_2__Trailing__V3__Step_B_j5_Y_3_1</text:p>
                      <text:list>
                        <text:list-item>
                          <text:p text:style-name="P113">#_20191014_090444:tmp</text:p>
                        </text:list-item>
                        <text:list-item>
                          <text:p text:style-name="P42"><text:span text:style-name="T10">#_ </text:span><text:span text:style-name="T11">sig</text:span></text:p>
                        </text:list-item>
                        <text:list-item>
                          <text:p text:style-name="P25"><text:span text:style-name="T10">#_ </text:span><text:span text:style-name="T11">labels</text:span></text:p>
                          <text:list>
                            <text:list-item>
                              <text:p text:style-name="P113">#_20191014_090545:caller</text:p>
                            </text:list-item>
                            <text:list-item>
                              <text:p text:style-name="P113">#_20191014_090550:head</text:p>
                            </text:list-item>
                            <text:list-item>
                              <text:p text:style-name="P113">#_20191014_090554:wl:in-func</text:p>
                            </text:list-item>
                          </text:list>
                        </text:list-item>
                        <text:list-item>
                          <text:p text:style-name="P42"><text:span text:style-name="T10">#_ </text:span><text:span text:style-name="T11">DUP : lines</text:span></text:p>
                        </text:list-item>
                        <text:list-item>
                          <text:p text:style-name="P42"><text:span text:style-name="T10">#_ </text:span><text:span text:style-name="T11">param</text:span></text:p>
                          <text:list>
                            <text:list-item>
                              <text:p text:style-name="P113">Pos</text:p>
                            </text:list-item>
                            <text:list-item>
                              <text:p text:style-name="P113">lo_Lines_Log</text:p>
                            </text:list-item>
                          </text:list>
                        </text:list-item>
                        <text:list-item>
                          <text:p text:style-name="P42"><text:span text:style-name="T10">#_ </text:span><text:span text:style-name="T11">caller</text:span></text:p>
                          <text:list>
                            <text:list-item>
                              <text:p text:style-name="P113">receiver</text:p>
                            </text:list-item>
                            <text:list-item>
                              <text:p text:style-name="P113">time label</text:p>
                            </text:list-item>
                          </text:list>
                        </text:list-item>
                      </text:list>
                    </text:list-item>
                    <text:list-item>
                      <text:p text:style-name="P113">TEST ==&gt; lines not used</text:p>
                    </text:list-item>
                  </text:list>
                </text:list-item>
                <text:list-item>
                  <text:p text:style-name="P113">SEG-2.3 : “to list ==&gt; e0, Pos” → where used ?</text:p>
                  <text:list>
                    <text:list-item>
                      <text:p text:style-name="P113"/>
                    </text:list-item>
                  </text:list>
                </text:list-item>
              </text:list>
            </text:list-item>
            <text:list-item>
              <text:p text:style-name="P42">T-1.1</text:p>
            </text:list-item>
          </text:list>
        </text:list-item>
      </text:list>
      <text:p text:style-name="P8">[next]</text:p>
      <text:list xml:id="list4077972761978722419" text:style-name="L11">
        <text:list-item>
          <text:p text:style-name="P43">TASK : <text:span text:style-name="T11">SEG-2.3 : “to list ==&gt; e0, Pos” → where used ?</text:span></text:p>
          <text:list>
            <text:list-item>
              <text:p text:style-name="P114">==&gt; continue</text:p>
            </text:list-item>
            <text:list-item>
              <text:p text:style-name="P114"><text:soft-page-break/>#_20191014_091430:next</text:p>
            </text:list-item>
          </text:list>
        </text:list-item>
      </text:list>
      <text:p text:style-name="P8">[further]</text:p>
      <text:list xml:id="list1326228277612903086" text:style-name="L12">
        <text:list-item>
          <text:p text:style-name="P44"/>
        </text:list-item>
      </text:list>
      <text:p text:style-name="P2"><text:line-break/><text:span text:style-name="T12">[/ 20191014_091710]</text:span></text:p>
      <text:p text:style-name="P2"/>
      <text:p text:style-name="P11"/>
      <text:p text:style-name="P8">---------------------------------------------------------------------------</text:p>
      <text:p text:style-name="P14">res free# JVEMV6 44#8.4.2_4 / 44. currency / 8. prog-python / 4 tester / 2. id-3 / 20191015_091048</text:p>
      <text:p text:style-name="P14"/>
      <text:p text:style-name="P8">[do] <text:span text:style-name="T9">#_ </text:span></text:p>
      <text:list xml:id="list776740026812638826" text:style-name="L13">
        <text:list-item>
          <text:p text:style-name="P45">REVIEW</text:p>
        </text:list-item>
        <text:list-item>
          <text:p text:style-name="P45"><text:span text:style-name="T10">#_ </text:span>TASK-1 : <text:span text:style-name="T11">SEG-2.3 : “to list ==&gt; e0, Pos” → where used ?</text:span></text:p>
          <text:list>
            <text:list-item>
              <text:list>
                <text:list-item>
                  <text:p text:style-name="P115">==&gt; continue</text:p>
                </text:list-item>
                <text:list-item>
                  <text:p text:style-name="P115">#_20191014_091430:next</text:p>
                </text:list-item>
              </text:list>
            </text:list-item>
            <text:list-item>
              <text:p text:style-name="P115">T-1.1 : “step : B : j7 : Y : 3.1” (takeprofit)</text:p>
              <text:list>
                <text:list-item>
                  <text:p text:style-name="P115">#_20191015_091340:tmp</text:p>
                </text:list-item>
                <text:list-item>
                  <text:p text:style-name="P115">CODE</text:p>
                </text:list-item>
                <text:list-item>
                  <text:p text:style-name="P115">TEST ==&gt; OK</text:p>
                  <text:list>
                    <text:list-item>
                      <text:p text:style-name="P115">no error ==&gt; OK</text:p>
                    </text:list-item>
                    <text:list-item>
                      <text:p text:style-name="P115">log file ==&gt; </text:p>
                      <text:list>
                        <text:list-item>
                          <text:p text:style-name="P115">“[libfx_6.py:2561 / 20191015_092006] (step : B : j3 : Y : 6) continuing...</text:p>
                        </text:list-item>
                        <text:list-item>
                          <text:p text:style-name="P115">[libfx_6.py:2578 / 20191015_092006] ===&gt; BREAK from the loop”</text:p>
                        </text:list-item>
                      </text:list>
                    </text:list-item>
                  </text:list>
                </text:list-item>
                <text:list-item>
                  <text:p text:style-name="P115">CODE → debugging : #_20191015_092321:debug</text:p>
                </text:list-item>
                <text:list-item>
                  <text:p text:style-name="P115">TEST ==&gt; OK</text:p>
                </text:list-item>
              </text:list>
            </text:list-item>
            <text:list-item>
              <text:p text:style-name="P115">T-1.2 : “step : B : j3 : Y : 3.1”</text:p>
              <text:list>
                <text:list-item>
                  <text:list>
                    <text:list-item>
                      <text:p text:style-name="P115"><text:soft-page-break/>#_20191015_092900:tmp</text:p>
                    </text:list-item>
                  </text:list>
                </text:list-item>
                <text:list-item>
                  <text:p text:style-name="P115">CODE</text:p>
                </text:list-item>
                <text:list-item>
                  <text:p text:style-name="P115">TEST ==&gt; OK</text:p>
                  <text:list>
                    <text:list-item>
                      <text:list>
                        <text:list-item>
                          <text:p text:style-name="P115">“[libfx_6.py:2594 / 20191015_093352] (step : B : j3 : Y : 6) continuing...</text:p>
                        </text:list-item>
                        <text:list-item>
                          <text:p text:style-name="P115">[libfx_6.py:2611 / 20191015_093352] ===&gt; BREAK from the loop”</text:p>
                        </text:list-item>
                      </text:list>
                    </text:list-item>
                  </text:list>
                </text:list-item>
              </text:list>
            </text:list-item>
            <text:list-item>
              <text:p text:style-name="P115"><text:span text:style-name="T9">#_ </text:span>T-1.3 : “step : B : j4 : Y : 3.1”</text:p>
              <text:list>
                <text:list-item>
                  <text:list>
                    <text:list-item>
                      <text:p text:style-name="P115">#_20191015_093700:tmp</text:p>
                    </text:list-item>
                  </text:list>
                </text:list-item>
                <text:list-item>
                  <text:p text:style-name="P115"><text:span text:style-name="T9">#_ </text:span>CODE</text:p>
                </text:list-item>
                <text:list-item>
                  <text:p text:style-name="P115">TEST ==&gt; OK</text:p>
                  <text:list>
                    <text:list-item>
                      <text:p text:style-name="P115">error ==&gt; NO</text:p>
                      <text:list>
                        <text:list-item>
                          <text:p text:style-name="P115">“[libfx_6.py:2594 / 20191015_093949] (step : B : j3 : Y : 6) continuing...</text:p>
                        </text:list-item>
                        <text:list-item>
                          <text:p text:style-name="P115">[libfx_6.py:2611 / 20191015_093949] ===&gt; BREAK from the loop”</text:p>
                        </text:list-item>
                      </text:list>
                    </text:list-item>
                  </text:list>
                </text:list-item>
              </text:list>
            </text:list-item>
          </text:list>
        </text:list-item>
        <text:list-item>
          <text:p text:style-name="P115">TASK-2 : func “tester_T_2__Buy_Up__Loop_2_Trailing__V3__ForLoop_1” ==&gt; call X times in an outer for-loop ==&gt; param “num_Index” → get from “lo_Pos_Exits”</text:p>
          <text:list>
            <text:list-item>
              <text:p text:style-name="P115">T-2.1 : param “num_Index” → get from “lo_Pos_Exits”</text:p>
              <text:list>
                <text:list-item>
                  <text:p text:style-name="P115">#_20191015_094358:debug</text:p>
                </text:list-item>
                <text:list-item>
                  <text:p text:style-name="P115">CODE</text:p>
                </text:list-item>
                <text:list-item>
                  <text:p text:style-name="P115">TEST ==&gt; ERROR</text:p>
                  <text:list>
                    <text:list-item>
                      <text:list>
                        <text:list-item>
                          <text:p text:style-name="P115">“ <text:s/>File "C:\WORKS_2\WS\WS_Others.prog\prog\D-7\2_2\VIRTUAL\Admin_Projects\mm\libs_mm\libfx_6.py", lin</text:p>
                        </text:list-item>
                        <text:list-item>
                          <text:p text:style-name="P115">e 3430, in tester_T_2__Buy_Up__Loop_2_Trailing__V3</text:p>
                        </text:list-item>
                        <text:list-item>
                          <text:p text:style-name="P115"><text:s text:c="4"/>lo_Pos_Exits[0]['st_idx']</text:p>
                        </text:list-item>
                        <text:list-item>
                          <text:p text:style-name="P115">TypeError: list indices must be integers or slices, not str”</text:p>
                        </text:list-item>
                      </text:list>
                    </text:list-item>
                    <text:list-item>
                      <text:p text:style-name="P115">TRY : review “tester_T_2__Trailing__V3__Step_B_j5_Y_3_1”</text:p>
                      <text:list>
                        <text:list-item>
                          <text:p text:style-name="P115"><text:soft-page-break/>FIX : #_20191015_095643:fix</text:p>
                        </text:list-item>
                      </text:list>
                    </text:list-item>
                    <text:list-item>
                      <text:p text:style-name="P115">TEST ==&gt; OK</text:p>
                      <text:list>
                        <text:list-item>
                          <text:p text:style-name="P115">“[libfx_6.py:3449 / 20191015_095925]</text:p>
                        </text:list-item>
                        <text:list-item>
                          <text:p text:style-name="P115">lo_Pos_Exits[0]['st_idx'] =&gt; 22”</text:p>
                        </text:list-item>
                      </text:list>
                    </text:list-item>
                  </text:list>
                </text:list-item>
              </text:list>
            </text:list-item>
          </text:list>
        </text:list-item>
      </text:list>
      <text:p text:style-name="P8">[next]</text:p>
      <text:list xml:id="list2644446161329553830" text:style-name="L14">
        <text:list-item>
          <text:p text:style-name="P46">TASK : continue</text:p>
          <text:list>
            <text:list-item>
              <text:p text:style-name="P46">coding</text:p>
              <text:list>
                <text:list-item>
                  <text:p text:style-name="P46">new : outer for-loop</text:p>
                </text:list-item>
                <text:list-item>
                  <text:p text:style-name="P46">“Pos['st_idx'] + 1” → pass to func for the param “num_Index”</text:p>
                </text:list-item>
                <text:list-item>
                  <text:p text:style-name="P46">one of the return vals “lo_Pos_Exits” → append to another new list “lo_LO_Pos_Exits ”</text:p>
                </text:list-item>
              </text:list>
            </text:list-item>
            <text:list-item>
              <text:p text:style-name="P46">#_20191015_100103:next</text:p>
            </text:list-item>
          </text:list>
        </text:list-item>
      </text:list>
      <text:p text:style-name="P8">[further]</text:p>
      <text:list xml:id="list6345075473375743690" text:style-name="L15">
        <text:list-item>
          <text:p text:style-name="P47"/>
        </text:list-item>
      </text:list>
      <text:p text:style-name="P2"><text:line-break/><text:span text:style-name="T12">[/ XXX]</text:span></text:p>
      <text:p text:style-name="P2"/>
      <text:p text:style-name="P11"/>
      <text:p text:style-name="P8">---------------------------------------------------------------------------</text:p>
      <text:p text:style-name="P14">res free# JVEMV6 44#8.4.2_5 / 44. currency / 8. prog-python / 4 tester / 2. id-3 / 20191016_100713</text:p>
      <text:p text:style-name="P14"/>
      <text:p text:style-name="P8">[do] <text:span text:style-name="T9">#_ </text:span></text:p>
      <text:list xml:id="list6536592778978514107" text:style-name="L16">
        <text:list-item>
          <text:p text:style-name="P48">REVIEW</text:p>
        </text:list-item>
        <text:list-item>
          <text:p text:style-name="P48">TASK-1 : continue</text:p>
          <text:list>
            <text:list-item>
              <text:list>
                <text:list-item>
                  <text:p text:style-name="P48">coding</text:p>
                  <text:list>
                    <text:list-item>
                      <text:p text:style-name="P48">new : outer for-loop</text:p>
                    </text:list-item>
                    <text:list-item>
                      <text:p text:style-name="P48">“Pos['st_idx'] + 1” → pass to func for the param “num_Index”</text:p>
                    </text:list-item>
                    <text:list-item>
                      <text:p text:style-name="P136"><text:span text:style-name="T4">one of the return vals “lo_Pos_Exits” → append to another new </text:span><text:soft-page-break/><text:span text:style-name="T4">list “lo_LO_Pos_Exits ”</text:span></text:p>
                    </text:list-item>
                    <text:list-item>
                      <text:p text:style-name="P48">#_20191015_100103:next</text:p>
                    </text:list-item>
                  </text:list>
                </text:list-item>
              </text:list>
            </text:list-item>
            <text:list-item>
              <text:p text:style-name="P48">T-1.1 : debug → get len of <text:s text:c="2"/>lo_Pos_Exits</text:p>
              <text:list>
                <text:list-item>
                  <text:p text:style-name="P48">new for-loop block</text:p>
                  <text:list>
                    <text:list-item>
                      <text:p text:style-name="P48">current block → indent, to right, 1 step</text:p>
                    </text:list-item>
                  </text:list>
                </text:list-item>
                <text:list-item>
                  <text:p text:style-name="P48">TEST ==&gt; OK</text:p>
                </text:list-item>
              </text:list>
            </text:list-item>
            <text:list-item>
              <text:p text:style-name="P48">T-1.2 : each loop → get “st_idx” value</text:p>
              <text:list>
                <text:list-item>
                  <text:p text:style-name="P48">#_20191016_102327:tmp</text:p>
                </text:list-item>
                <text:list-item>
                  <text:p text:style-name="P48">CODE</text:p>
                </text:list-item>
                <text:list-item>
                  <text:p text:style-name="P48">TEST : “num_Index = 0”</text:p>
                  <text:list>
                    <text:list-item>
                      <text:p text:style-name="P48">==&gt; ISSUE</text:p>
                      <text:list>
                        <text:list-item>
                          <text:p text:style-name="P48">the 2nd loop → starts from “(step : B : 0) =================================== [loop : 32]”</text:p>
                        </text:list-item>
                      </text:list>
                    </text:list-item>
                    <text:list-item>
                      <text:p text:style-name="P48">MODIFY : 2nd loop on → if “num_Index” &gt; “lenOf_Detection_Target_Range” ==&gt; let “lenOf_Detection_Target_Range” = 0</text:p>
                    </text:list-item>
                  </text:list>
                </text:list-item>
                <text:list-item>
                  <text:p text:style-name="P136"><text:span text:style-name="T4">TEST ==&gt; PRO</text:span><text:span text:style-name="T5">BLEM : at “step : A : 2 : j1 : Y : 3”</text:span></text:p>
                  <text:list>
                    <text:list-item>
                      <text:p text:style-name="P116">FIX : “num_Index = num_ST_IDX + 1”</text:p>
                    </text:list-item>
                    <text:list-item>
                      <text:p text:style-name="P136"><text:span text:style-name="T5">TEST ==&gt; </text:span><text:span text:style-name="T7">PROBLEM</text:span><text:span text:style-name="T5"> (20191016_105033)</text:span></text:p>
                    </text:list-item>
                  </text:list>
                </text:list-item>
              </text:list>
            </text:list-item>
          </text:list>
        </text:list-item>
      </text:list>
      <text:p text:style-name="P8">[next]</text:p>
      <text:list xml:id="list6306714425843461334" text:style-name="L17">
        <text:list-item>
          <text:p text:style-name="P49">TASK : #_20191016_104742:next (<text:span text:style-name="T14">PROBLEM</text:span><text:span text:style-name="T11"> (20191016_105033))</text:span></text:p>
          <text:list>
            <text:list-item>
              <text:p text:style-name="P49">for-loop ==&gt; dat file → sam<text:span text:style-name="T11">e 2 records “29<text:tab/>2019.04.24 07:30”</text:span></text:p>
              <text:list>
                <text:list-item>
                  <text:p text:style-name="P117">==&gt; why ?</text:p>
                </text:list-item>
              </text:list>
            </text:list-item>
            <text:list-item>
              <text:p text:style-name="P117">also, in the second for-loop, index runs to the end of the range ==&gt; then, have the outer loop quit the loop</text:p>
            </text:list-item>
            <text:list-item>
              <text:p text:style-name="P117">ref ==&gt; BUSL3_No_T_3.(20191016_104330).dir</text:p>
            </text:list-item>
          </text:list>
        </text:list-item>
      </text:list>
      <text:p text:style-name="P8">[further]</text:p>
      <text:list xml:id="list5565989722063909088" text:style-name="L18">
        <text:list-item>
          <text:p text:style-name="P50"/>
        </text:list-item>
      </text:list>
      <text:p text:style-name="P2"><text:line-break/><text:span text:style-name="T12">[/ 20191016_105101]</text:span></text:p>
      <text:p text:style-name="P2"><text:soft-page-break/></text:p>
      <text:p text:style-name="P11"/>
      <text:p text:style-name="P8">---------------------------------------------------------------------------</text:p>
      <text:p text:style-name="P14">res free# JVEMV6 44#8.4.2_6 / 44. currency / 8. prog-python / 4 tester / 2. id-3 / 20191017_091421</text:p>
      <text:p text:style-name="P14"/>
      <text:p text:style-name="P8">[do] <text:span text:style-name="T9">#_ </text:span></text:p>
      <text:list xml:id="list36581901545107946" text:style-name="L19">
        <text:list-item>
          <text:p text:style-name="P51">~ REVIEW</text:p>
        </text:list-item>
        <text:list-item>
          <text:p text:style-name="P51">TASK-1 : </text:p>
          <text:list>
            <text:list-item>
              <text:list>
                <text:list-item>
                  <text:p text:style-name="P51">~ “num_Index = num_ST_IDX + 1” ==&gt; modify → </text:p>
                </text:list-item>
                <text:list-item>
                  <text:p text:style-name="P51">#_20191017_091353:tmp</text:p>
                </text:list-item>
              </text:list>
            </text:list-item>
            <text:list-item>
              <text:p text:style-name="P51">T-1.1 : BUSL3_No_T_3.(20191016_104330).log</text:p>
              <text:list>
                <text:list-item>
                  <text:p text:style-name="P51">INSPECT : “step : B : j5 : Y : 6”, L1311</text:p>
                  <text:list>
                    <text:list-item>
                      <text:p text:style-name="P51">#_20191017_092022:tmp</text:p>
                    </text:list-item>
                    <text:list-item>
                      <text:p text:style-name="P51">CODING → add “===&gt; BREAK from the loop”</text:p>
                    </text:list-item>
                    <text:list-item>
                      <text:p text:style-name="P51">TEST ==&gt; BUSL3_No_T_3.(20191017_092209).dir</text:p>
                      <text:list>
                        <text:list-item>
                          <text:p text:style-name="P51">“[libfx_6.py:2191 / 20191017_092212] (step : B : j2 : Y)</text:p>
                        </text:list-item>
                        <text:list-item>
                          <text:p text:style-name="P51">pattern --&gt; detected : 2019.04.24 05:45”</text:p>
                        </text:list-item>
                        <text:list-item>
                          <text:p text:style-name="P51">“[libfx_6.py:2630 / 20191017_092213] ===&gt; BREAK from the loop</text:p>
                        </text:list-item>
                        <text:list-item>
                          <text:p text:style-name="P51">[libfx_6.py:3510 / 20191017_092213] num_ST_IDX = 22 ---&gt; set to num_Index (now 23)”</text:p>
                        </text:list-item>
                        <text:list-item>
                          <text:p text:style-name="P51">“[libfx_6.py:2191 / 20191017_092213] (step : B : j2 : Y)</text:p>
                        </text:list-item>
                        <text:list-item>
                          <text:p text:style-name="P51">pattern --&gt; detected : 2019.04.24 07:30”</text:p>
                        </text:list-item>
                        <text:list-item>
                          <text:p text:style-name="P51">“[libfx_6.py:1056 / 20191017_092216] (step : B : j5 : Y : 1)</text:p>
                        </text:list-item>
                        <text:list-item>
                          <text:p text:style-name="P51">judge : e0.price_Low --&gt; equal or less than ts_SL”</text:p>
                        </text:list-item>
                      </text:list>
                    </text:list-item>
                    <text:list-item>
                      <text:p text:style-name="P51">FOUND</text:p>
                      <text:list>
                        <text:list-item>
                          <text:p text:style-name="P51">the 3rd loop → not<text:span text:style-name="T11"> detected AT ALL</text:span></text:p>
                        </text:list-item>
                      </text:list>
                    </text:list-item>
                    <text:list-item>
                      <text:p text:style-name="P118">TRY : “Pos['ext_idx']” → if not detected of the pattern, this variable takes on what value?</text:p>
                      <text:list>
                        <text:list-item>
                          <text:p text:style-name="P118"><text:soft-page-break/>==&gt; BUSL3_No_T_3.(20191017_092925).dir</text:p>
                        </text:list-item>
                        <text:list-item>
                          <text:p text:style-name="P118">==&gt; “[libfx_6.py:3490 / 20191017_092934] Pos['ext_idx'] 36”</text:p>
                        </text:list-item>
                      </text:list>
                    </text:list-item>
                    <text:list-item>
                      <text:p text:style-name="P118">TRY : INSPECT → func : “tester_T_2__Buy_Up__Loop_2_Trailing__V3__ForLoop_1” : #_20191013_124743:caller</text:p>
                      <text:list>
                        <text:list-item>
                          <text:p text:style-name="P118">&lt;== tester_T_2__Buy_Up__Loop_2_Trailing__V3</text:p>
                          <text:list>
                            <text:list-item>
                              <text:p text:style-name="P118">&lt;== tester_T_3(request, _strOf_Op_Name = "BUSL3_No_T_2")</text:p>
                            </text:list-item>
                          </text:list>
                        </text:list-item>
                      </text:list>
                    </text:list-item>
                    <text:list-item>
                      <text:p text:style-name="P118">TRY : INSPECT → “Pos”</text:p>
                      <text:list>
                        <text:list-item>
                          <text:p text:style-name="P118">func : tester_T_2__Buy_Up__3_Prep_Trailing</text:p>
                        </text:list-item>
                      </text:list>
                    </text:list-item>
                  </text:list>
                </text:list-item>
              </text:list>
            </text:list-item>
            <text:list-item>
              <text:p text:style-name="P118">T-1.2 : why ? → “[libfx_6.py:3490 / 20191017_092934] Pos['ext_idx'] 36” (BUSL3_No_T_3.(20191017_092925).log) ==&gt; instead of “-1” ?</text:p>
              <text:list>
                <text:list-item>
                  <text:p text:style-name="P118">because ==&gt; “tester_T_2__Buy_Up__Loop_2_Trailing__V3__ForLoop_1” → returns this Pos value</text:p>
                </text:list-item>
                <text:list-item>
                  <text:p text:style-name="P118">Q : where, in this function, does the var Pos['ext_idx] → set value ? (#_20191013_124746:head)</text:p>
                  <text:list>
                    <text:list-item>
                      <text:p text:style-name="P118">==&gt; search the string “'ext_idx'” in this func</text:p>
                    </text:list-item>
                    <text:list-item>
                      <text:p text:style-name="P118">→ “String Not Found”</text:p>
                    </text:list-item>
                  </text:list>
                </text:list-item>
                <text:list-item>
                  <text:p text:style-name="P118">==&gt; DROP (enough)</text:p>
                </text:list-item>
              </text:list>
            </text:list-item>
            <text:list-item>
              <text:p text:style-name="P118">T-1.3 : </text:p>
              <text:list>
                <text:list-item>
                  <text:list>
                    <text:list-item>
                      <text:p text:style-name="P118">func : “tester_T_2__Buy_Up__Loop_2_Trailing__V3__ForLoop_1”</text:p>
                    </text:list-item>
                    <text:list-item>
                      <text:p text:style-name="P118">==&gt; have this func return ---&gt; the number of the loop index (n1)</text:p>
                    </text:list-item>
                    <text:list-item>
                      <text:p text:style-name="P118">→ total len of the “lenOf_LO_BDs_Tmp” (n2)</text:p>
                    </text:list-item>
                    <text:list-item>
                      <text:p text:style-name="P118">→ if (n2 – n1) &lt; X ==&gt; then, “ <text:s text:c="7"/>step : A : 2 : 0.1 <text:s text:c="11"/>loop : loop-1” → break</text:p>
                    </text:list-item>
                  </text:list>
                </text:list-item>
              </text:list>
            </text:list-item>
          </text:list>
        </text:list-item>
      </text:list>
      <text:p text:style-name="P8">[next]</text:p>
      <text:list xml:id="list4442944603826611408" text:style-name="L20">
        <text:list-item>
          <text:p text:style-name="P52">TASK : T-1.3 → con<text:span text:style-name="T11">tinue</text:span></text:p>
          <text:list>
            <text:list-item>
              <text:p text:style-name="P119">#_20191017_094755:next</text:p>
            </text:list-item>
          </text:list>
        </text:list-item>
      </text:list>
      <text:p text:style-name="P8"><text:soft-page-break/>[further]</text:p>
      <text:list xml:id="list2847935980288353530" text:style-name="L21">
        <text:list-item>
          <text:p text:style-name="P53"/>
        </text:list-item>
      </text:list>
      <text:p text:style-name="P2"><text:line-break/><text:span text:style-name="T12">[/ 20191017_094807]</text:span></text:p>
      <text:p text:style-name="P2"/>
      <text:p text:style-name="P11"/>
      <text:p text:style-name="P8">---------------------------------------------------------------------------</text:p>
      <text:p text:style-name="P14">res free# JVEMV6 44#8.4.2_ 7 / 44. currency / 8. prog-python / 4 tester / 2. id-3 / 20191020_131110</text:p>
      <text:p text:style-name="P14"/>
      <text:p text:style-name="P8">[do] <text:span text:style-name="T9">#_ </text:span></text:p>
      <text:list xml:id="list1458953516123833292" text:style-name="L22">
        <text:list-item>
          <text:p text:style-name="P54">REVIEW</text:p>
        </text:list-item>
        <text:list-item>
          <text:p text:style-name="P137"><text:span text:style-name="T4">TASK-1</text:span><text:span text:style-name="T5"> : T-1.3 → continue</text:span></text:p>
          <text:list>
            <text:list-item>
              <text:list>
                <text:list-item>
                  <text:p text:style-name="P120">#_20191017_094755:next</text:p>
                </text:list-item>
              </text:list>
            </text:list-item>
            <text:list-item>
              <text:p text:style-name="P54">T-1.1</text:p>
              <text:list>
                <text:list-item>
                  <text:p text:style-name="P54">add var : “cntOf_Loop_B”</text:p>
                </text:list-item>
                <text:list-item>
                  <text:p text:style-name="P54">debug : #debug:20191020_131337</text:p>
                </text:list-item>
                <text:list-item>
                  <text:p text:style-name="P54">TEST ==&gt; </text:p>
                  <text:list>
                    <text:list-item>
                      <text:p text:style-name="P54">the 3rd call → “[libfx_6.py:3485 / 20191020_131935] (step : A : 2 : 1) loop --&gt; comp<text:tab/>len(lo_BDs_Tmp)<text:tab/>50 cntOf_Loop_B<text:tab/>19”</text:p>
                    </text:list-item>
                  </text:list>
                </text:list-item>
              </text:list>
            </text:list-item>
            <text:list-item>
              <text:p text:style-name="P54">T-1.2 : “cntOf_Loop_B + num_Index”</text:p>
              <text:list>
                <text:list-item>
                  <text:p text:style-name="P54">TEST ==&gt; </text:p>
                </text:list-item>
              </text:list>
            </text:list-item>
            <text:list-item>
              <text:p text:style-name="P54">T-1.3 : “step : A : 2 : 0.2 <text:s text:c="15"/>lo_Pos_Exits ==&gt; reset”</text:p>
              <text:list>
                <text:list-item>
                  <text:p text:style-name="P54">CODE</text:p>
                </text:list-item>
                <text:list-item>
                  <text:p text:style-name="P54">TEST ==&gt; OK</text:p>
                </text:list-item>
              </text:list>
            </text:list-item>
          </text:list>
        </text:list-item>
      </text:list>
      <text:p text:style-name="P8">[next]</text:p>
      <text:list xml:id="list7327351111880670822" text:style-name="L23">
        <text:list-item>
          <text:p text:style-name="P55">TASK : “step : A : 2 : j1 : N”</text:p>
          <text:list>
            <text:list-item>
              <text:p text:style-name="P55">if “lo_Pos_Exits” → no entry</text:p>
            </text:list-item>
            <text:list-item>
              <text:p text:style-name="P55"><text:soft-page-break/>#_20191020_134239:next</text:p>
              <text:list>
                <text:list-item>
                  <text:p text:style-name="P55">==&gt; break the for-loop “for i in range(0, 3)”</text:p>
                </text:list-item>
              </text:list>
            </text:list-item>
          </text:list>
        </text:list-item>
        <text:list-item>
          <text:p text:style-name="P55">TASK-2 : for-loop “#for-loop-1:20191020_133913”</text:p>
          <text:list>
            <text:list-item>
              <text:p text:style-name="P55">==&gt; range change to → (0, 10)</text:p>
            </text:list-item>
          </text:list>
        </text:list-item>
      </text:list>
      <text:p text:style-name="P8">[further]</text:p>
      <text:list xml:id="list7088093079134654151" text:style-name="L24">
        <text:list-item>
          <text:p text:style-name="P56"/>
        </text:list-item>
      </text:list>
      <text:p text:style-name="P2"><text:line-break/><text:span text:style-name="T12">[/ 20191020_133950]</text:span></text:p>
      <text:p text:style-name="P2"/>
      <text:p text:style-name="P11"/>
      <text:p text:style-name="P8">---------------------------------------------------------------------------</text:p>
      <text:p text:style-name="P14">res free# JVEMV6 44#8.4.2_ 8 / 44. currency / 8. prog-python / 4 tester / 2. id-3 / 20191022_093916</text:p>
      <text:p text:style-name="P14"/>
      <text:p text:style-name="P8">[do] <text:span text:style-name="T9">#_ </text:span></text:p>
      <text:list xml:id="list9185685977558909626" text:style-name="L25">
        <text:list-item>
          <text:p text:style-name="P57">REVIEW</text:p>
        </text:list-item>
        <text:list-item>
          <text:p text:style-name="P57"><text:span text:style-name="T9">#_ </text:span>TASK-1 : TASK : “step : A : 2 : j1 : N”</text:p>
          <text:list>
            <text:list-item>
              <text:list>
                <text:list-item>
                  <text:p text:style-name="P57">if “lo_Pos_Exits” → no entry</text:p>
                </text:list-item>
                <text:list-item>
                  <text:p text:style-name="P57">#_20191020_134239:next</text:p>
                  <text:list>
                    <text:list-item>
                      <text:p text:style-name="P57">==&gt; break the for-loop “for i in range(0, 3)”</text:p>
                    </text:list-item>
                  </text:list>
                </text:list-item>
              </text:list>
            </text:list-item>
            <text:list-item>
              <text:p text:style-name="P121">T-1.1</text:p>
              <text:list>
                <text:list-item>
                  <text:p text:style-name="P121">CODE</text:p>
                </text:list-item>
                <text:list-item>
                  <text:p text:style-name="P121">TEST ==&gt; OK</text:p>
                </text:list-item>
              </text:list>
            </text:list-item>
          </text:list>
        </text:list-item>
        <text:list-item>
          <text:p text:style-name="P57">TASK-2 : for-loop “#for-loop-1:20191020_133913”</text:p>
          <text:list>
            <text:list-item>
              <text:list>
                <text:list-item>
                  <text:p text:style-name="P57">==&gt; range change to → (0, 10)</text:p>
                </text:list-item>
              </text:list>
            </text:list-item>
            <text:list-item>
              <text:p text:style-name="P57">T-2.1</text:p>
              <text:list>
                <text:list-item>
                  <text:p text:style-name="P57">CODE</text:p>
                  <text:list>
                    <text:list-item>
                      <text:p text:style-name="P57">#for-loop-1:20191020_133913</text:p>
                    </text:list-item>
                    <text:list-item>
                      <text:p text:style-name="P57">var “num_Max_Loop”</text:p>
                    </text:list-item>
                  </text:list>
                </text:list-item>
                <text:list-item>
                  <text:p text:style-name="P57"><text:soft-page-break/>TEST ==&gt; OK</text:p>
                </text:list-item>
                <text:list-item>
                  <text:p text:style-name="P57">Q==&gt; where is “lo_LO_Pos_Exits”</text:p>
                  <text:list>
                    <text:list-item>
                      <text:p text:style-name="P57">==&gt; OK</text:p>
                    </text:list-item>
                  </text:list>
                </text:list-item>
                <text:list-item>
                  <text:p text:style-name="P57">TEST ==&gt; OK</text:p>
                </text:list-item>
              </text:list>
            </text:list-item>
            <text:list-item>
              <text:p text:style-name="P57">T-2.1 : show “lo_LO_Pos_Exits”</text:p>
              <text:list>
                <text:list-item>
                  <text:list>
                    <text:list-item>
                      <text:p text:style-name="P57">#_20191022_095819:tmp</text:p>
                    </text:list-item>
                  </text:list>
                </text:list-item>
                <text:list-item>
                  <text:p text:style-name="P57">CODE</text:p>
                </text:list-item>
                <text:list-item>
                  <text:p text:style-name="P57">TEST ==&gt; PRO<text:span text:style-name="T11">BLEM : 2 entries, both “st_idx” are → 29 (should be 22 and 29)</text:span></text:p>
                  <text:list>
                    <text:list-item>
                      <text:p text:style-name="P121">TRY : debug</text:p>
                      <text:list>
                        <text:list-item>
                          <text:p text:style-name="P57">#_20191022_100257:tmp</text:p>
                        </text:list-item>
                        <text:list-item>
                          <text:p text:style-name="P57">==&gt; OK </text:p>
                        </text:list-item>
                        <text:list-item>
                          <text:p text:style-name="P57">SOLUTION ==&gt; use “deepcopy”</text:p>
                        </text:list-item>
                      </text:list>
                    </text:list-item>
                  </text:list>
                </text:list-item>
              </text:list>
            </text:list-item>
            <text:list-item>
              <text:p text:style-name="P57">T-2.2 : deepcopy</text:p>
              <text:list>
                <text:list-item>
                  <text:p text:style-name="P57">#_20191022_100257:tmp</text:p>
                </text:list-item>
                <text:list-item>
                  <text:p text:style-name="P57">CODE</text:p>
                </text:list-item>
                <text:list-item>
                  <text:p text:style-name="P133">TEST ==&gt; OK !!!!!!</text:p>
                </text:list-item>
              </text:list>
            </text:list-item>
            <text:list-item>
              <text:p text:style-name="P57"/>
            </text:list-item>
          </text:list>
        </text:list-item>
      </text:list>
      <text:p text:style-name="P8">[next]</text:p>
      <text:list xml:id="list8667415394327443420" text:style-name="L26">
        <text:list-item>
          <text:p text:style-name="P58">TASK : test with con<text:span text:style-name="T11">f “44_5.1_10_rawdata.(AUDJPY).(Period-M15).(NumOfUnits-18000).(Bars-ALL-20190424_184417).20190311_081029.[SLICE-100].csv”</text:span></text:p>
          <text:list>
            <text:list-item>
              <text:p text:style-name="P122">==&gt; conf content → changed already</text:p>
            </text:list-item>
            <text:list-item>
              <text:p text:style-name="P122">#_20191022_100257:tmp</text:p>
            </text:list-item>
            <text:list-item>
              <text:p text:style-name="P122">in the log file, search for ---&gt; “(step : A : 2 : j1 : Y : 2)”</text:p>
            </text:list-item>
          </text:list>
        </text:list-item>
      </text:list>
      <text:p text:style-name="P8">[further]</text:p>
      <text:list xml:id="list835606770624736778" text:style-name="L27">
        <text:list-item>
          <text:p text:style-name="P59"/>
        </text:list-item>
      </text:list>
      <text:p text:style-name="P2"><text:line-break/><text:span text:style-name="T12">[/ 20191022_102015]</text:span></text:p>
      <text:p text:style-name="P2"/>
      <text:p text:style-name="P11"><text:soft-page-break/></text:p>
      <text:p text:style-name="P8">---------------------------------------------------------------------------</text:p>
      <text:p text:style-name="P14">res free# JVEMV6 44#8.4.2_9 / 44. currency / 8. prog-python / 4 tester / 2. id-3 / 20191023_101108?</text:p>
      <text:p text:style-name="P14"/>
      <text:p text:style-name="P8">[do] <text:span text:style-name="T9">#_ </text:span></text:p>
      <text:list xml:id="list1932515356329494358" text:style-name="L28">
        <text:list-item>
          <text:p text:style-name="P60">REVIEW</text:p>
        </text:list-item>
        <text:list-item>
          <text:p text:style-name="P138"><text:span text:style-name="T4">TASK-1 : test with con</text:span><text:span text:style-name="T5">f “44_5.1_10_rawdata.(AUDJPY).(Period-M15).(NumOfUnits-18000).(Bars-ALL-20190424_184417).20190311_081029.[SLICE-100].csv”</text:span></text:p>
          <text:list>
            <text:list-item>
              <text:list>
                <text:list-item>
                  <text:p text:style-name="P123">==&gt; conf content → changed already</text:p>
                </text:list-item>
                <text:list-item>
                  <text:p text:style-name="P123">#_20191022_100257:tmp</text:p>
                </text:list-item>
                <text:list-item>
                  <text:p text:style-name="P123">in the log file, search for ---&gt; “(step : A : 2 : j1 : Y : 2)”</text:p>
                </text:list-item>
              </text:list>
            </text:list-item>
            <text:list-item>
              <text:p text:style-name="P123">T-1.1</text:p>
              <text:list>
                <text:list-item>
                  <text:p text:style-name="P123">TEST ==&gt; </text:p>
                  <text:list>
                    <text:list-item>
                      <text:p text:style-name="P123">gen log file ==&gt; OK</text:p>
                    </text:list-item>
                    <text:list-item>
                      <text:p text:style-name="P123">“(step : A : 2 : j1 : Y : 2)” ==&gt; OK</text:p>
                    </text:list-item>
                  </text:list>
                </text:list-item>
              </text:list>
            </text:list-item>
          </text:list>
        </text:list-item>
        <text:list-item>
          <text:p text:style-name="P123">TASK-2 : func “tester_T_2__Buy_Up__Loop_2_Trailing__V3”</text:p>
          <text:list>
            <text:list-item>
              <text:list>
                <text:list-item>
                  <text:p text:style-name="P60">==&gt; return “lo_LO_Pos_Exits”</text:p>
                </text:list-item>
                <text:list-item>
                  <text:p text:style-name="P60">caller : #_20191013_112527:caller</text:p>
                </text:list-item>
                <text:list-item>
                  <text:p text:style-name="P60">func “tester_T_2__Report_Dat”</text:p>
                  <text:list>
                    <text:list-item>
                      <text:p text:style-name="P60">==&gt; modify ? <text:span text:style-name="T15">→ maybe, not</text:span><text:span text:style-name="T16"> needed</text:span></text:p>
                    </text:list-item>
                  </text:list>
                </text:list-item>
                <text:list-item>
                  <text:p text:style-name="P123">param → change from “lo_Pos_Exits” to ==&gt; “lo_LO_Pos_Exits”</text:p>
                </text:list-item>
              </text:list>
            </text:list-item>
            <text:list-item>
              <text:p text:style-name="P123">T-2.1</text:p>
              <text:list>
                <text:list-item>
                  <text:p text:style-name="P123">return val : #_20191023_102559:tmp</text:p>
                </text:list-item>
                <text:list-item>
                  <text:p text:style-name="P123">TEST ==&gt; OK (dat file → written)</text:p>
                </text:list-item>
              </text:list>
            </text:list-item>
          </text:list>
        </text:list-item>
        <text:list-item>
          <text:p text:style-name="P123">SEG-1</text:p>
          <text:list>
            <text:list-item>
              <text:list>
                <text:list-item>
                  <text:p text:style-name="P123">“[libfx_6.py:3620 / 20191023_101824] num_ST_IDX = 52 ---&gt; set to num_Index (now 53)” ==&gt; appropriate ?</text:p>
                </text:list-item>
              </text:list>
            </text:list-item>
            <text:list-item>
              <text:p text:style-name="P123">S-1.1 : line <text:s/>3620</text:p>
              <text:list>
                <text:list-item>
                  <text:p text:style-name="P123"><text:soft-page-break/>==&gt; OK</text:p>
                  <text:list>
                    <text:list-item>
                      <text:p text:style-name="P123">let' say, the loop starts with the index “23”</text:p>
                    </text:list-item>
                    <text:list-item>
                      <text:p text:style-name="P123">the search starts. It detects the pattern at, say, the 43rd loop</text:p>
                    </text:list-item>
                    <text:list-item>
                      <text:p text:style-name="P123">This detection implies : between the 23rd and the 42nd, the pattern in focus does not occur (a1)</text:p>
                    </text:list-item>
                    <text:list-item>
                      <text:p text:style-name="P123">because of a1, it follows : originally, the next start loop index was 24, i.e. 23 plus 1. However, we now know that the range 23 through 42 does not contain the pattern in focus. Hence, we better start the next loop with the index 44, i.e. the current <text:span text:style-name="T17">last loop</text:span> index 43 plus 1.</text:p>
                    </text:list-item>
                  </text:list>
                </text:list-item>
              </text:list>
            </text:list-item>
          </text:list>
        </text:list-item>
        <text:list-item>
          <text:p text:style-name="P123">TASK-2 (cont)</text:p>
          <text:list>
            <text:list-item>
              <text:p text:style-name="P123">T-2.2 : dat file ---&gt; validate entries on mt4 terminal</text:p>
              <text:list>
                <text:list-item>
                  <text:p text:style-name="P123">2019.04.23 14:15<text:tab/>==&gt; OK</text:p>
                </text:list-item>
                <text:list-item>
                  <text:p text:style-name="P123">2019.04.24 00:45<text:tab/>==&gt; OK</text:p>
                </text:list-item>
                <text:list-item>
                  <text:p text:style-name="P123">2019.04.24 02:30<text:tab/>==&gt; OK</text:p>
                </text:list-item>
                <text:list-item>
                  <text:p text:style-name="P123">2019.04.24 05:45<text:tab/>==&gt; OK</text:p>
                </text:list-item>
              </text:list>
            </text:list-item>
          </text:list>
        </text:list-item>
      </text:list>
      <text:p text:style-name="P8">[next]</text:p>
      <text:list xml:id="list5323625817570802230" text:style-name="L29">
        <text:list-item>
          <text:p text:style-name="P61">TASK : </text:p>
          <text:list>
            <text:list-item>
              <text:p text:style-name="P61">test with : 44_5.1_10_rawdata.(AUDJPY).(Period-M15).(NumOfUnits-18000).(Bars-ALL-20190424_184417).20190311_081029.[SLICE-500].csv</text:p>
            </text:list-item>
            <text:list-item>
              <text:p text:style-name="P61">==&gt; con<text:span text:style-name="T11">f already modified</text:span></text:p>
            </text:list-item>
          </text:list>
        </text:list-item>
      </text:list>
      <text:p text:style-name="P8">[further]</text:p>
      <text:list xml:id="list5989594869562478069" text:style-name="L30">
        <text:list-item>
          <text:p text:style-name="P62"/>
        </text:list-item>
      </text:list>
      <text:p text:style-name="P2"><text:line-break/><text:span text:style-name="T12">[/ 20191023_104659]</text:span></text:p>
      <text:p text:style-name="P2"/>
      <text:p text:style-name="P11"/>
      <text:p text:style-name="P8">---------------------------------------------------------------------------</text:p>
      <text:p text:style-name="P14"><text:soft-page-break/>res free# JVEMV6 44#8.4.2_10 / 44. currency / 8. prog-python / 4 tester / 2. id-3 / 20191024_125056</text:p>
      <text:p text:style-name="P14"/>
      <text:p text:style-name="P8">[do] <text:span text:style-name="T9">#_ </text:span></text:p>
      <text:list xml:id="list5340245003434414250" text:style-name="L31">
        <text:list-item>
          <text:p text:style-name="P63">REVIEW</text:p>
        </text:list-item>
        <text:list-item>
          <text:p text:style-name="P63">TASK-1 : test with : 44_5.1_10_rawdata.(AUDJPY).(Period-M15).(NumOfUnits-18000).(Bars-ALL-20190424_184417).20190311_081029.[SLICE-500].csv</text:p>
          <text:list>
            <text:list-item>
              <text:p text:style-name="P63">T-1.1</text:p>
              <text:list>
                <text:list-item>
                  <text:p text:style-name="P63">TEST</text:p>
                  <text:list>
                    <text:list-item>
                      <text:p text:style-name="P63">==&gt; loop → no error</text:p>
                    </text:list-item>
                    <text:list-item>
                      <text:p text:style-name="P63">ISSUE → “num_Max_Loop = 10”</text:p>
                    </text:list-item>
                  </text:list>
                </text:list-item>
              </text:list>
            </text:list-item>
            <text:list-item>
              <text:p text:style-name="P63">T-1.2</text:p>
              <text:list>
                <text:list-item>
                  <text:p text:style-name="P63">“num_Max_Loop = 10” ==&gt; to (length – 2)</text:p>
                </text:list-item>
                <text:list-item>
                  <text:p text:style-name="P63">CODE</text:p>
                </text:list-item>
                <text:list-item>
                  <text:p text:style-name="P63">TEST ==&gt; OK</text:p>
                </text:list-item>
              </text:list>
            </text:list-item>
          </text:list>
        </text:list-item>
      </text:list>
      <text:p text:style-name="P8">[next]</text:p>
      <text:list xml:id="list2270447459249680008" text:style-name="L32">
        <text:list-item>
          <text:p text:style-name="P64">TASK</text:p>
          <text:list>
            <text:list-item>
              <text:p text:style-name="P64">observe data → BUSL3_No_T_3.(20191024_125420).dat</text:p>
            </text:list-item>
          </text:list>
        </text:list-item>
      </text:list>
      <text:p text:style-name="P8">[further]</text:p>
      <text:list xml:id="list8646937062513022789" text:style-name="L33">
        <text:list-item>
          <text:p text:style-name="P65"/>
        </text:list-item>
      </text:list>
      <text:p text:style-name="P2"><text:line-break/><text:span text:style-name="T12">[/ 20191024_130142]</text:span></text:p>
      <text:p text:style-name="P2"/>
      <text:p text:style-name="P11"/>
      <text:p text:style-name="P8">---------------------------------------------------------------------------</text:p>
      <text:p text:style-name="P14">res free# JVEMV6 44#8.4.2_11 / 44. currency / 8. prog-python / 4 tester / 2. id-3 / 20191026_115630</text:p>
      <text:p text:style-name="P14"/>
      <text:p text:style-name="P8"><text:soft-page-break/>[do] <text:span text:style-name="T9">#_ </text:span></text:p>
      <text:list xml:id="list4251468011481997090" text:style-name="L34">
        <text:list-item>
          <text:p text:style-name="P66">~ REVIEW</text:p>
        </text:list-item>
        <text:list-item>
          <text:p text:style-name="P66">TASK-1 : observe data → BUSL3_No_T_3.(20191024_125420).dat</text:p>
        </text:list-item>
      </text:list>
      <text:list xml:id="list6817320484088318123" text:style-name="L35">
        <text:list-item>
          <text:list>
            <text:list-item>
              <text:p text:style-name="P67">T-1.1 : open the file → dat file</text:p>
              <text:list>
                <text:list-item>
                  <text:p text:style-name="P67">paste data to sheet : C:\WORKS_2\WS\WS_Others.JVEMV6\JVEMV6\44_currency\8_prog-python\4_tester\2_id-3</text:p>
                </text:list-item>
                <text:list-item>
                  <text:p text:style-name="P67">make a copy tab</text:p>
                  <text:list>
                    <text:list-item>
                      <text:p text:style-name="P67"><text:a xlink:type="simple" xlink:href="https://wiki.openoffice.org/wiki/Documentation/How_Tos/Calc:_AND_function" text:style-name="Internet_20_link" text:visited-style-name="Visited_20_Internet_20_Link">https://wiki.openoffice.org/wiki/Documentation/How_Tos/Calc:_AND_function</text:a></text:p>
                    </text:list-item>
                  </text:list>
                </text:list-item>
              </text:list>
            </text:list-item>
            <text:list-item>
              <text:p text:style-name="P67"><text:span text:style-name="T9">#_ </text:span>T-1.2</text:p>
              <text:list>
                <text:list-item>
                  <text:p text:style-name="P67">sort → diff.price</text:p>
                  <text:list>
                    <text:list-item>
                      <text:p text:style-name="P67">extract → col “BB-seq”, first 2 letters</text:p>
                    </text:list-item>
                    <text:list-item>
                      <text:p text:style-name="P67">sort again → “diff &gt; 2-letters</text:p>
                    </text:list-item>
                  </text:list>
                </text:list-item>
                <text:list-item>
                  <text:p text:style-name="P67">FOUND</text:p>
                </text:list-item>
              </text:list>
            </text:list-item>
          </text:list>
        </text:list-item>
      </text:list>
      <table:table table:name="表8" table:style-name="表8">
        <table:table-column table:style-name="表8.A"/>
        <table:table-column table:style-name="表8.B"/>
        <table:table-column table:style-name="表8.C"/>
        <table:table-row>
          <table:table-cell table:style-name="表8.A1" office:value-type="float" office:value="1">
            <text:p text:style-name="P21">1</text:p>
          </table:table-cell>
          <table:table-cell table:style-name="表8.B1" office:value-type="string">
            <text:p text:style-name="P8">BB-seq</text:p>
          </table:table-cell>
          <table:table-cell table:style-name="表8.C1" office:value-type="string">
            <text:p text:style-name="P9">6から始まるもの　=&gt;　なし</text:p>
          </table:table-cell>
        </table:table-row>
        <table:table-row>
          <table:table-cell table:style-name="表8.A2" office:value-type="float" office:value="2">
            <text:p text:style-name="P21">2</text:p>
          </table:table-cell>
          <table:table-cell table:style-name="表8.B2" office:value-type="string">
            <text:p text:style-name="P21"/>
          </table:table-cell>
          <table:table-cell table:style-name="表8.C2" office:value-type="string">
            <text:p text:style-name="P9">1から始まるもの　=&gt;　なし</text:p>
          </table:table-cell>
        </table:table-row>
        <table:table-row>
          <table:table-cell table:style-name="表8.A2" office:value-type="float" office:value="3">
            <text:p text:style-name="P21">3</text:p>
          </table:table-cell>
          <table:table-cell table:style-name="表8.B2" office:value-type="string">
            <text:p text:style-name="P21"/>
          </table:table-cell>
          <table:table-cell table:style-name="表8.C2" office:value-type="string">
            <text:p text:style-name="P9">2から始まるもの　=&gt;　1 out of 22 (4.55%) (N=500)</text:p>
          </table:table-cell>
        </table:table-row>
      </table:table>
      <text:list xml:id="list33575797" text:continue-numbering="true" text:style-name="L35">
        <text:list-item>
          <text:list>
            <text:list-item>
              <text:list>
                <text:list-item>
                  <text:p text:style-name="P124"/>
                </text:list-item>
                <text:list-item>
                  <text:p text:style-name="P124"><draw:frame draw:style-name="fr1" draw:name="オブジェクト1" text:anchor-type="paragraph" svg:x="0.67cm" svg:y="0.145cm" svg:width="7.675cm" svg:height="4.318cm" draw:z-index="0"><draw:object xlink:href="./Object 1" xlink:type="simple" xlink:show="embed" xlink:actuate="onLoad"/><draw:image xlink:href="./ObjectReplacements/Object 1" xlink:type="simple" xlink:show="embed" xlink:actuate="onLoad"/></draw:frame><draw:frame draw:style-name="fr1" draw:name="オブジェクト2" text:anchor-type="paragraph" svg:x="8.537cm" svg:y="0.557cm" svg:width="6.671cm" svg:height="3.752cm" draw:z-index="1"><draw:object xlink:href="./Object 2" xlink:type="simple" xlink:show="embed" xlink:actuate="onLoad"/><draw:image xlink:href="./ObjectReplacements/Object 2" xlink:type="simple" xlink:show="embed" xlink:actuate="onLoad"/></draw:frame></text:p>
                </text:list-item>
              </text:list>
            </text:list-item>
            <text:list-item>
              <text:p text:style-name="P67"><text:span text:style-name="T9">~_ </text:span>T-1.3</text:p>
              <text:list>
                <text:list-item>
                  <text:p text:style-name="P67">sort → BB-seq</text:p>
                </text:list-item>
              </text:list>
            </text:list-item>
          </text:list>
        </text:list-item>
      </text:list>
      <text:p text:style-name="P8">[next]</text:p>
      <text:list xml:id="list6599883944756391396" text:style-name="L36">
        <text:list-item>
          <text:p text:style-name="P68">TASK : “BB-seq”<text:span text:style-name="T11">で、ソート　=&gt;　どんな特徴が見えるか？</text:span></text:p>
          <text:list>
            <text:list-item>
              <text:p text:style-name="P125"><text:soft-page-break/>44#8.4.3_11.ods // C:\WORKS_2\WS\WS_Others.JVEMV6\JVEMV6\44_currency\8_prog-python\4_tester\2_id-3</text:p>
            </text:list-item>
          </text:list>
        </text:list-item>
        <text:list-item>
          <text:p text:style-name="P125">TASK-2</text:p>
          <text:list>
            <text:list-item>
              <text:p text:style-name="P125">U/J, M15 で、同じデータを作る　=&gt;　observe</text:p>
            </text:list-item>
          </text:list>
        </text:list-item>
      </text:list>
      <text:p text:style-name="P8">[further]</text:p>
      <text:list xml:id="list8809055045746684854" text:style-name="L37">
        <text:list-item>
          <text:p text:style-name="P69"/>
        </text:list-item>
      </text:list>
      <text:p text:style-name="P2"><text:line-break/><text:span text:style-name="T12">[/ 20191026_124640]</text:span></text:p>
      <text:p text:style-name="P10"/>
      <text:p text:style-name="P11"/>
      <text:p text:style-name="P8">---------------------------------------------------------------------------</text:p>
      <text:p text:style-name="P14">res free# JVEMV6 44#8.4.2_ 12 / 44. currency / 8. prog-python / 4 tester / 2. id-3 / 20191027_112401</text:p>
      <text:p text:style-name="P14"/>
      <text:p text:style-name="P8">[do] <text:span text:style-name="T9">#_ </text:span></text:p>
      <text:list xml:id="list2817804704115492470" text:style-name="L38">
        <text:list-item>
          <text:p text:style-name="P70">REVIEW</text:p>
        </text:list-item>
        <text:list-item>
          <text:p text:style-name="P139"><text:span text:style-name="T8">#_ </text:span><text:span text:style-name="T4">TASK-1 : </text:span><text:span text:style-name="T5">U/J, M15 で、同じデータを作る　=&gt;　observe</text:span></text:p>
        </text:list-item>
      </text:list>
      <text:list xml:id="list4755170148916430333" text:style-name="L39">
        <text:list-item>
          <text:list>
            <text:list-item>
              <text:p text:style-name="P71">T-1.1 : fname_Src_Csv=44_5.1_10_rawdata.(EURJPY).(Period-M15).(NumOfUnits-4500).(Bars-ALL-20190425_085930).20190214_095445.[SLICE-500].csv</text:p>
              <text:list>
                <text:list-item>
                  <text:p text:style-name="P71">RUN ==&gt; PROBLEM</text:p>
                  <text:list>
                    <text:list-item>
                      <text:list>
                        <text:list-item>
                          <text:p text:style-name="P71">“[libfx_6.py:922 / 20191027_113234]</text:p>
                        </text:list-item>
                        <text:list-item>
                          <text:p text:style-name="P71">(B : 1 : 1.1) cntOf_Loop ==&gt; over the max : count = 501 / max = 500”</text:p>
                        </text:list-item>
                      </text:list>
                    </text:list-item>
                  </text:list>
                </text:list-item>
                <text:list-item>
                  <text:p text:style-name="P71">FIX : #_20191027_120343:fix</text:p>
                  <text:list>
                    <text:list-item>
                      <text:p text:style-name="P71">==&gt; use “cntOf_Loop_B”</text:p>
                    </text:list-item>
                    <text:list-item>
                      <text:p text:style-name="P71">TEST ==&gt; </text:p>
                      <text:list>
                        <text:list-item>
                          <text:p text:style-name="P71">==&gt; RUN → passed</text:p>
                        </text:list-item>
                        <text:list-item>
                          <text:p text:style-name="P71"><text:soft-page-break/>dat, log files → OK</text:p>
                        </text:list-item>
                        <text:list-item>
                          <text:p text:style-name="P71">“[libfx_6.py:6732 / 20191027_121126] done (time : 221.474 sec)(BUSL3_No_T_3)”</text:p>
                        </text:list-item>
                      </text:list>
                    </text:list-item>
                  </text:list>
                </text:list-item>
              </text:list>
            </text:list-item>
            <text:list-item>
              <text:p text:style-name="P71">T-1.2 : fname_Src_Csv=44_5.1_10_rawdata.(USDJPY).(Period-M15).(NumOfUnits-10000).(Bars-ALL-20190427_162903).20190324_112524.[SLICE-500].csv</text:p>
              <text:list>
                <text:list-item>
                  <text:p text:style-name="P71">RUN ==&gt; </text:p>
                </text:list-item>
              </text:list>
            </text:list-item>
            <text:list-item>
              <text:p text:style-name="P71"><text:span text:style-name="T9">#_ </text:span>T-1.3 : sheet : E/J → 44#8.4.3_11.ods</text:p>
              <text:list>
                <text:list-item>
                  <text:p text:style-name="P71">BUSL3_No_T_3.(20191027_120744).dat</text:p>
                  <text:list>
                    <text:list-item>
                      <text:p text:style-name="P71">C/P</text:p>
                    </text:list-item>
                  </text:list>
                </text:list-item>
              </text:list>
            </text:list-item>
          </text:list>
        </text:list-item>
        <text:list-item>
          <text:p text:style-name="P71">TASK-2 : “BB-seq”<text:span text:style-name="T11">で、ソート　=&gt;　どんな特徴が見えるか？</text:span></text:p>
          <text:list>
            <text:list-item>
              <text:list>
                <text:list-item>
                  <text:p text:style-name="P126">44#8.4.3_11.ods // C:\WORKS_2\WS\WS_Others.JVEMV6\JVEMV6\44_currency\8_prog-python\4_tester\2_id-3</text:p>
                </text:list-item>
              </text:list>
            </text:list-item>
            <text:list-item>
              <text:p text:style-name="P126">T-2.1 : tab “1_copy” ==&gt; 44_5.1_10_rawdata.(AUDJPY).(Period-M15).(NumOfUnits-18000).(Bars-ALL-20190424_184417).20190311_081029.[SLICE-500].csv</text:p>
              <text:list>
                <text:list-item>
                  <text:p text:style-name="P126">OBS</text:p>
                </text:list-item>
              </text:list>
            </text:list-item>
          </text:list>
        </text:list-item>
      </text:list>
      <table:table table:name="表9" table:style-name="表9">
        <table:table-column table:style-name="表9.A"/>
        <table:table-column table:style-name="表9.B"/>
        <table:table-column table:style-name="表9.C"/>
        <table:table-row>
          <table:table-cell table:style-name="表9.A1" office:value-type="string">
            <text:p text:style-name="P21"/>
          </table:table-cell>
          <table:table-cell table:style-name="表9.A1" office:value-type="string">
            <text:p text:style-name="P21">3-3-3</text:p>
            <text:p text:style-name="P21">4-4-4</text:p>
          </table:table-cell>
          <table:table-cell table:style-name="表9.C1" office:value-type="string">
            <text:list xml:id="list6921043618233822114" text:style-name="L40">
              <text:list-item>
                <text:p text:style-name="P149">each, 1 incident out of 22</text:p>
              </text:list-item>
              <text:list-item>
                <text:p text:style-name="P149">both → minus</text:p>
              </text:list-item>
            </text:list>
          </table:table-cell>
        </table:table-row>
        <table:table-row>
          <table:table-cell table:style-name="表9.A2" office:value-type="string">
            <text:p text:style-name="P21"/>
          </table:table-cell>
          <table:table-cell table:style-name="表9.A2" office:value-type="string">
            <text:p text:style-name="P21">'5-5-5</text:p>
          </table:table-cell>
          <table:table-cell table:style-name="表9.C2" office:value-type="string">
            <text:list xml:id="list3523113661793353053" text:style-name="L41">
              <text:list-item>
                <text:p text:style-name="P150">1 out of 22</text:p>
              </text:list-item>
              <text:list-item>
                <text:p text:style-name="P150">plus</text:p>
              </text:list-item>
            </text:list>
          </table:table-cell>
        </table:table-row>
        <table:table-row>
          <table:table-cell table:style-name="表9.A2" office:value-type="string">
            <text:p text:style-name="P21"/>
          </table:table-cell>
          <table:table-cell table:style-name="表9.A2" office:value-type="string">
            <text:p text:style-name="P21">'5-6-5</text:p>
          </table:table-cell>
          <table:table-cell table:style-name="表9.C2" office:value-type="string">
            <text:list xml:id="list1744562552223586306" text:style-name="L42">
              <text:list-item>
                <text:p text:style-name="P151">4 / 22</text:p>
              </text:list-item>
              <text:list-item>
                <text:p text:style-name="P151">all → minus</text:p>
              </text:list-item>
            </text:list>
          </table:table-cell>
        </table:table-row>
        <table:table-row>
          <table:table-cell table:style-name="表9.A2" office:value-type="string">
            <text:p text:style-name="P21"/>
          </table:table-cell>
          <table:table-cell table:style-name="表9.A2" office:value-type="string">
            <text:p text:style-name="P21">law : starts with 4, 5</text:p>
          </table:table-cell>
          <table:table-cell table:style-name="表9.C2" office:value-type="string">
            <text:list xml:id="list9168064710259312687" text:style-name="L43">
              <text:list-item>
                <text:p text:style-name="P152">the next will be → 4, 5, 6</text:p>
              </text:list-item>
              <text:list-item>
                <text:p text:style-name="P152">5 or 6 for ---&gt; 5</text:p>
              </text:list-item>
            </text:list>
          </table:table-cell>
        </table:table-row>
        <table:table-row>
          <table:table-cell table:style-name="表9.A2" office:value-type="string">
            <text:p text:style-name="P21"/>
          </table:table-cell>
          <table:table-cell table:style-name="表9.A2" office:value-type="string">
            <text:p text:style-name="P21"/>
          </table:table-cell>
          <table:table-cell table:style-name="表9.C2" office:value-type="string">
            <text:p text:style-name="P21"/>
          </table:table-cell>
        </table:table-row>
      </table:table>
      <text:list xml:id="list33577707" text:continue-list="list4755170148916430333" text:style-name="L39">
        <text:list-item>
          <text:list>
            <text:list-item>
              <text:list>
                <text:list-item>
                  <text:p text:style-name="P126"/>
                </text:list-item>
              </text:list>
            </text:list-item>
          </text:list>
        </text:list-item>
      </text:list>
      <text:p text:style-name="P8">[next]</text:p>
      <text:list xml:id="list2672940548847782624" text:style-name="L44">
        <text:list-item>
          <text:p text:style-name="P72">TASK : obs → data of U/J, E/J</text:p>
        </text:list-item>
        <text:list-item>
          <text:p text:style-name="P72">TASK-2 : draw a chart for → “3-4-X” sequences</text:p>
        </text:list-item>
        <text:list-item>
          <text:p text:style-name="P72">ANY</text:p>
        </text:list-item>
      </text:list>
      <text:p text:style-name="P8"><text:soft-page-break/>[further]</text:p>
      <text:list xml:id="list6168045071098586986" text:style-name="L45">
        <text:list-item>
          <text:p text:style-name="P73"/>
        </text:list-item>
      </text:list>
      <text:p text:style-name="P2"><text:line-break/><text:span text:style-name="T12">[/ 20191027_124700]</text:span></text:p>
      <text:p text:style-name="P11"/>
      <text:p text:style-name="P8">---------------------------------------------------------------------------</text:p>
      <text:p text:style-name="P14">res free# JVEMV6 44#8.4.2_13 / 44. currency / 8. prog-python / 4 tester / 2. id-3 / 20191028_122439</text:p>
      <text:p text:style-name="P14"/>
      <text:p text:style-name="P8">[do] <text:span text:style-name="T9">#_ </text:span></text:p>
      <text:list xml:id="list3259205283247263012" text:style-name="L46">
        <text:list-item>
          <text:p text:style-name="P74">REVIEW</text:p>
        </text:list-item>
        <text:list-item>
          <text:p text:style-name="P74">TASK-1 : obs → data of U/J, E/J</text:p>
        </text:list-item>
      </text:list>
      <text:list xml:id="list2414195181889704304" text:style-name="L47">
        <text:list-item>
          <text:list>
            <text:list-item>
              <text:p text:style-name="P75">T-1.1 : E/J,M15</text:p>
            </text:list-item>
          </text:list>
        </text:list-item>
      </text:list>
      <table:table table:name="表10" table:style-name="表10">
        <table:table-column table:style-name="表10.A"/>
        <table:table-column table:style-name="表10.B"/>
        <table:table-column table:style-name="表10.C"/>
        <table:table-row>
          <table:table-cell table:style-name="表10.A1" office:value-type="string">
            <text:p text:style-name="P21"/>
          </table:table-cell>
          <table:table-cell table:style-name="表10.A1" office:value-type="string">
            <text:p text:style-name="P21">'3-X</text:p>
          </table:table-cell>
          <table:table-cell table:style-name="表10.C1" office:value-type="string">
            <text:list xml:id="list3193498226292710863" text:style-name="L48">
              <text:list-item>
                <text:p text:style-name="P153">10 out of 35 (28.57%)</text:p>
              </text:list-item>
              <text:list-item>
                <text:p text:style-name="P153">of 10</text:p>
                <text:list>
                  <text:list-item>
                    <text:p text:style-name="P153">end plus → 3 (30 %)</text:p>
                  </text:list-item>
                  <text:list-item>
                    <text:p text:style-name="P153">end minus → 7 (70 %)</text:p>
                  </text:list-item>
                </text:list>
              </text:list-item>
            </text:list>
          </table:table-cell>
        </table:table-row>
        <table:table-row>
          <table:table-cell table:style-name="表10.A2" office:value-type="string">
            <text:p text:style-name="P21"/>
          </table:table-cell>
          <table:table-cell table:style-name="表10.A2" office:value-type="string">
            <text:p text:style-name="P22">ポイント</text:p>
          </table:table-cell>
          <table:table-cell table:style-name="表10.C2" office:value-type="string">
            <text:list xml:id="list306439744818086085" text:style-name="L49">
              <text:list-item>
                <text:p text:style-name="P155"><text:span text:style-name="T18">BB</text:span><text:span text:style-name="T19">の、Zxから始まった４本組　=&gt;　続くbarたちが、TP/SLの、どちらで終わっているか？</text:span></text:p>
              </text:list-item>
              <text:list-item>
                <text:p text:style-name="P154">e.g. 3で始まっている組み　=&gt;　E/J,M15,(2019.04.18 02:15) ~ (2019.04.24 20:45)の場合</text:p>
                <text:list>
                  <text:list-item>
                    <text:p text:style-name="P154">プラス終わり　=&gt;　30 %</text:p>
                  </text:list-item>
                  <text:list-item>
                    <text:p text:style-name="P154">マイナス終わり　=&gt;　70 %</text:p>
                  </text:list-item>
                </text:list>
              </text:list-item>
            </text:list>
            <text:p text:style-name="P22"/>
          </table:table-cell>
        </table:table-row>
        <table:table-row>
          <table:table-cell table:style-name="表10.A2" office:value-type="string">
            <text:p text:style-name="P21"/>
          </table:table-cell>
          <table:table-cell table:style-name="表10.A2" office:value-type="string">
            <text:p text:style-name="P22">全体の、プラス/マイナス終わり</text:p>
          </table:table-cell>
          <table:table-cell table:style-name="表10.C2" office:value-type="string">
            <text:p text:style-name="P22">　　　　　　　　＋　　　　　　　－</text:p>
            <text:p text:style-name="P21">sum=<text:tab/>35<text:tab/><text:tab/>12<text:tab/>34.3%<text:tab/>23<text:tab/>65.7%</text:p>
            <text:p text:style-name="P22">　=&gt;　マイナス終わりが、プラスの倍近く。</text:p>
          </table:table-cell>
        </table:table-row>
        <table:table-row>
          <table:table-cell table:style-name="表10.A2" office:value-type="string">
            <text:p text:style-name="P21"/>
          </table:table-cell>
          <table:table-cell table:style-name="表10.A2" office:value-type="string">
            <text:p text:style-name="P21"/>
          </table:table-cell>
          <table:table-cell table:style-name="表10.C2" office:value-type="string">
            <text:p text:style-name="P21"/>
          </table:table-cell>
        </table:table-row>
        <table:table-row>
          <table:table-cell table:style-name="表10.A2" office:value-type="string">
            <text:p text:style-name="P21"/>
          </table:table-cell>
          <table:table-cell table:style-name="表10.A2" office:value-type="string">
            <text:p text:style-name="P21"/>
          </table:table-cell>
          <table:table-cell table:style-name="表10.C2" office:value-type="string">
            <text:p text:style-name="P21"/>
          </table:table-cell>
        </table:table-row>
      </table:table>
      <text:list xml:id="list33573701" text:continue-list="list2414195181889704304" text:style-name="L47">
        <text:list-item>
          <text:list>
            <text:list-item>
              <text:list>
                <text:list-item>
                  <text:p text:style-name="P75"/>
                </text:list-item>
                <text:list-item>
                  <text:p text:style-name="P75"/>
                </text:list-item>
              </text:list>
            </text:list-item>
          </text:list>
        </text:list-item>
      </text:list>
      <text:p text:style-name="P8">[next]</text:p>
      <text:list xml:id="list3083888984717507168" text:style-name="L50">
        <text:list-item>
          <text:p text:style-name="P76"><text:soft-page-break/>TASK-1 : obs → data of U/J</text:p>
        </text:list-item>
        <text:list-item>
          <text:p text:style-name="P76">TASK-2 : obs</text:p>
          <text:list>
            <text:list-item>
              <text:p text:style-name="P127">同じBB-seqでありながら、プラス、マイナスが違っている組み</text:p>
              <text:list>
                <text:list-item>
                  <text:p text:style-name="P127">obs : チャートの形、どんな特徴？</text:p>
                </text:list-item>
                <text:list-item>
                  <text:p text:style-name="P127">e.g. 3-5-4, 3-3-3</text:p>
                </text:list-item>
              </text:list>
            </text:list-item>
          </text:list>
        </text:list-item>
        <text:list-item>
          <text:p text:style-name="P76">TASK-3 : prog : <text:span text:style-name="T11">売りで入った場合用の、テスター</text:span></text:p>
          <text:list>
            <text:list-item>
              <text:p text:style-name="P127">　=&gt;　flowachartingから</text:p>
            </text:list-item>
          </text:list>
        </text:list-item>
      </text:list>
      <text:p text:style-name="P8">[further]</text:p>
      <text:list xml:id="list6108419947724636576" text:style-name="L51">
        <text:list-item>
          <text:p text:style-name="P77"/>
        </text:list-item>
      </text:list>
      <text:p text:style-name="P2"><text:line-break/><text:span text:style-name="T12">[/ 20191028_130849]</text:span></text:p>
      <text:p text:style-name="P2"/>
      <text:p text:style-name="P11"/>
      <text:p text:style-name="P8">---------------------------------------------------------------------------</text:p>
      <text:p text:style-name="P14">res free# JVEMV6 44#8.4.2_14 / 44. currency / 8. prog-python / 4 tester / 2. id-3 / 20191029_100621</text:p>
      <text:p text:style-name="P14"/>
      <text:p text:style-name="P8">[do] <text:span text:style-name="T9">#_ </text:span></text:p>
      <text:list xml:id="list6758839874872491187" text:style-name="L52">
        <text:list-item>
          <text:p text:style-name="P78">REVIEW</text:p>
        </text:list-item>
        <text:list-item>
          <text:p text:style-name="P140"><text:span text:style-name="T4">TASK-1 : </text:span><text:span text:style-name="T5">同じBB-seqでありながら、プラス、マイナスが違っている組み </text:span></text:p>
          <text:list>
            <text:list-item>
              <text:list>
                <text:list-item>
                  <text:list>
                    <text:list-item>
                      <text:p text:style-name="P128">obs : チャートの形、どんな特徴？</text:p>
                    </text:list-item>
                    <text:list-item>
                      <text:p text:style-name="P128">e.g. 3-5-4, 3-3-3</text:p>
                    </text:list-item>
                  </text:list>
                </text:list-item>
              </text:list>
            </text:list-item>
            <text:list-item>
              <text:p text:style-name="P78">T-1.1 : A/J, M15</text:p>
              <text:list>
                <text:list-item>
                  <text:p text:style-name="P78">sheet → 44#8.4.3_11.ods // C:\WORKS_2\WS\WS_Others.JVEMV6\JVEMV6\44_currency\8_prog-python\4_tester\2_id-3 “1_copy”</text:p>
                </text:list-item>
                <text:list-item>
                  <text:p text:style-name="P78">3-4-3</text:p>
                  <text:list>
                    <text:list-item>
                      <text:p text:style-name="P78"/>
                    </text:list-item>
                  </text:list>
                </text:list-item>
              </text:list>
            </text:list-item>
          </text:list>
        </text:list-item>
      </text:list>
      <table:table table:name="表11" table:style-name="表11">
        <table:table-column table:style-name="表11.A"/>
        <table:table-column table:style-name="表11.B"/>
        <table:table-column table:style-name="表11.C"/>
        <table:table-column table:style-name="表11.D"/>
        <text:soft-page-break/>
        <table:table-row table:style-name="表11.1">
          <table:table-cell table:style-name="表11.A1" office:value-type="float" office:value="0.072">
            <text:p text:style-name="P24">0.07</text:p>
          </table:table-cell>
          <table:table-cell table:style-name="表11.B1" office:value-type="string">
            <text:p text:style-name="P23">3-4-3</text:p>
          </table:table-cell>
          <table:table-cell table:style-name="表11.B1" office:value-type="string">
            <text:p text:style-name="P23">3-4-3</text:p>
          </table:table-cell>
          <table:table-cell table:style-name="表11.B1" office:value-type="string">
            <text:p text:style-name="P23">2019.04.17 21:45</text:p>
          </table:table-cell>
        </table:table-row>
        <table:table-row table:style-name="表11.1">
          <table:table-cell table:style-name="表11.B1" office:value-type="string">
            <text:p text:style-name="P24">-0.040</text:p>
          </table:table-cell>
          <table:table-cell table:style-name="表11.B1" office:value-type="string">
            <text:p text:style-name="P23">3-4-3</text:p>
          </table:table-cell>
          <table:table-cell table:style-name="表11.B1" office:value-type="string">
            <text:p text:style-name="P23">3-4-3</text:p>
          </table:table-cell>
          <table:table-cell table:style-name="表11.B1" office:value-type="string">
            <text:p text:style-name="P23">2019.04.18 01:15</text:p>
          </table:table-cell>
        </table:table-row>
        <table:table-row table:style-name="表11.1">
          <table:table-cell table:style-name="表11.B1" office:value-type="string">
            <text:p text:style-name="P24">0.053</text:p>
          </table:table-cell>
          <table:table-cell table:style-name="表11.B1" office:value-type="string">
            <text:p text:style-name="P23">3-4-3</text:p>
          </table:table-cell>
          <table:table-cell table:style-name="表11.B1" office:value-type="string">
            <text:p text:style-name="P23">3-4-3</text:p>
          </table:table-cell>
          <table:table-cell table:style-name="表11.B1" office:value-type="string">
            <text:p text:style-name="P23">2019.04.18 02:30</text:p>
          </table:table-cell>
        </table:table-row>
      </table:table>
      <text:list xml:id="list33598945" text:continue-numbering="true" text:style-name="L52">
        <text:list-item>
          <text:list>
            <text:list-item>
              <text:list>
                <text:list-item>
                  <text:list>
                    <text:list-item>
                      <text:p text:style-name="P26">images</text:p>
                      <text:list>
                        <text:list-item>
                          <text:p text:style-name="P26">2019.04.17 21:45 → 1.jpg</text:p>
                        </text:list-item>
                        <text:list-item>
                          <text:p text:style-name="P26">2019.04.18 01:15 → 2.jpg</text:p>
                        </text:list-item>
                      </text:list>
                    </text:list-item>
                  </text:list>
                </text:list-item>
              </text:list>
            </text:list-item>
          </text:list>
        </text:list-item>
        <text:list-item>
          <text:p text:style-name="P78"><text:span text:style-name="T9">#_ </text:span>TASK-2 : U/J, M15 → “3-<text:tab/>+<text:tab/>3-, +<text:tab/>-<text:tab/>3, -”</text:p>
          <text:list>
            <text:list-item>
              <text:p text:style-name="P78">T-2.1 : sheet → 44#8.4.3_11.ods // C:\WORKS_2\WS\WS_Others.JVEMV6\JVEMV6\44_currency\8_prog-python\4_tester\2_id-3 “3_cp”</text:p>
              <text:list>
                <text:list-item>
                  <text:p text:style-name="P78"/>
                </text:list-item>
                <text:list-item>
                  <text:p text:style-name="P78"><draw:frame draw:style-name="fr2" draw:name="オブジェクト3" text:anchor-type="paragraph" svg:width="10.776cm" svg:height="4.29cm" draw:z-index="2"><draw:object xlink:href="./Object 3" xlink:type="simple" xlink:show="embed" xlink:actuate="onLoad"/><draw:image xlink:href="./ObjectReplacements/Object 3" xlink:type="simple" xlink:show="embed" xlink:actuate="onLoad"/></draw:frame></text:p>
                </text:list-item>
              </text:list>
            </text:list-item>
          </text:list>
        </text:list-item>
      </text:list>
      <text:p text:style-name="P8">[next]</text:p>
      <text:list xml:id="list496059415209254936" text:style-name="L53">
        <text:list-item>
          <text:p text:style-name="P79">TASK-1 : obs</text:p>
          <text:list>
            <text:list-item>
              <text:p text:style-name="P27">2019.04.18 02:30</text:p>
            </text:list-item>
            <text:list-item>
              <text:p text:style-name="P27">oth<text:span text:style-name="T11">er incidents</text:span></text:p>
              <text:list>
                <text:list-item>
                  <text:p text:style-name="P129">sheet → 44#8.4.3_11.ods // C:\WORKS_2\WS\WS_Others.JVEMV6\JVEMV6\44_currency\8_prog-python\4_tester\2_id-3 “3_cp”</text:p>
                </text:list-item>
              </text:list>
            </text:list-item>
          </text:list>
        </text:list-item>
        <text:list-item>
          <text:p text:style-name="P129">TASK-2 : prog</text:p>
          <text:list>
            <text:list-item>
              <text:p text:style-name="P129">log_fx.(main).ods // C:\WORKS_2\WS\WS_Others.prog</text:p>
              <text:list>
                <text:list-item>
                  <text:p text:style-name="P129">==&gt; “5<text:tab/>売りで入った場合用の、テスター”</text:p>
                </text:list-item>
              </text:list>
            </text:list-item>
          </text:list>
        </text:list-item>
      </text:list>
      <text:p text:style-name="P8">[further]</text:p>
      <text:list xml:id="list6044850171801677651" text:style-name="L54">
        <text:list-item>
          <text:p text:style-name="P80"/>
        </text:list-item>
      </text:list>
      <text:p text:style-name="P2"><text:line-break/><text:span text:style-name="T12">[/ 20191029_125813]</text:span></text:p>
      <text:p text:style-name="P2"><text:soft-page-break/></text:p>
      <text:p text:style-name="P12"/>
      <text:p text:style-name="P8">---------------------------------------------------------------------------</text:p>
      <text:p text:style-name="P14">res free# JVEMV6 44#8.4.2_15 / 44. currency / 8. prog-python / 4 tester / 2. id-3 / 20191030_180334</text:p>
      <text:p text:style-name="P14"/>
      <text:p text:style-name="P8">[do] <text:span text:style-name="T9">#_ </text:span></text:p>
      <text:list xml:id="list3451951473179575739" text:style-name="L55">
        <text:list-item>
          <text:p text:style-name="P81">REVIEW</text:p>
        </text:list-item>
        <text:list-item>
          <text:p text:style-name="P141"><text:span text:style-name="T4">TASK-1</text:span><text:span text:style-name="T5"> : obs</text:span></text:p>
          <text:list>
            <text:list-item>
              <text:list>
                <text:list-item>
                  <text:p text:style-name="P28">2019.04.18 02:30</text:p>
                </text:list-item>
                <text:list-item>
                  <text:p text:style-name="P29"><text:span text:style-name="T4">oth</text:span><text:span text:style-name="T5">er incidents</text:span></text:p>
                  <text:list>
                    <text:list-item>
                      <text:p text:style-name="P130">sheet → 44#8.4.3_11.ods // C:\WORKS_2\WS\WS_Others.JVEMV6\JVEMV6\44_currency\8_prog-python\4_tester\2_id-3 “3_cp”</text:p>
                    </text:list-item>
                  </text:list>
                </text:list-item>
              </text:list>
            </text:list-item>
            <text:list-item>
              <text:p text:style-name="P130">T-1.1 : 2019.04.18 02:30</text:p>
              <text:list>
                <text:list-item>
                  <text:p text:style-name="P130">==&gt; C:\WORKS_2\WS\WS_Others.JVEMV6\JVEMV6\44_currency\8_prog-python\4_tester\2_id-3</text:p>
                </text:list-item>
              </text:list>
            </text:list-item>
            <text:list-item>
              <text:p text:style-name="P134">OBS</text:p>
              <text:list>
                <text:list-item>
                  <text:p text:style-name="P130">2.jpg, 3.jpg ==&gt; MFI → 80 を超えている <text:s/></text:p>
                  <text:list>
                    <text:list-item>
                      <text:p text:style-name="P130">prev 15 bars → 55 points</text:p>
                    </text:list-item>
                    <text:list-item>
                      <text:p text:style-name="P130">(C:\WORKS_2\WS\WS_Others.JVEMV6\JVEMV6\44_currency\8_prog-python\4_tester\2_id-3)</text:p>
                    </text:list-item>
                  </text:list>
                </text:list-item>
              </text:list>
            </text:list-item>
          </text:list>
        </text:list-item>
      </text:list>
      <text:p text:style-name="P8">[next]</text:p>
      <text:list xml:id="list2567083520100714756" text:style-name="L56">
        <text:list-item>
          <text:p text:style-name="P82">TASK-1</text:p>
          <text:list>
            <text:list-item>
              <text:list>
                <text:list-item>
                  <text:p text:style-name="P30"><text:span text:style-name="T4">oth</text:span><text:span text:style-name="T5">er incidents</text:span></text:p>
                  <text:list>
                    <text:list-item>
                      <text:p text:style-name="P131">sheet → 44#8.4.3_11.ods // C:\WORKS_2\WS\WS_Others.JVEMV6\JVEMV6\44_currency\8_prog-python\4_tester\2_id-3 “3_cp”</text:p>
                    </text:list-item>
                  </text:list>
                </text:list-item>
              </text:list>
            </text:list-item>
          </text:list>
        </text:list-item>
        <text:list-item>
          <text:p text:style-name="P131">TASK-2 : prog : “5<text:tab/>売りで入った場合用の、テスター”</text:p>
        </text:list-item>
      </text:list>
      <text:p text:style-name="P8"><text:soft-page-break/>[further]</text:p>
      <text:list xml:id="list3797548043888522344" text:style-name="L57">
        <text:list-item>
          <text:p text:style-name="P83"/>
        </text:list-item>
      </text:list>
      <text:p text:style-name="P2"><text:line-break/><text:span text:style-name="T12">[/ 20191030_181957]</text:span></text:p>
      <text:p text:style-name="P2"/>
      <text:p text:style-name="P12"/>
      <text:p text:style-name="P8">---------------------------------------------------------------------------</text:p>
      <text:p text:style-name="P14">res free# JVEMV6 44#8.4.3_2 / 44. currency / 8. prog-python / 4 tester / 3. id-X / 20191031_123725</text:p>
      <text:p text:style-name="P14"/>
      <text:p text:style-name="P8">[do] <text:span text:style-name="T9">#_ </text:span></text:p>
      <text:list xml:id="list6718405382412326164" text:style-name="L58">
        <text:list-item>
          <text:p text:style-name="P84">REVIEW</text:p>
        </text:list-item>
        <text:list-item>
          <text:p text:style-name="P84">TASK-1 : <text:span text:style-name="T11">prog : “5<text:tab/>売りで入った場合用の、テスター”</text:span></text:p>
          <text:list>
            <text:list-item>
              <text:p text:style-name="P84">T-1.1 : #for-loop-1:20191020_133913</text:p>
              <text:list>
                <text:list-item>
                  <text:list>
                    <text:list-item>
                      <text:p text:style-name="P84">new FUNC : tester_T_2__Buy_Up__Loop_2_Trailing__V3_Sell</text:p>
                    </text:list-item>
                  </text:list>
                </text:list-item>
                <text:list-item>
                  <text:p text:style-name="P84">CODE</text:p>
                  <text:list>
                    <text:list-item>
                      <text:p text:style-name="P84">DUP : <text:s/>tester_T_2__Buy_Up__Loop_2_Trailing__V3</text:p>
                      <text:list>
                        <text:list-item>
                          <text:p text:style-name="P84"><text:span text:style-name="T9">#_ </text:span>delete : time labels</text:p>
                        </text:list-item>
                        <text:list-item>
                          <text:p text:style-name="P84"><text:span text:style-name="T9">#_ </text:span>new time labels for the func</text:p>
                          <text:list>
                            <text:list-item>
                              <text:p text:style-name="P84">#_20191031_131139:caller</text:p>
                            </text:list-item>
                            <text:list-item>
                              <text:p text:style-name="P84">#_20191031_131146:head</text:p>
                            </text:list-item>
                            <text:list-item>
                              <text:p text:style-name="P84">#_20191031_131150:wl:in-func</text:p>
                            </text:list-item>
                          </text:list>
                        </text:list-item>
                        <text:list-item>
                          <text:p text:style-name="P84"><text:span text:style-name="T9">#_ </text:span>for-loop : #for-loop-1:20191031_130700</text:p>
                        </text:list-item>
                        <text:list-item>
                          <text:p text:style-name="P84"><text:span text:style-name="T9">#_ </text:span>maxOf_Loop → 10</text:p>
                        </text:list-item>
                      </text:list>
                    </text:list-item>
                    <text:list-item>
                      <text:p text:style-name="P84"><text:span text:style-name="T9">#_ </text:span>caller</text:p>
                    </text:list-item>
                  </text:list>
                </text:list-item>
                <text:list-item>
                  <text:p text:style-name="P84">TEST ==&gt; ERROR</text:p>
                  <text:list>
                    <text:list-item>
                      <text:list>
                        <text:list-item>
                          <text:p text:style-name="P84">“ <text:s/>File "C:\WORKS_2\WS\WS_Others.prog\prog\D-7\2_2\VIRTUAL\Admin_Projects\mm\libs_mm\libfx_6.py", lin</text:p>
                        </text:list-item>
                        <text:list-item>
                          <text:p text:style-name="P84">e 6867, in tester_T_2__Report_Dat</text:p>
                        </text:list-item>
                        <text:list-item>
                          <text:p text:style-name="P84"><text:soft-page-break/><text:s text:c="4"/>, len(lo_Pos_Exits) / cntOf_Loop</text:p>
                        </text:list-item>
                        <text:list-item>
                          <text:p text:style-name="P84">ZeroDivisionError: division by zero”</text:p>
                        </text:list-item>
                      </text:list>
                    </text:list-item>
                    <text:list-item>
                      <text:p text:style-name="P84">TRY-1 : review</text:p>
                      <text:list>
                        <text:list-item>
                          <text:p text:style-name="P84">tester_T_2__Buy_Up__Loop_2_Trailing__V3_Sell</text:p>
                          <text:list>
                            <text:list-item>
                              <text:p text:style-name="P84">ret = (cntOf_Loop, lo_LO_Pos_Exits)</text:p>
                            </text:list-item>
                          </text:list>
                        </text:list-item>
                        <text:list-item>
                          <text:p text:style-name="P84">/ tester_T_2__Buy_Up__Loop_2_Trailing__V3__ForLoop_1</text:p>
                        </text:list-item>
                        <text:list-item>
                          <text:p text:style-name="P84">==&gt; “lenOf_Detection_Target_Range” (func : tester_T_2__Buy_Up__3_Prep_Trailing)</text:p>
                        </text:list-item>
                      </text:list>
                    </text:list-item>
                    <text:list-item>
                      <text:p text:style-name="P84">FIX : use csv file → 44_5.1_10_rawdata.(AUDJPY).(Period-M15).(NumOfUnits-18000).(Bars-ALL-20190424_184417).20190311_081029.[SLICE-30].csv</text:p>
                    </text:list-item>
                    <text:list-item>
                      <text:p text:style-name="P84">TEST ==&gt; </text:p>
                      <text:list>
                        <text:list-item>
                          <text:list>
                            <text:list-item>
                              <text:p text:style-name="P84">“[libfx_6.py:3410 / 20191031_133347] tester_T_2__Buy_Up__Loop_2_Trailing__V3_Sell ---&gt; starting... ===================”</text:p>
                            </text:list-item>
                          </text:list>
                        </text:list-item>
                        <text:list-item>
                          <text:p text:style-name="P84">==&gt; OK</text:p>
                        </text:list-item>
                      </text:list>
                    </text:list-item>
                  </text:list>
                </text:list-item>
                <text:list-item>
                  <text:p text:style-name="P84">CODE</text:p>
                  <text:list>
                    <text:list-item>
                      <text:p text:style-name="P84">DUP : tester_T_2__Buy_Up__Loop_2_Trailing__V3__ForLoop_1</text:p>
                      <text:list>
                        <text:list-item>
                          <text:p text:style-name="P84">==&gt; tester_T_2__Buy_Up__Loop_2_Trailing__V3__ForLoop_1_Sell</text:p>
                        </text:list-item>
                      </text:list>
                    </text:list-item>
                    <text:list-item>
                      <text:p text:style-name="P84"/>
                    </text:list-item>
                  </text:list>
                </text:list-item>
              </text:list>
            </text:list-item>
          </text:list>
        </text:list-item>
      </text:list>
      <text:p text:style-name="P8">[next]</text:p>
      <text:list xml:id="list8417969670764948480" text:style-name="L59">
        <text:list-item>
          <text:p text:style-name="P85">TASK-1</text:p>
          <text:list>
            <text:list-item>
              <text:p text:style-name="P85">DUP : tester_T_2__Buy_Up__Loop_2_Trailing__V3__ForLoop_1</text:p>
            </text:list-item>
            <text:list-item>
              <text:p text:style-name="P85">==&gt; tester_T_2__Buy_Up__Loop_2_Trailing__V3__ForLoop_1_Sell</text:p>
            </text:list-item>
            <text:list-item>
              <text:p text:style-name="P85">#_20191031_134048:next</text:p>
            </text:list-item>
          </text:list>
        </text:list-item>
      </text:list>
      <text:p text:style-name="P8">[further]</text:p>
      <text:list xml:id="list4345069918695352445" text:style-name="L60">
        <text:list-item>
          <text:p text:style-name="P86"/>
        </text:list-item>
      </text:list>
      <text:p text:style-name="P2"><text:soft-page-break/><text:line-break/><text:span text:style-name="T12">[/ 20191031_133524]</text:span></text:p>
      <text:p text:style-name="P2"/>
      <text:p text:style-name="P12"/>
      <text:p text:style-name="P8">---------------------------------------------------------------------------</text:p>
      <text:p text:style-name="P14">res free# JVEMV6 44#8.4.3_3 / 44. currency / 8. prog-python / 4 tester / 3. id-4 / 20191102_121125</text:p>
      <text:p text:style-name="P14"/>
      <text:p text:style-name="P8">[do] <text:span text:style-name="T9">#_ </text:span></text:p>
      <text:list xml:id="list6244077709787719720" text:style-name="L61">
        <text:list-item>
          <text:p text:style-name="P87">REVIEW</text:p>
        </text:list-item>
        <text:list-item>
          <text:p text:style-name="P87">TASK-1</text:p>
          <text:list>
            <text:list-item>
              <text:list>
                <text:list-item>
                  <text:p text:style-name="P87">DUP : tester_T_2__Buy_Up__Loop_2_Trailing__V3__ForLoop_1</text:p>
                </text:list-item>
                <text:list-item>
                  <text:p text:style-name="P87">==&gt; tester_T_2__Buy_Up__Loop_2_Trailing__V3__ForLoop_1_Sell</text:p>
                </text:list-item>
                <text:list-item>
                  <text:p text:style-name="P87">#_20191031_134048:next</text:p>
                </text:list-item>
              </text:list>
            </text:list-item>
            <text:list-item>
              <text:p text:style-name="P87">T-1.1</text:p>
              <text:list>
                <text:list-item>
                  <text:p text:style-name="P87">CODE</text:p>
                  <text:list>
                    <text:list-item>
                      <text:p text:style-name="P87"><text:span text:style-name="T9">#_ </text:span>DUP</text:p>
                    </text:list-item>
                    <text:list-item>
                      <text:p text:style-name="P87">signature</text:p>
                    </text:list-item>
                    <text:list-item>
                      <text:p text:style-name="P87">time labels</text:p>
                      <text:list>
                        <text:list-item>
                          <text:p text:style-name="P87">#_20191102_121417:caller</text:p>
                        </text:list-item>
                        <text:list-item>
                          <text:p text:style-name="P87">#_20191102_121425:head</text:p>
                        </text:list-item>
                        <text:list-item>
                          <text:p text:style-name="P87">#_20191102_121429:wl:in-func</text:p>
                        </text:list-item>
                      </text:list>
                    </text:list-item>
                    <text:list-item>
                      <text:p text:style-name="P87"><text:span text:style-name="T9">#_ </text:span>caller</text:p>
                    </text:list-item>
                    <text:list-item>
                      <text:p text:style-name="P87">delete → time labels from the orig lines</text:p>
                    </text:list-item>
                  </text:list>
                </text:list-item>
                <text:list-item>
                  <text:p text:style-name="P87">TEST ==&gt; “[libfx_6.py:2162 / 20191102_121600]</text:p>
                  <text:list>
                    <text:list-item>
                      <text:p text:style-name="P87">(step : B : j1 : N) flg_Pos --&gt; False : 2019.04.24 07:45”</text:p>
                    </text:list-item>
                    <text:list-item>
                      <text:p text:style-name="P87">==&gt; OK</text:p>
                    </text:list-item>
                  </text:list>
                </text:list-item>
              </text:list>
            </text:list-item>
          </text:list>
        </text:list-item>
        <text:list-item>
          <text:p text:style-name="P87">TASK-2 : coding : <text:soft-page-break/>tester_T_2__Buy_Up__Loop_2_Trailing__V3__ForLoop_1_Sell</text:p>
          <text:list>
            <text:list-item>
              <text:p text:style-name="P87">SEG-1 : code cleanup</text:p>
              <text:list>
                <text:list-item>
                  <text:p text:style-name="P87"/>
                </text:list-item>
              </text:list>
            </text:list-item>
            <text:list-item>
              <text:p text:style-name="P87"><text:span text:style-name="T9">#_ </text:span>T-2.1 : <text:s/></text:p>
              <text:list>
                <text:list-item>
                  <text:p text:style-name="P87"><text:s/>flowchart ---&gt; review : follow the code lines</text:p>
                  <text:list>
                    <text:list-item>
                      <text:p text:style-name="P87">#_20191102_123624:tmp</text:p>
                    </text:list-item>
                    <text:list-item>
                      <text:p text:style-name="P87">“step : B : j1 : N”</text:p>
                    </text:list-item>
                    <text:list-item>
                      <text:p text:style-name="P87">“step : B : j2 : N”</text:p>
                    </text:list-item>
                  </text:list>
                </text:list-item>
              </text:list>
            </text:list-item>
          </text:list>
        </text:list-item>
      </text:list>
      <text:p text:style-name="P8">[next]</text:p>
      <text:list xml:id="list6896162302247593896" text:style-name="L62">
        <text:list-item>
          <text:p text:style-name="P88">TASK-1</text:p>
          <text:list>
            <text:list-item>
              <text:p text:style-name="P88">flowcharting → sn-2 (log_fx.(main).ods tab-”4”)</text:p>
              <text:list>
                <text:list-item>
                  <text:p text:style-name="P88">ref → sn-1:j2:y3</text:p>
                </text:list-item>
              </text:list>
            </text:list-item>
          </text:list>
        </text:list-item>
      </text:list>
      <text:p text:style-name="P8">[further]</text:p>
      <text:list xml:id="list7992028441718127162" text:style-name="L63">
        <text:list-item>
          <text:p text:style-name="P89"/>
        </text:list-item>
      </text:list>
      <text:p text:style-name="P2"><text:line-break/><text:span text:style-name="T12">[/ 20191102_134434]</text:span></text:p>
      <text:p text:style-name="P2"/>
      <text:p text:style-name="P12"/>
      <text:p text:style-name="P8">---------------------------------------------------------------------------</text:p>
      <text:p text:style-name="P14">res free# JVEMV6 44#8.4.3_ 4 / 44. currency / 8. prog-python / 4 tester / 3. id-4 / 20191103_085746</text:p>
      <text:p text:style-name="P14"/>
      <text:p text:style-name="P8">[do] <text:span text:style-name="T9">#_ </text:span></text:p>
      <text:list xml:id="list1661416067080122227" text:style-name="L64">
        <text:list-item>
          <text:p text:style-name="P90">REVIEW</text:p>
        </text:list-item>
        <text:list-item>
          <text:p text:style-name="P90">TASK-1 : flowcharting → sn-2 (log_fx.(main).ods tab-”4”)</text:p>
          <text:list>
            <text:list-item>
              <text:list>
                <text:list-item>
                  <text:p text:style-name="P90">ref → sn-1:j2:y3</text:p>
                </text:list-item>
              </text:list>
            </text:list-item>
            <text:list-item>
              <text:p text:style-name="P90">T-1.1 : dp func → use “dp_ANY”</text:p>
              <text:list>
                <text:list-item>
                  <text:p text:style-name="P90">#_20191103_090605:tmp</text:p>
                </text:list-item>
                <text:list-item>
                  <text:p text:style-name="P90">new FUNC : <text:s/>dp_ANY(lo_LO_Lines, lo_BDs_Tmp)</text:p>
                  <text:list>
                    <text:list-item>
                      <text:p text:style-name="P90"><text:soft-page-break/>DUP : dp_Tester_T_2__Buy_Up</text:p>
                    </text:list-item>
                    <text:list-item>
                      <text:p text:style-name="P90">signature</text:p>
                    </text:list-item>
                    <text:list-item>
                      <text:p text:style-name="P90">time labels</text:p>
                      <text:list>
                        <text:list-item>
                          <text:p text:style-name="P90">#20191103_090905:caller</text:p>
                        </text:list-item>
                        <text:list-item>
                          <text:p text:style-name="P90">#_20191103_090910:head</text:p>
                        </text:list-item>
                        <text:list-item>
                          <text:p text:style-name="P90">#_20191103_090918:wl:in-func</text:p>
                        </text:list-item>
                      </text:list>
                    </text:list-item>
                    <text:list-item>
                      <text:p text:style-name="P90">time labels ==&gt; remove orig ones</text:p>
                    </text:list-item>
                    <text:list-item>
                      <text:p text:style-name="P90">delete → orig lines</text:p>
                    </text:list-item>
                    <text:list-item>
                      <text:p text:style-name="P90"><text:span text:style-name="T9">#_ </text:span>caller</text:p>
                    </text:list-item>
                    <text:list-item>
                      <text:p text:style-name="P90">TEST ==&gt; OK</text:p>
                    </text:list-item>
                  </text:list>
                </text:list-item>
              </text:list>
            </text:list-item>
          </text:list>
        </text:list-item>
        <text:list-item>
          <text:p text:style-name="P90">TASK-2 : “step : B : j2 : Y : 4” ==&gt; ts_TP, ts_SL → <text:s/>exchange vals</text:p>
        </text:list-item>
      </text:list>
      <text:p text:style-name="P8"/>
      <text:p text:style-name="P8">[next]</text:p>
      <text:list xml:id="list5351334129112797850" text:style-name="L65">
        <text:list-item>
          <text:p text:style-name="P91">TASK : this : TASK-2</text:p>
          <text:list>
            <text:list-item>
              <text:p text:style-name="P91">#_20191103_091904:next</text:p>
            </text:list-item>
          </text:list>
        </text:list-item>
      </text:list>
      <text:p text:style-name="P8">[further]</text:p>
      <text:list xml:id="list4840221751270000786" text:style-name="L66">
        <text:list-item>
          <text:p text:style-name="P92"/>
        </text:list-item>
      </text:list>
      <text:p text:style-name="P2"><text:line-break/><text:span text:style-name="T12">[/ 20191103_091917]</text:span></text:p>
      <text:p text:style-name="P2"/>
      <text:p text:style-name="P12"/>
      <text:p text:style-name="P8">---------------------------------------------------------------------------</text:p>
      <text:p text:style-name="P14">res free# JVEMV6 44#8.4.3_5 / 44. currency / 8. prog-python / 4 tester / 3. id-X / 20191104_100559</text:p>
      <text:p text:style-name="P14"/>
      <text:p text:style-name="P8">[do] <text:span text:style-name="T9">#_ </text:span></text:p>
      <text:list xml:id="list1094237507084452471" text:style-name="L67">
        <text:list-item>
          <text:p text:style-name="P93">REVIEW</text:p>
        </text:list-item>
        <text:list-item>
          <text:p text:style-name="P93"><text:span text:style-name="T9">#_ </text:span>TASK-1 : “step : B : j2 : Y : 4” ==&gt; ts_TP, ts_SL → <text:s/>exchange vals</text:p>
          <text:list>
            <text:list-item>
              <text:list>
                <text:list-item>
                  <text:p text:style-name="P93">#_20191103_091904:next</text:p>
                </text:list-item>
              </text:list>
            </text:list-item>
            <text:list-item>
              <text:p text:style-name="P93"><text:soft-page-break/>T-1.1</text:p>
              <text:list>
                <text:list-item>
                  <text:p text:style-name="P93">CODE</text:p>
                  <text:list>
                    <text:list-item>
                      <text:p text:style-name="P93">ts_SL,ts_TP</text:p>
                    </text:list-item>
                    <text:list-item>
                      <text:p text:style-name="P93">valOf_SL,valOf_TP</text:p>
                    </text:list-item>
                  </text:list>
                </text:list-item>
                <text:list-item>
                  <text:p text:style-name="P93">TEST ==&gt; “(step : B : j2 : Y : 4) calc ts_TP, ts_SL”</text:p>
                  <text:list>
                    <text:list-item>
                      <text:p text:style-name="P93">==&gt; “ts_TP<text:tab/>78.544<text:tab/>ts_SL<text:tab/>78.654”</text:p>
                      <text:list>
                        <text:list-item>
                          <text:p text:style-name="P93">“st_pr<text:tab/>78.614”</text:p>
                        </text:list-item>
                      </text:list>
                    </text:list-item>
                    <text:list-item>
                      <text:p text:style-name="P93">==&gt; OK</text:p>
                    </text:list-item>
                  </text:list>
                </text:list-item>
              </text:list>
            </text:list-item>
          </text:list>
        </text:list-item>
        <text:list-item>
          <text:p text:style-name="P93"><text:span text:style-name="T9">#_ </text:span>TASK-2 : “step : B : j3” ==&gt; change condition</text:p>
          <text:list>
            <text:list-item>
              <text:p text:style-name="P93">T-2.1 : #_20191104_101450:tmp</text:p>
              <text:list>
                <text:list-item>
                  <text:p text:style-name="P93">CODE</text:p>
                </text:list-item>
                <text:list-item>
                  <text:p text:style-name="P93">TEST ==&gt; “(step : B : j3 : Y : 1)”</text:p>
                  <text:list>
                    <text:list-item>
                      <text:p text:style-name="P93">==&gt; OK</text:p>
                    </text:list-item>
                  </text:list>
                </text:list-item>
              </text:list>
            </text:list-item>
          </text:list>
        </text:list-item>
      </text:list>
      <text:p text:style-name="P8">[next]</text:p>
      <text:list xml:id="list4303073754979936495" text:style-name="L68">
        <text:list-item>
          <text:p text:style-name="P94">TASK-1</text:p>
          <text:list>
            <text:list-item>
              <text:p text:style-name="P94">“step : B : j3 : Y : 2” → “Pos["ext_pr"]” ==&gt; change formula</text:p>
              <text:list>
                <text:list-item>
                  <text:p text:style-name="P94">#_20191104_102501:next</text:p>
                </text:list-item>
              </text:list>
            </text:list-item>
          </text:list>
        </text:list-item>
      </text:list>
      <text:p text:style-name="P8">[further]</text:p>
      <text:list xml:id="list7814267738571611678" text:style-name="L69">
        <text:list-item>
          <text:p text:style-name="P95"/>
        </text:list-item>
      </text:list>
      <text:p text:style-name="P2"><text:line-break/><text:span text:style-name="T12">[/ 20191104_102559]</text:span></text:p>
      <text:p text:style-name="P10"/>
      <text:p text:style-name="P12"/>
      <text:p text:style-name="P8">---------------------------------------------------------------------------</text:p>
      <text:p text:style-name="P14">res free# JVEMV6 44#8.4.3_6 / 44. currency / 8. prog-python / 4 tester / 3. id-X / 20191106_120301</text:p>
      <text:p text:style-name="P14"/>
      <text:p text:style-name="P8">[do] <text:span text:style-name="T9">#_ </text:span></text:p>
      <text:list xml:id="list33575963" text:continue-list="list7579579760461844991" text:style-name="L7">
        <text:list-item>
          <text:p text:style-name="P39">REVIEW</text:p>
        </text:list-item>
        <text:list-item>
          <text:p text:style-name="P39"><text:soft-page-break/>TASK-1 : “step : B : j3 : Y : 2” → “Pos["ext_pr"]” ==&gt; change formula</text:p>
          <text:list>
            <text:list-item>
              <text:list>
                <text:list-item>
                  <text:p text:style-name="P39">#_20191104_102501:next</text:p>
                </text:list-item>
              </text:list>
            </text:list-item>
            <text:list-item>
              <text:p text:style-name="P39">T-1.1</text:p>
              <text:list>
                <text:list-item>
                  <text:p text:style-name="P39"><text:span text:style-name="T9">#_ </text:span>CODE</text:p>
                </text:list-item>
                <text:list-item>
                  <text:p text:style-name="P39">TEST ==&gt; </text:p>
                  <text:list>
                    <text:list-item>
                      <text:p text:style-name="P39">loop → no error</text:p>
                    </text:list-item>
                    <text:list-item>
                      <text:p text:style-name="P39">validate data</text:p>
                      <text:list>
                        <text:list-item>
                          <text:p text:style-name="P39">2019.04.24 07:45 ==&gt; OK</text:p>
                        </text:list-item>
                        <text:list-item>
                          <text:p text:style-name="P39"><text:span text:style-name="T9">#_ </text:span>SEG-1 : modify</text:p>
                          <text:list>
                            <text:list-item>
                              <text:list>
                                <text:list-item>
                                  <text:p text:style-name="P39">#_20191106_121422:modify</text:p>
                                </text:list-item>
                                <text:list-item>
                                  <text:p text:style-name="P39">#_20191106_121450:modify</text:p>
                                </text:list-item>
                              </text:list>
                            </text:list-item>
                            <text:list-item>
                              <text:p text:style-name="P39">CODE</text:p>
                            </text:list-item>
                            <text:list-item>
                              <text:p text:style-name="P39">TEST</text:p>
                              <text:list>
                                <text:list-item>
                                  <text:p text:style-name="P39">loop ==&gt; no error</text:p>
                                </text:list-item>
                              </text:list>
                            </text:list-item>
                          </text:list>
                        </text:list-item>
                      </text:list>
                    </text:list-item>
                  </text:list>
                </text:list-item>
              </text:list>
            </text:list-item>
          </text:list>
        </text:list-item>
      </text:list>
      <text:p text:style-name="P8"/>
      <text:p text:style-name="P8">[next]</text:p>
      <text:list xml:id="list6510256515298922048" text:style-name="L70">
        <text:list-item>
          <text:p text:style-name="P96">TASK-1 : “step : B : j3 : Y : 2” → “Pos["ext_pr"]” ==&gt; change formula</text:p>
          <text:list>
            <text:list-item>
              <text:p text:style-name="P96">#_20191106_123123:next</text:p>
            </text:list-item>
          </text:list>
        </text:list-item>
        <text:list-item>
          <text:p text:style-name="P96">TASK-2 : issue list : id-1 : tab “1” log_fx.(main).ods</text:p>
        </text:list-item>
      </text:list>
      <text:p text:style-name="P8">[further]</text:p>
      <text:list xml:id="list8370293676960503851" text:style-name="L71">
        <text:list-item>
          <text:p text:style-name="P97"/>
        </text:list-item>
      </text:list>
      <text:p text:style-name="P2"><text:line-break/><text:span text:style-name="T12">[/ 20191106_123144]</text:span></text:p>
      <text:p text:style-name="P2"/>
      <text:p text:style-name="P12"/>
      <text:p text:style-name="P8">---------------------------------------------------------------------------</text:p>
      <text:p text:style-name="P14">res free# JVEMV6 44#8.4.3_7 / 44. currency / 8. prog-python / 4 tester / 3. id-X / 20191107_125941</text:p>
      <text:p text:style-name="P14"/>
      <text:p text:style-name="P8"><text:soft-page-break/>[do] <text:span text:style-name="T9">#_ </text:span></text:p>
      <text:list xml:id="list7331872364025941378" text:style-name="L72">
        <text:list-item>
          <text:p text:style-name="P98">REVIEW</text:p>
        </text:list-item>
        <text:list-item>
          <text:p text:style-name="P98">TASK-1 : “step : B : j3 : Y : 2” → “Pos["ext_pr"]” ==&gt; change formula</text:p>
          <text:list>
            <text:list-item>
              <text:p text:style-name="P98">#_20191106_123123:next</text:p>
              <text:list>
                <text:list-item>
                  <text:p text:style-name="P98">T-1.1</text:p>
                  <text:list>
                    <text:list-item>
                      <text:p text:style-name="P98">CODE</text:p>
                    </text:list-item>
                    <text:list-item>
                      <text:p text:style-name="P98">TEST ==&gt; DROP</text:p>
                    </text:list-item>
                  </text:list>
                </text:list-item>
              </text:list>
            </text:list-item>
          </text:list>
        </text:list-item>
        <text:list-item>
          <text:p text:style-name="P98">TASK-2 : RESTART</text:p>
          <text:list>
            <text:list-item>
              <text:p text:style-name="P98">T-2.1</text:p>
              <text:list>
                <text:list-item>
                  <text:p text:style-name="P98">new FILE : libfx_7.py</text:p>
                  <text:list>
                    <text:list-item>
                      <text:p text:style-name="P98">DUP : libfx_6.py</text:p>
                    </text:list-item>
                    <text:list-item>
                      <text:p text:style-name="P98">time labels</text:p>
                      <text:list>
                        <text:list-item>
                          <text:p text:style-name="P98">#_20191107_135221:caller</text:p>
                        </text:list-item>
                        <text:list-item>
                          <text:p text:style-name="P98">#_20191107_135224:head</text:p>
                        </text:list-item>
                        <text:list-item>
                          <text:p text:style-name="P98">#_20191107_135231:wl:in-func</text:p>
                        </text:list-item>
                      </text:list>
                    </text:list-item>
                  </text:list>
                </text:list-item>
                <text:list-item>
                  <text:p text:style-name="P98">libfx_7.py</text:p>
                  <text:list>
                    <text:list-item>
                      <text:p text:style-name="P98"><text:span text:style-name="T9">#_ </text:span>delete lines</text:p>
                      <text:list>
                        <text:list-item>
                          <text:p text:style-name="P98">except : “tester_T_2__Buy_Up__Loop_2_Trailing__V3__ForLoop_1_Sell”</text:p>
                        </text:list-item>
                      </text:list>
                    </text:list-item>
                    <text:list-item>
                      <text:p text:style-name="P98">import</text:p>
                    </text:list-item>
                    <text:list-item>
                      <text:p text:style-name="P98">caller → switch to libfx_7</text:p>
                    </text:list-item>
                    <text:list-item>
                      <text:p text:style-name="P98">TEST ==&gt; OK</text:p>
                    </text:list-item>
                  </text:list>
                </text:list-item>
              </text:list>
            </text:list-item>
            <text:list-item>
              <text:p text:style-name="P98">T-2.2</text:p>
              <text:list>
                <text:list-item>
                  <text:p text:style-name="P98">delete lines → j1, Y/N only; rest ==&gt; delete</text:p>
                </text:list-item>
                <text:list-item>
                  <text:p text:style-name="P98">TEST ==&gt; OK</text:p>
                </text:list-item>
              </text:list>
            </text:list-item>
          </text:list>
        </text:list-item>
      </text:list>
      <text:p text:style-name="P8"/>
      <text:p text:style-name="P8">[next]</text:p>
      <text:list xml:id="list2280906383300214207" text:style-name="L73">
        <text:list-item>
          <text:p text:style-name="P99">TASK : “j3 : N” ~~</text:p>
          <text:list>
            <text:list-item>
              <text:p text:style-name="P99">#_20191107_140017:next</text:p>
            </text:list-item>
            <text:list-item>
              <text:p text:style-name="P99"><text:soft-page-break/>new FUNC : tester_T_2__ForLoop_1_Sell__J1_N(...)</text:p>
              <text:list>
                <text:list-item>
                  <text:p text:style-name="P99">→ return “(cntOf_Loop, lo_Pos_Exits, cntOf_Loop_B)”</text:p>
                </text:list-item>
              </text:list>
            </text:list-item>
          </text:list>
        </text:list-item>
      </text:list>
      <text:p text:style-name="P8">[further]</text:p>
      <text:list xml:id="list3059884992607073948" text:style-name="L74">
        <text:list-item>
          <text:p text:style-name="P100"/>
        </text:list-item>
      </text:list>
      <text:p text:style-name="P2"><text:line-break/><text:span text:style-name="T12">[/ 20191107_141301]</text:span></text:p>
      <text:p text:style-name="P3"/>
      <text:p text:style-name="P12"/>
      <text:p text:style-name="P8">---------------------------------------------------------------------------</text:p>
      <text:p text:style-name="P14">res free# JVEMV6 44#8.4.3_8 / 44. currency / 8. prog-python / 4 tester / 3. id-X / XXXX</text:p>
      <text:p text:style-name="P14"/>
      <text:p text:style-name="P8">[do] <text:span text:style-name="T9">#_ </text:span></text:p>
      <text:list xml:id="list563972072818914157" text:style-name="L75">
        <text:list-item>
          <text:p text:style-name="P101">REVIEW</text:p>
        </text:list-item>
        <text:list-item>
          <text:p text:style-name="P101">TASK-1 : flowcharting, logic-analysis</text:p>
        </text:list-item>
      </text:list>
      <text:p text:style-name="P8"/>
      <text:p text:style-name="P8">[next]</text:p>
      <text:list xml:id="list2822218280167195950" text:style-name="L76">
        <text:list-item>
          <text:p text:style-name="P102">TASK-1 : flowcharting, logic-analysis → continue</text:p>
          <text:list>
            <text:list-item>
              <text:p text:style-name="P102">SELL<text:span text:style-name="T11">で入って、そのbarの中で、priceが上昇する場合の、ケース抽出。</text:span></text:p>
            </text:list-item>
            <text:list-item>
              <text:p text:style-name="P132">==&gt; use 11/07のメモ用紙</text:p>
            </text:list-item>
          </text:list>
        </text:list-item>
        <text:list-item>
          <text:p text:style-name="P132">TASK-2</text:p>
          <text:list>
            <text:list-item>
              <text:p text:style-name="P132">2本目以降のbarたちの、処理</text:p>
              <text:list>
                <text:list-item>
                  <text:p text:style-name="P132">==&gt; UP/DOWNのケース、それぞれ</text:p>
                </text:list-item>
              </text:list>
            </text:list-item>
          </text:list>
        </text:list-item>
      </text:list>
      <text:p text:style-name="P8">[further]</text:p>
      <text:list xml:id="list620030985098296596" text:style-name="L77">
        <text:list-item>
          <text:p text:style-name="P103"/>
        </text:list-item>
      </text:list>
      <text:p text:style-name="P2"><text:line-break/><text:span text:style-name="T12">[/ 20191108_142546]</text:span></text:p>
      <text:p text:style-name="P3"/>
      <text:p text:style-name="P12"><text:soft-page-break/></text:p>
      <text:p text:style-name="P8">---------------------------------------------------------------------------</text:p>
      <text:p text:style-name="P14">res free# JVEMV6 44#8.4.3_9 / 44. currency / 8. prog-python / 4 tester / 3. id-X / 20191110_131655</text:p>
      <text:p text:style-name="P14"/>
      <text:p text:style-name="P8">[do] <text:span text:style-name="T9">#_ </text:span></text:p>
      <text:list xml:id="list6664393864206081346" text:style-name="L78">
        <text:list-item>
          <text:p text:style-name="P104">REVIEW</text:p>
        </text:list-item>
        <text:list-item>
          <text:p text:style-name="P104">TASK-1 : analyze</text:p>
          <text:list>
            <text:list-item>
              <text:p text:style-name="P104"><text:s/>T-1.1 : </text:p>
              <text:list>
                <text:list-item>
                  <text:p text:style-name="P104">memo : 44#8.43_7</text:p>
                </text:list-item>
                <text:list-item>
                  <text:p text:style-name="P104"/>
                </text:list-item>
              </text:list>
            </text:list-item>
            <text:list-item>
              <text:p text:style-name="P104"/>
            </text:list-item>
          </text:list>
        </text:list-item>
        <text:list-item>
          <text:p text:style-name="P142"><text:span text:style-name="T8">#_ </text:span><text:span text:style-name="T4">TASK-2 : get → stats</text:span></text:p>
          <text:list>
            <text:list-item>
              <text:p text:style-name="P104">T-2.1</text:p>
              <text:list>
                <text:list-item>
                  <text:p text:style-name="P104">#_20191110_133022:tmp</text:p>
                </text:list-item>
                <text:list-item>
                  <text:p text:style-name="P104">TEST ==&gt; “fname_Src_Csv=44_5.1_10_rawdata.(AUDJPY).(Period-M15).(NumOfUnits-18000).(Bars-ALL-20190424_184417).20190311_081029.[SLICE-100].csv”</text:p>
                  <text:list>
                    <text:list-item>
                      <text:p text:style-name="P104">==&gt; “[libfx_7.py:2905 / 20191110_134546] (debug) stats : id-1 ==&gt; 0”</text:p>
                    </text:list-item>
                  </text:list>
                </text:list-item>
              </text:list>
            </text:list-item>
            <text:list-item>
              <text:p text:style-name="P104">TASK-2.2</text:p>
              <text:list>
                <text:list-item>
                  <text:p text:style-name="P104">#_20191110_141003:tmp</text:p>
                </text:list-item>
                <text:list-item>
                  <text:p text:style-name="P104"/>
                </text:list-item>
              </text:list>
            </text:list-item>
          </text:list>
        </text:list-item>
        <text:list-item>
          <text:p text:style-name="P142"><text:span text:style-name="T8">#_ </text:span><text:span text:style-name="T4">TASK-3 : gen → raw data</text:span></text:p>
          <text:list>
            <text:list-item>
              <text:p text:style-name="P104">T-3.1 : M5</text:p>
              <text:list>
                <text:list-item>
                  <text:p text:style-name="P104">A/M</text:p>
                  <text:list>
                    <text:list-item>
                      <text:p text:style-name="P142"><text:span text:style-name="T4">44_5.1_10_rawdata.(AUDJPY).(Period-M5).(NumOfUnits-55000).(Bars-55000).20191110_134742.csv // C:\Users\iwabuchiken\AppData\Roaming\MetaQuotes\Terminal\34B08C83A5AAE27A4079DE708E60511E\MQL4\Files\Resea</text:span><text:soft-page-break/><text:span text:style-name="T4">rch\obs\44_\44_5.1_10\obs\44_</text:span></text:p>
                    </text:list-item>
                  </text:list>
                </text:list-item>
                <text:list-item>
                  <text:p text:style-name="P104">E/J, M5</text:p>
                </text:list-item>
                <text:list-item>
                  <text:p text:style-name="P104">U/J, M5</text:p>
                </text:list-item>
              </text:list>
            </text:list-item>
          </text:list>
        </text:list-item>
        <text:list-item>
          <text:p text:style-name="P104">TASK-4 : coding</text:p>
          <text:list>
            <text:list-item>
              <text:p text:style-name="P104">T-4.1 : new FUNC : output_Log(...)</text:p>
              <text:list>
                <text:list-item>
                  <text:p text:style-name="P104">signature</text:p>
                </text:list-item>
                <text:list-item>
                  <text:p text:style-name="P104">labels</text:p>
                  <text:list>
                    <text:list-item>
                      <text:p text:style-name="P142">#_20191110_142858:caller</text:p>
                    </text:list-item>
                    <text:list-item>
                      <text:p text:style-name="P142">#_20191110_142904:head</text:p>
                    </text:list-item>
                    <text:list-item>
                      <text:p text:style-name="P142">#_20191110_142909:wl:in-func</text:p>
                    </text:list-item>
                  </text:list>
                </text:list-item>
                <text:list-item>
                  <text:p text:style-name="P104">caller</text:p>
                </text:list-item>
                <text:list-item>
                  <text:p text:style-name="P104">TEST ==&gt; OK</text:p>
                </text:list-item>
              </text:list>
            </text:list-item>
          </text:list>
        </text:list-item>
      </text:list>
      <text:p text:style-name="P8"/>
      <text:p text:style-name="P8">[next]</text:p>
      <text:list xml:id="list6398513728911959201" text:style-name="L79">
        <text:list-item>
          <text:p text:style-name="P105">TASK : coding : “j2”</text:p>
          <text:list>
            <text:list-item>
              <text:p text:style-name="P105">#_20191110_143844:next</text:p>
            </text:list-item>
            <text:list-item>
              <text:p text:style-name="P105">==&gt; see : 44#8.43_7</text:p>
            </text:list-item>
          </text:list>
        </text:list-item>
      </text:list>
      <text:p text:style-name="P8">[further]</text:p>
      <text:list xml:id="list6742838977038593605" text:style-name="L80">
        <text:list-item>
          <text:p text:style-name="P106"/>
        </text:list-item>
      </text:list>
      <text:p text:style-name="P2"><text:line-break/><text:span text:style-name="T12">[/ 20191110_143913]</text:span></text:p>
      <text:p text:style-name="P2"/>
      <text:p text:style-name="P12">@@@</text:p>
      <text:p text:style-name="P8">---------------------------------------------------------------------------</text:p>
      <text:p text:style-name="P14">res free# JVEMV6 44#8.4.3_10 / 44. currency / 8. prog-python / 4 tester / 3. id-X / 20191111_133034</text:p>
      <text:p text:style-name="P14"/>
      <text:p text:style-name="P8">[do] <text:span text:style-name="T9">#_ </text:span></text:p>
      <text:list xml:id="list33586360" text:continue-list="list33575963" text:style-name="L7">
        <text:list-item>
          <text:p text:style-name="P39">REVIEW</text:p>
        </text:list-item>
        <text:list-item>
          <text:p text:style-name="P39">TASK-1</text:p>
        </text:list-item>
      </text:list>
      <text:p text:style-name="P8"><text:soft-page-break/></text:p>
      <text:p text:style-name="P8">[next]</text:p>
      <text:list xml:id="list572383034308656046" text:style-name="L81">
        <text:list-item>
          <text:p text:style-name="P107">TASK</text:p>
        </text:list-item>
      </text:list>
      <text:p text:style-name="P8">[further]</text:p>
      <text:list xml:id="list5820536145221213842" text:style-name="L82">
        <text:list-item>
          <text:p text:style-name="P108"/>
        </text:list-item>
      </text:list>
      <text:p text:style-name="P2"><text:line-break/><text:span text:style-name="T12">[/ XXX]</text:span></text:p>
      <text:p text:style-name="P2"/>
      <text:p text:style-name="P2"/>
      <text:p text:style-name="P10"/>
      <text:p text:style-name="P6"/>
      <text:p text:style-name="P6"/>
      <text:p text:style-name="P6">------------------------------------------------ [TEMPLATE] 20190630_172146</text:p>
      <text:p text:style-name="P8">---------------------------------------------------------------------------</text:p>
      <text:p text:style-name="P14">res free# JVEMV6 44#8.4.3_X / 44. currency / 8. prog-python / 4 tester / 3. id-X / XXXX</text:p>
      <text:p text:style-name="P14"/>
      <text:p text:style-name="P8">[do] <text:span text:style-name="T9">#_ </text:span></text:p>
      <text:list xml:id="list33579468" text:continue-list="list33586360" text:style-name="L7">
        <text:list-item>
          <text:p text:style-name="P39">REVIEW</text:p>
        </text:list-item>
        <text:list-item>
          <text:p text:style-name="P39">TASK-1</text:p>
        </text:list-item>
      </text:list>
      <text:p text:style-name="P8"/>
      <text:p text:style-name="P8">[next]</text:p>
      <text:list xml:id="list2486787210227439497" text:style-name="L83">
        <text:list-item>
          <text:p text:style-name="P109">TASK</text:p>
        </text:list-item>
      </text:list>
      <text:p text:style-name="P8">[further]</text:p>
      <text:list xml:id="list2527996619765421290" text:style-name="L84">
        <text:list-item>
          <text:p text:style-name="P110"/>
        </text:list-item>
      </text:list>
      <text:p text:style-name="P2"><text:line-break/><text:span text:style-name="T12">[/ XXX]</text:span></text:p>
      <text:p text:style-name="P2"/>
      <text:p text:style-name="P2"><text:soft-page-break/></text:p>
      <text:p text:style-name="P2"/>
      <text:p text:style-name="P6">/------------------------------------------------ [/TEMPLATE]</text:p>
      <text:p text:style-name="P6">----------------------------------------------------------------------------- [DOCS] 20190707_235900</text:p>
      <text:p text:style-name="P4"/>
      <table:table table:name="表1" table:style-name="表1">
        <table:table-column table:style-name="表1.A"/>
        <table:table-column table:style-name="表1.B"/>
        <table:table-column table:style-name="表1.C"/>
        <table:table-row>
          <table:table-cell table:style-name="表1.A1" office:value-type="string">
            <text:p text:style-name="P19"/>
          </table:table-cell>
          <table:table-cell table:style-name="表1.A1" office:value-type="string">
            <text:p text:style-name="P18"><text:a xlink:type="simple" xlink:href="https://docs.zoho.com/sheet/open/eovu1e1199284fd744d5eb3f86070b4f2abb6/sheets/tester/ranges/A2" text:style-name="Internet_20_link" text:visited-style-name="Visited_20_Internet_20_Link"><text:span text:style-name="T6">https://docs.zoho.com/sheet/open/eovu1e1199284fd744d5e</text:span></text:a><text:a xlink:type="simple" xlink:href="https://docs.zoho.com/sheet/open/eovu1e1199284fd744d5eb3f86070b4f2abb6/sheets/tester/ranges/A2" text:style-name="Internet_20_link" text:visited-style-name="Visited_20_Internet_20_Link"><text:span text:style-name="T6">b3f86070b4f2abb6/sheets/tester/ranges/A2</text:span></text:a></text:p>
          </table:table-cell>
          <table:table-cell table:style-name="表1.A1" office:value-type="string">
            <text:p text:style-name="P15">20190708_000057</text:p>
          </table:table-cell>
        </table:table-row>
        <table:table-row>
          <table:table-cell table:style-name="表1.A1" office:value-type="string">
            <text:p text:style-name="P19"/>
          </table:table-cell>
          <table:table-cell table:style-name="表1.A1" office:value-type="string">
            <text:p text:style-name="P19"/>
          </table:table-cell>
          <table:table-cell table:style-name="表1.A1" office:value-type="string">
            <text:p text:style-name="P19"/>
          </table:table-cell>
        </table:table-row>
      </table:table>
      <text:p text:style-name="P1"/>
      <text:p text:style-name="P5">/ ----------------------------------------------------------------------------- [DOCS] 20190707_235900 /</text:p>
      <text:p text:style-name="P7">------------------------------------------------------- [STEPS : close : mql4] 20190826_135737</text:p>
      <text:list xml:id="list6832013742485195779" text:style-name="L85">
        <text:list-item>
          <text:p text:style-name="P135">git</text:p>
        </text:list-item>
      </text:list>
      <table:table table:name="表3" table:style-name="表3">
        <table:table-column table:style-name="表3.A"/>
        <table:table-row>
          <table:table-cell table:style-name="表3.A1" office:value-type="string">
            <text:p text:style-name="P20">r q &amp;&amp; s</text:p>
          </table:table-cell>
        </table:table-row>
        <table:table-row>
          <table:table-cell table:style-name="表3.A2" office:value-type="string">
            <text:p text:style-name="P20"/>
          </table:table-cell>
        </table:table-row>
        <table:table-row>
          <table:table-cell table:style-name="表3.A2" office:value-type="string">
            <text:p text:style-name="P17">r q &amp;&amp; p &amp;&amp; C:\WORKS_2\Utils\shortcuts\proj_FX\end_apps.bat</text:p>
          </table:table-cell>
        </table:table-row>
        <table:table-row>
          <table:table-cell table:style-name="表3.A2" office:value-type="string">
            <text:p text:style-name="P17"/>
          </table:table-cell>
        </table:table-row>
      </table:table>
      <text:list xml:id="list33604784" text:continue-numbering="true" text:style-name="L85">
        <text:list-item>
          <text:list>
            <text:list-item>
              <text:p text:style-name="P135"/>
            </text:list-item>
            <text:list-item>
              <text:p text:style-name="P135"/>
            </text:list-item>
          </text:list>
        </text:list-item>
      </text:list>
      <text:p text:style-name="P7">/ ------------------------------------------------------- [STEPS : close : mql4] 20190826_135737 /</text:p>
      <text:p text:style-name="P7"/>
      <text:p text:style-name="P7">------------------------------------------------------- [STEPS : close] 20190718_165045</text:p>
      <text:p text:style-name="P5">[close]</text:p>
      <text:list xml:id="list3242110186942924849" text:style-name="L86">
        <text:list-item>
          <text:p text:style-name="P147"/>
        </text:list-item>
      </text:list>
      <table:table table:name="表4" table:style-name="表4">
        <table:table-column table:style-name="表4.A"/>
        <table:table-row>
          <table:table-cell table:style-name="表4.A1" office:value-type="string">
            <text:p text:style-name="P16">r o1 &amp;&amp; e &amp;&amp; p &amp;&amp; r q &amp;&amp; e &amp;&amp; p</text:p>
          </table:table-cell>
        </table:table-row>
        <table:table-row>
          <table:table-cell table:style-name="表4.A2" office:value-type="string">
            <text:p text:style-name="P16">pushd C:\WORKS_2\Utils\shortcuts\proj_FX &amp;&amp; end_apps.bat</text:p>
          </table:table-cell>
        </table:table-row>
      </table:table>
      <text:list xml:id="list33593762" text:continue-numbering="true" text:style-name="L86">
        <text:list-item>
          <text:p text:style-name="P147">git</text:p>
          <text:list>
            <text:list-item>
              <text:p text:style-name="P143">console</text:p>
              <text:list>
                <text:list-item>
                  <text:p text:style-name="P143">r o1 &amp;&amp; s &amp;&amp; r q4 &amp;&amp; s</text:p>
                </text:list-item>
                <text:list-item>
                  <text:p text:style-name="P145"/>
                </text:list-item>
                <text:list-item>
                  <text:p text:style-name="P143">r o1 &amp;&amp; s &amp;&amp; r q &amp;&amp; s</text:p>
                </text:list-item>
                <text:list-item>
                  <text:p text:style-name="P145"> </text:p>
                </text:list-item>
                <text:list-item>
                  <text:p text:style-name="P143"><text:soft-page-break/>r o1 &amp;&amp; s</text:p>
                </text:list-item>
                <text:list-item>
                  <text:p text:style-name="P145"/>
                </text:list-item>
                <text:list-item>
                  <text:p text:style-name="P143">r q4 &amp;&amp; s</text:p>
                </text:list-item>
                <text:list-item>
                  <text:p text:style-name="P145"/>
                </text:list-item>
                <text:list-item>
                  <text:p text:style-name="P143">r q1 &amp;&amp; s</text:p>
                </text:list-item>
                <text:list-item>
                  <text:p text:style-name="P145"/>
                </text:list-item>
                <text:list-item>
                  <text:p text:style-name="P143">r q &amp;&amp; s</text:p>
                </text:list-item>
                <text:list-item>
                  <text:p text:style-name="P144"/>
                </text:list-item>
                <text:list-item>
                  <text:p text:style-name="P143">g l --grep=currency</text:p>
                </text:list-item>
                <text:list-item>
                  <text:p text:style-name="P145"/>
                </text:list-item>
              </text:list>
            </text:list-item>
            <text:list-item>
              <text:p text:style-name="P143">commit</text:p>
              <text:list>
                <text:list-item>
                  <text:p text:style-name="P146">"myself] res freeJVEMV6 44#5.1 74 / 44. currency / 5. ea tools / 1. first / 20190608_160040</text:p>
                </text:list-item>
                <text:list-item>
                  <text:p text:style-name="P145"/>
                </text:list-item>
                <text:list-item>
                  <text:p text:style-name="P146">----------------</text:p>
                </text:list-item>
                <text:list-item>
                  <text:p text:style-name="P145"/>
                </text:list-item>
                <text:list-item>
                  <text:p text:style-name="P146">new FUNC : get_Bars__M_1_A_2</text:p>
                </text:list-item>
                <text:list-item>
                  <text:p text:style-name="P145"/>
                </text:list-item>
                <text:list-item>
                  <text:p text:style-name="P146">==&gt; started</text:p>
                </text:list-item>
                <text:list-item>
                  <text:p text:style-name="P146">"</text:p>
                </text:list-item>
              </text:list>
            </text:list-item>
            <text:list-item>
              <text:p text:style-name="P143">console</text:p>
              <text:list>
                <text:list-item>
                  <text:p text:style-name="P143">r q4 &amp;&amp; p</text:p>
                </text:list-item>
                <text:list-item>
                  <text:p text:style-name="P145"/>
                </text:list-item>
                <text:list-item>
                  <text:p text:style-name="P143">r o1 &amp;&amp; p</text:p>
                </text:list-item>
                <text:list-item>
                  <text:p text:style-name="P145"/>
                </text:list-item>
                <text:list-item>
                  <text:p text:style-name="P143">r q1 &amp;&amp; p</text:p>
                </text:list-item>
                <text:list-item>
                  <text:p text:style-name="P145"/>
                </text:list-item>
                <text:list-item>
                  <text:p text:style-name="P143">r q &amp;&amp; p &amp;&amp; pushd C:\WORKS_2\Utils\shortcuts\proj_FX &amp;&amp; end_apps.bat</text:p>
                </text:list-item>
                <text:list-item>
                  <text:p text:style-name="P145"/>
                </text:list-item>
                <text:list-item>
                  <text:p text:style-name="P143">r q4 &amp;&amp; p &amp;&amp; r o1 &amp;&amp; p &amp;&amp; pushd C:\WORKS_2\Utils\shortcuts\proj_FX &amp;&amp; end_apps.bat</text:p>
                </text:list-item>
                <text:list-item>
                  <text:p text:style-name="P145"/>
                </text:list-item>
                <text:list-item>
                  <text:p text:style-name="P143">r q &amp;&amp; p &amp;&amp; r o1 &amp;&amp; p &amp;&amp; pushd C:\WORKS_2\Utils\shortcuts\proj_FX &amp;&amp; end_apps.bat</text:p>
                </text:list-item>
                <text:list-item>
                  <text:p text:style-name="P145"/>
                </text:list-item>
                <text:list-item>
                  <text:p text:style-name="P143">r q4 &amp;&amp; p &amp;&amp; pushd C:\WORKS_2\Utils\shortcuts\proj_FX &amp;&amp; end_apps.bat</text:p>
                </text:list-item>
                <text:list-item>
                  <text:p text:style-name="P143"><text:soft-page-break/>r o1 &amp;&amp; e &amp;&amp; p &amp;&amp; pushd C:\WORKS_2\Utils\shortcuts\proj_FX &amp;&amp; end_apps.bat</text:p>
                </text:list-item>
              </text:list>
            </text:list-item>
          </text:list>
        </text:list-item>
      </text:list>
      <table:table table:name="表2" table:style-name="表2">
        <table:table-column table:style-name="表2.A"/>
        <table:table-row>
          <table:table-cell table:style-name="表2.A1" office:value-type="string">
            <text:p text:style-name="P16">r o1 &amp;&amp; e &amp;&amp; p</text:p>
          </table:table-cell>
        </table:table-row>
        <table:table-row>
          <table:table-cell table:style-name="表2.A2" office:value-type="string">
            <text:p text:style-name="P16">pushd C:\WORKS_2\Utils\shortcuts\proj_FX &amp;&amp; end_apps.bat</text:p>
          </table:table-cell>
        </table:table-row>
      </table:table>
      <text:list xml:id="list33605164" text:continue-numbering="true" text:style-name="L86">
        <text:list-item>
          <text:list>
            <text:list-item>
              <text:list>
                <text:list-item>
                  <text:p text:style-name="P143"/>
                </text:list-item>
                <text:list-item>
                  <text:p text:style-name="P143">r o1 &amp;&amp; e &amp;&amp; p</text:p>
                </text:list-item>
                <text:list-item>
                  <text:p text:style-name="P143">pushd C:\WORKS_2\Utils\shortcuts\proj_FX &amp;&amp; end_apps.bat</text:p>
                </text:list-item>
                <text:list-item>
                  <text:p text:style-name="P144"/>
                </text:list-item>
              </text:list>
            </text:list-item>
          </text:list>
        </text:list-item>
        <text:list-item>
          <text:p text:style-name="P143">close apps</text:p>
          <text:list>
            <text:list-item>
              <text:p text:style-name="P143">pushd C:\WORKS_2\Utils\shortcuts\proj_FX</text:p>
            </text:list-item>
            <text:list-item>
              <text:p text:style-name="P143">end_apps.bat</text:p>
            </text:list-item>
            <text:list-item>
              <text:p text:style-name="P145"/>
            </text:list-item>
          </text:list>
        </text:list-item>
        <text:list-item>
          <text:p text:style-name="P143">close</text:p>
          <text:list>
            <text:list-item>
              <text:p text:style-name="P143">folders</text:p>
            </text:list-item>
            <text:list-item>
              <text:p text:style-name="P143">browser</text:p>
            </text:list-item>
            <text:list-item>
              <text:p text:style-name="P143">server</text:p>
            </text:list-item>
            <text:list-item>
              <text:p text:style-name="P143">email</text:p>
            </text:list-item>
          </text:list>
        </text:list-item>
        <text:list-item>
          <text:p text:style-name="P148">send this email</text:p>
        </text:list-item>
      </text:list>
      <text:p text:style-name="P7">/ ------------------------------------------------------- [STEPS : close] 20190718_165045 /</text:p>
      <text:p text:style-name="P7">------------------------------------------------------- [STEPS : closing : fx] 20191006_101533</text:p>
      <text:list xml:id="list662469318404138345" text:style-name="L87">
        <text:list-item>
          <text:p text:style-name="P31">git</text:p>
          <text:list>
            <text:list-item>
              <text:p text:style-name="P31">commit</text:p>
            </text:list-item>
          </text:list>
        </text:list-item>
        <text:list-item>
          <text:p text:style-name="P31">move “@@@”</text:p>
        </text:list-item>
        <text:list-item>
          <text:p text:style-name="P31">DUP : template</text:p>
        </text:list-item>
        <text:list-item>
          <text:p text:style-name="P31">delete</text:p>
          <text:list>
            <text:list-item>
              <text:p text:style-name="P31">log folders (gen-ed in this session)</text:p>
            </text:list-item>
          </text:list>
        </text:list-item>
        <text:list-item>
          <text:p text:style-name="P31">close apps</text:p>
          <text:list>
            <text:list-item>
              <text:p text:style-name="P31">eclipse</text:p>
            </text:list-item>
            <text:list-item>
              <text:p text:style-name="P31">server</text:p>
            </text:list-item>
            <text:list-item>
              <text:p text:style-name="P31">web page</text:p>
              <text:list>
                <text:list-item>
                  <text:p text:style-name="P31"><text:a xlink:type="simple" xlink:href="http://127.0.0.1:8000/curr/tester_BuyUps_SellLows/?command=BUSL_3" text:style-name="Internet_20_link" text:visited-style-name="Visited_20_Internet_20_Link">http://127.0.0.1:8000/curr/tester_BuyUps_SellLows/?command=BUSL_3</text:a></text:p>
                </text:list-item>
              </text:list>
            </text:list-item>
            <text:list-item>
              <text:p text:style-name="P31">folders</text:p>
            </text:list-item>
            <text:list-item>
              <text:p text:style-name="P31"><text:soft-page-break/>mt4 tra<text:span text:style-name="T11">ding tool</text:span></text:p>
            </text:list-item>
            <text:list-item>
              <text:p text:style-name="P32">image files</text:p>
            </text:list-item>
          </text:list>
        </text:list-item>
        <text:list-item>
          <text:p text:style-name="P31">batch ops</text:p>
        </text:list-item>
      </text:list>
      <table:table table:name="表5" table:style-name="表5">
        <table:table-column table:style-name="表5.A"/>
        <table:table-row>
          <table:table-cell table:style-name="表5.A1" office:value-type="string">
            <text:p text:style-name="P16">r o1 &amp;&amp; e &amp;&amp; p &amp;&amp; r q &amp;&amp; e &amp;&amp; p</text:p>
          </table:table-cell>
        </table:table-row>
        <table:table-row>
          <table:table-cell table:style-name="表5.A2" office:value-type="string">
            <text:p text:style-name="P16">pushd C:\WORKS_2\Utils\shortcuts\proj_FX &amp;&amp; end_apps.bat</text:p>
            <text:p text:style-name="P16"/>
          </table:table-cell>
        </table:table-row>
        <table:table-row>
          <table:table-cell table:style-name="表5.A2" office:value-type="string">
            <text:p text:style-name="P16"/>
          </table:table-cell>
        </table:table-row>
      </table:table>
      <text:p text:style-name="P1"/>
      <text:list xml:id="list33591783" text:continue-numbering="true" text:style-name="L87">
        <text:list-item>
          <text:list>
            <text:list-item>
              <text:p text:style-name="P31">close</text:p>
            </text:list-item>
            <text:list-item>
              <text:p text:style-name="P31">console window</text:p>
            </text:list-item>
            <text:list-item>
              <text:p text:style-name="P31">this</text:p>
            </text:list-item>
          </text:list>
        </text:list-item>
      </text:list>
      <text:p text:style-name="P1">/ <text:span text:style-name="T3">------------------------------------------------------- [STEPS : closing : fx] 20191006_101533 /</text:span></text:p>
      <text:p text:style-name="P1"/>
      <text:p text:style-name="P5">================ EOF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wabuchi ken</meta:initial-creator>
    <meta:creation-date>2019-08-13T10:09:41.52</meta:creation-date>
    <dc:date>2019-11-11T13:38:15.17</dc:date>
    <meta:editing-duration>P3DT2H20M59S</meta:editing-duration>
    <meta:editing-cycles>302</meta:editing-cycles>
    <meta:generator>OpenOffice/4.1.3$Win32 OpenOffice.org_project/413m1$Build-9783</meta:generator>
    <dc:creator>iwabuchi ken</dc:creator>
    <meta:document-statistic meta:table-count="11" meta:image-count="0" meta:object-count="3" meta:page-count="44" meta:paragraph-count="966" meta:word-count="5249" meta:character-count="3173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ja" number:country="JP" number:automatic-order="true">
      <number:year number:style="long"/>
      <number:text>/</number:text>
      <number:month number:style="long"/>
      <number:text>/</number:text>
      <number:day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series-source="rows" chart:right-angled-axes="true"/>
    </style:style>
    <style:style style:name="ch4"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7.674cm" svg:height="4.317cm" xlink:href="." xlink:type="simple" chart:class="chart:bar" chart:style-name="ch1">
        <chart:legend chart:legend-position="end" svg:x="5.543cm" svg:y="1.846cm" style:legend-expansion="high" chart:style-name="ch2"/>
        <chart:plot-area chart:style-name="ch3" chart:data-source-has-labels="both" svg:x="0.603cm" svg:y="0.479cm" svg:width="4.634cm" svg:height="3.332cm">
          <chartooo:coordinate-region svg:x="1.224cm" svg:y="0.691cm" svg:width="4.013cm" svg:height="2.447cm"/>
          <chart:axis chart:dimension="x" chart:name="primary-x" chart:style-name="ch4" chartooo:axis-type="auto">
            <chartooo:date-scale/>
            <chart:categories table:cell-range-address="local-table.$B$1:.$G$1"/>
          </chart:axis>
          <chart:axis chart:dimension="y" chart:name="primary-y" chart:style-name="ch5">
            <chart:grid chart:style-name="ch6" chart:class="major"/>
          </chart:axis>
          <chart:series chart:style-name="ch7" chart:values-cell-range-address="local-table.$B$2:.$G$2" chart:label-cell-address="local-table.$A$2" chart:class="chart:bar">
            <chart:data-point chart:repeated="6"/>
          </chart:series>
          <chart:wall chart:style-name="ch8"/>
          <chart:floor chart:style-name="ch9"/>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incidents</text:p>
              </table:table-cell>
              <table:table-cell office:value-type="float" office:value="0">
                <text:p>0</text:p>
              </table:table-cell>
              <table:table-cell office:value-type="float" office:value="1">
                <text:p>1</text:p>
              </table:table-cell>
              <table:table-cell office:value-type="float" office:value="9">
                <text:p>9</text:p>
              </table:table-cell>
              <table:table-cell office:value-type="float" office:value="6">
                <text:p>6</text:p>
              </table:table-cell>
              <table:table-cell office:value-type="float" office:value="6">
                <text:p>6</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3$Win32 OpenOffice.org_project/413m1$Build-978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series-source="rows" chart:right-angled-axes="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6.67cm" svg:height="3.751cm" xlink:href="." xlink:type="simple" chart:class="chart:ring" chart:style-name="ch1">
        <chart:legend chart:legend-position="end" svg:x="5.73cm" svg:y="0.253cm" style:legend-expansion="high" chart:style-name="ch2"/>
        <chart:plot-area chart:style-name="ch3" chart:data-source-has-labels="both" svg:x="0.133cm" svg:y="0.36cm" svg:width="5.464cm" svg:height="3.316cm">
          <chartooo:coordinate-region svg:x="1.207cm" svg:y="0.361cm" svg:width="3.315cm" svg:height="3.315cm"/>
          <chart:axis chart:dimension="x" chart:name="primary-x" chart:style-name="ch4" chartooo:axis-type="auto">
            <chartooo:date-scale/>
            <chart:categories table:cell-range-address="local-table.$B$1:.$G$1"/>
          </chart:axis>
          <chart:axis chart:dimension="y" chart:name="primary-y" chart:style-name="ch5">
            <chart:grid chart:style-name="ch6" chart:class="major"/>
          </chart:axis>
          <chart:series chart:style-name="ch7" chart:values-cell-range-address="local-table.$B$2:.$G$2" chart:label-cell-address="local-table.$A$2"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incidents</text:p>
              </table:table-cell>
              <table:table-cell office:value-type="float" office:value="0">
                <text:p>0</text:p>
              </table:table-cell>
              <table:table-cell office:value-type="float" office:value="1">
                <text:p>1</text:p>
              </table:table-cell>
              <table:table-cell office:value-type="float" office:value="9">
                <text:p>9</text:p>
              </table:table-cell>
              <table:table-cell office:value-type="float" office:value="6">
                <text:p>6</text:p>
              </table:table-cell>
              <table:table-cell office:value-type="float" office:value="6">
                <text:p>6</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3$Win32 OpenOffice.org_project/413m1$Build-978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275cm"/>
    </style:style>
    <style:style style:name="co3" style:family="table-column">
      <style:table-column-properties fo:break-before="auto" style:column-width="1.109cm"/>
    </style:style>
    <style:style style:name="co4" style:family="table-column">
      <style:table-column-properties fo:break-before="auto" style:column-width="1.886cm"/>
    </style:style>
    <style:style style:name="co5" style:family="table-column">
      <style:table-column-properties fo:break-before="auto" style:column-width="1.386cm"/>
    </style:style>
    <style:style style:name="ro1" style:family="table-row">
      <style:table-row-properties style:row-height="0.453cm" fo:break-before="auto" style:use-optimal-row-height="true"/>
    </style:style>
    <style:style style:name="ro2" style:family="table-row">
      <style:table-row-properties style:row-height="0.538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ext-properties fo:font-size="12pt" style:font-size-asian="12pt" style:font-size-complex="12pt"/>
    </style:style>
    <style:style style:name="ce2" style:family="table-cell" style:parent-style-name="Default">
      <style:table-cell-properties fo:border="0.002cm solid #000000"/>
      <style:text-properties fo:font-size="12pt" style:font-size-asian="12pt" style:font-size-complex="12pt"/>
    </style:style>
    <style:style style:name="ce3" style:family="table-cell" style:parent-style-name="Default" style:data-style-name="N0">
      <style:table-cell-properties fo:border="0.002cm solid #000000"/>
      <style:text-properties fo:font-size="12pt" style:font-size-asian="12pt" style:font-size-complex="12pt"/>
    </style:style>
    <style:style style:name="ce4" style:family="table-cell" style:parent-style-name="Default" style:data-style-name="N11">
      <style:table-cell-properties fo:border="0.002cm solid #000000"/>
      <style:text-properties fo:font-size="12pt" style:font-size-asian="12pt" style:font-size-complex="12pt"/>
    </style:style>
    <style:style style:name="ce5" style:family="table-cell" style:parent-style-name="Default" style:data-style-name="N109">
      <style:table-cell-properties fo:background-color="#ccff00"/>
      <style:text-properties fo:font-size="12pt" style:font-size-asian="12pt" style:font-size-complex="12pt"/>
    </style:style>
    <style:style style:name="ce6" style:family="table-cell" style:parent-style-name="Default">
      <style:table-cell-properties fo:background-color="#ccff00"/>
      <style:text-properties fo:font-size="12pt" style:font-size-asian="12pt" style:font-size-complex="12pt"/>
    </style:style>
    <style:style style:name="ce7" style:family="table-cell" style:parent-style-name="Default">
      <style:table-cell-properties fo:background-color="#ccff66"/>
      <style:text-properties fo:font-size="12pt" style:font-size-asian="12pt" style:font-size-complex="12pt"/>
    </style:style>
  </office:automatic-styles>
  <office:body>
    <office:spreadsheet>
      <table:table table:name="3_cp" table:style-name="ta1" table:print="false">
        <table:table-column table:style-name="co1" table:number-columns-repeated="26"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Default"/>
        <table:table-column table:style-name="co5" table:default-cell-style-name="Default"/>
        <table:table-column table:style-name="co4" table:default-cell-style-name="Default"/>
        <table:table-row table:style-name="ro1" table:number-rows-repeated="12">
          <table:table-cell table:number-columns-repeated="33"/>
        </table:table-row>
        <table:table-row table:style-name="ro2">
          <table:table-cell table:number-columns-repeated="26"/>
          <table:table-cell table:style-name="ce1" table:number-columns-repeated="3"/>
          <table:table-cell table:style-name="ce1" office:value-type="string">
            <text:p>plus</text:p>
          </table:table-cell>
          <table:table-cell table:style-name="ce1"/>
          <table:table-cell table:style-name="ce1" office:value-type="string">
            <text:p>minus</text:p>
          </table:table-cell>
          <table:table-cell table:style-name="ce1"/>
        </table:table-row>
        <table:table-row table:style-name="ro2">
          <table:table-cell table:number-columns-repeated="26"/>
          <table:table-cell table:style-name="ce2" office:value-type="string">
            <text:p>6-</text:p>
          </table:table-cell>
          <table:table-cell table:style-name="ce3" office:value-type="float" office:value="0">
            <text:p>0</text:p>
          </table:table-cell>
          <table:table-cell table:style-name="ce4" table:formula="of:=[.AB14]/[.$AB$20]" office:value-type="percentage" office:value="0">
            <text:p>0.00%</text:p>
          </table:table-cell>
          <table:table-cell table:style-name="ce3" office:value-type="float" office:value="0">
            <text:p>0</text:p>
          </table:table-cell>
          <table:table-cell table:style-name="ce5" table:formula="of:=[.AD14]/[.$AB14]" office:value-type="percentage" office:value="0">
            <text:p>#DIV/0!</text:p>
          </table:table-cell>
          <table:table-cell table:style-name="ce3" office:value-type="float" office:value="0">
            <text:p>0</text:p>
          </table:table-cell>
          <table:table-cell table:style-name="ce5" table:formula="of:=[.AF14]/[.$AB14]" office:value-type="percentage" office:value="0">
            <text:p>#DIV/0!</text:p>
          </table:table-cell>
        </table:table-row>
        <table:table-row table:style-name="ro2">
          <table:table-cell table:number-columns-repeated="26"/>
          <table:table-cell table:style-name="ce2" office:value-type="string">
            <text:p>5-</text:p>
          </table:table-cell>
          <table:table-cell table:style-name="ce3" office:value-type="float" office:value="2">
            <text:p>2</text:p>
          </table:table-cell>
          <table:table-cell table:style-name="ce4" table:formula="of:=[.AB15]/[.$AB$20]" office:value-type="percentage" office:value="0.08">
            <text:p>8.00%</text:p>
          </table:table-cell>
          <table:table-cell table:style-name="ce3" office:value-type="float" office:value="1">
            <text:p>1</text:p>
          </table:table-cell>
          <table:table-cell table:style-name="ce5" table:formula="of:=[.AD15]/[.$AB15]" office:value-type="percentage" office:value="0.5">
            <text:p>50.0%</text:p>
          </table:table-cell>
          <table:table-cell table:style-name="ce3" office:value-type="float" office:value="1">
            <text:p>1</text:p>
          </table:table-cell>
          <table:table-cell table:style-name="ce5" table:formula="of:=[.AF15]/[.$AB15]" office:value-type="percentage" office:value="0.5">
            <text:p>50.0%</text:p>
          </table:table-cell>
        </table:table-row>
        <table:table-row table:style-name="ro2">
          <table:table-cell table:number-columns-repeated="26"/>
          <table:table-cell table:style-name="ce2" office:value-type="string">
            <text:p>4-</text:p>
          </table:table-cell>
          <table:table-cell table:style-name="ce3" office:value-type="float" office:value="7">
            <text:p>7</text:p>
          </table:table-cell>
          <table:table-cell table:style-name="ce4" table:formula="of:=[.AB16]/[.$AB$20]" office:value-type="percentage" office:value="0.28">
            <text:p>28.00%</text:p>
          </table:table-cell>
          <table:table-cell table:style-name="ce3" office:value-type="float" office:value="1">
            <text:p>1</text:p>
          </table:table-cell>
          <table:table-cell table:style-name="ce5" table:formula="of:=[.AD16]/[.$AB16]" office:value-type="percentage" office:value="0.142857142857143">
            <text:p>14.3%</text:p>
          </table:table-cell>
          <table:table-cell table:style-name="ce3" office:value-type="float" office:value="6">
            <text:p>6</text:p>
          </table:table-cell>
          <table:table-cell table:style-name="ce5" table:formula="of:=[.AF16]/[.$AB16]" office:value-type="percentage" office:value="0.857142857142857">
            <text:p>85.7%</text:p>
          </table:table-cell>
        </table:table-row>
        <table:table-row table:style-name="ro2">
          <table:table-cell table:number-columns-repeated="26"/>
          <table:table-cell table:style-name="ce2" office:value-type="string">
            <text:p>3-</text:p>
          </table:table-cell>
          <table:table-cell table:style-name="ce3" office:value-type="float" office:value="8">
            <text:p>8</text:p>
          </table:table-cell>
          <table:table-cell table:style-name="ce4" table:formula="of:=[.AB17]/[.$AB$20]" office:value-type="percentage" office:value="0.32">
            <text:p>32.00%</text:p>
          </table:table-cell>
          <table:table-cell table:style-name="ce3" office:value-type="float" office:value="5">
            <text:p>5</text:p>
          </table:table-cell>
          <table:table-cell table:style-name="ce5" table:formula="of:=[.AD17]/[.$AB17]" office:value-type="percentage" office:value="0.625">
            <text:p>62.5%</text:p>
          </table:table-cell>
          <table:table-cell table:style-name="ce3" office:value-type="float" office:value="3">
            <text:p>3</text:p>
          </table:table-cell>
          <table:table-cell table:style-name="ce5" table:formula="of:=[.AF17]/[.$AB17]" office:value-type="percentage" office:value="0.375">
            <text:p>37.5%</text:p>
          </table:table-cell>
        </table:table-row>
        <table:table-row table:style-name="ro2">
          <table:table-cell table:number-columns-repeated="26"/>
          <table:table-cell table:style-name="ce2" office:value-type="string">
            <text:p>2-</text:p>
          </table:table-cell>
          <table:table-cell table:style-name="ce3" office:value-type="float" office:value="7">
            <text:p>7</text:p>
          </table:table-cell>
          <table:table-cell table:style-name="ce4" table:formula="of:=[.AB18]/[.$AB$20]" office:value-type="percentage" office:value="0.28">
            <text:p>28.00%</text:p>
          </table:table-cell>
          <table:table-cell table:style-name="ce3" office:value-type="float" office:value="1">
            <text:p>1</text:p>
          </table:table-cell>
          <table:table-cell table:style-name="ce5" table:formula="of:=[.AD18]/[.$AB18]" office:value-type="percentage" office:value="0.142857142857143">
            <text:p>14.3%</text:p>
          </table:table-cell>
          <table:table-cell table:style-name="ce3" office:value-type="float" office:value="6">
            <text:p>6</text:p>
          </table:table-cell>
          <table:table-cell table:style-name="ce5" table:formula="of:=[.AF18]/[.$AB18]" office:value-type="percentage" office:value="0.857142857142857">
            <text:p>85.7%</text:p>
          </table:table-cell>
        </table:table-row>
        <table:table-row table:style-name="ro2">
          <table:table-cell table:number-columns-repeated="26"/>
          <table:table-cell table:style-name="ce2" office:value-type="string">
            <text:p>1-</text:p>
          </table:table-cell>
          <table:table-cell table:style-name="ce3" office:value-type="float" office:value="1">
            <text:p>1</text:p>
          </table:table-cell>
          <table:table-cell table:style-name="ce4" table:formula="of:=[.AB19]/[.$AB$20]" office:value-type="percentage" office:value="0.04">
            <text:p>4.00%</text:p>
          </table:table-cell>
          <table:table-cell table:style-name="ce2"/>
          <table:table-cell table:style-name="ce6"/>
          <table:table-cell table:style-name="ce2"/>
          <table:table-cell table:style-name="ce7"/>
        </table:table-row>
        <table:table-row table:style-name="ro2">
          <table:table-cell table:number-columns-repeated="26"/>
          <table:table-cell table:style-name="ce1" office:value-type="string">
            <text:p>sum=</text:p>
          </table:table-cell>
          <table:table-cell table:style-name="ce1" table:formula="of:=SUM([.AB14:.AB19])" office:value-type="float" office:value="25">
            <text:p>25</text:p>
          </table:table-cell>
          <table:table-cell table:style-name="ce1"/>
          <table:table-cell table:style-name="ce1" table:formula="of:=SUM([.AD14:.AD19])" office:value-type="float" office:value="8">
            <text:p>8</text:p>
          </table:table-cell>
          <table:table-cell table:style-name="ce5" table:formula="of:=[.AD20]/[.$AB20]" office:value-type="percentage" office:value="0.32">
            <text:p>32.0%</text:p>
          </table:table-cell>
          <table:table-cell table:style-name="ce1" table:formula="of:=SUM([.AF14:.AF19])" office:value-type="float" office:value="16">
            <text:p>16</text:p>
          </table:table-cell>
          <table:table-cell table:style-name="ce5" table:formula="of:=[.AF20]/[.$AB20]" office:value-type="percentage" office:value="0.64">
            <text:p>64.0%</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percentage-style style:name="N109">
      <number:number number:decimal-places="1" number:min-integer-digits="1"/>
      <number:text>%</number:text>
    </number:percentage-style>
    <number:number-style style:name="N110P0" style:volatile="true">
      <number:number number:decimal-places="0" number:min-integer-digits="1"/>
    </number:number-style>
    <number:number-style style:name="N110">
      <style:text-properties fo:color="#ff0000"/>
      <number:text>-</number:text>
      <number:number number:decimal-places="0" number:min-integer-digits="1"/>
      <style:map style:condition="value()&gt;=0" style:apply-style-name="N110P0"/>
    </number:number-style>
    <number:number-style style:name="N112P0" style:volatile="true">
      <number:number number:decimal-places="1" number:min-integer-digits="1"/>
    </number:number-style>
    <number:number-style style:name="N112">
      <style:text-properties fo:color="#ff0000"/>
      <number:text>-</number:text>
      <number:number number:decimal-places="1" number:min-integer-digits="1"/>
      <style:map style:condition="value()&gt;=0" style:apply-style-name="N112P0"/>
    </number:number-style>
    <number:number-style style:name="N113P0" style:volatile="true">
      <number:number number:decimal-places="2" number:min-integer-digits="1"/>
    </number:number-style>
    <number:number-style style:name="N113">
      <style:text-properties fo:color="#ff0000"/>
      <number:text>-</number:text>
      <number:number number:decimal-places="2" number:min-integer-digits="1"/>
      <style:map style:condition="value()&gt;=0" style:apply-style-name="N113P0"/>
    </number:number-style>
    <number:number-style style:name="N115P0" style:volatile="true">
      <number:number number:decimal-places="3" number:min-integer-digits="1"/>
    </number:number-style>
    <number:number-style style:name="N115">
      <style:text-properties fo:color="#ff0000"/>
      <number:text>-</number:text>
      <number:number number:decimal-places="3" number:min-integer-digits="1"/>
      <style:map style:condition="value()&gt;=0" style:apply-style-name="N115P0"/>
    </number:number-style>
    <number:number-style style:name="N117P0" style:volatile="true">
      <number:number number:decimal-places="4" number:min-integer-digits="1"/>
    </number:number-style>
    <number:number-style style:name="N117">
      <style:text-properties fo:color="#ff0000"/>
      <number:text>-</number:text>
      <number:number number:decimal-places="4" number:min-integer-digits="1"/>
      <style:map style:condition="value()&gt;=0" style:apply-style-name="N117P0"/>
    </number:number-style>
    <number:number-style style:name="N118">
      <number:number number:decimal-places="11" number:min-integer-digits="1"/>
    </number:number-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0-29">2019/10/29</text:date>, <text:time>10:28:20</text:time></text:p>
        </style:region-right>
      </style:header>
      <style:header-left style:display="false"/>
      <style:footer>
        <text:p>ページ <text:page-number>1</text:page-number> / <text:page-count>99</text:page-count></text:p>
      </style:footer>
      <style:footer-left style:display="false"/>
    </style:master-page>
  </office:master-styles>
</office:document-styles>
</file>